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194cm"/>
    </style:style>
    <style:style style:name="co5" style:family="table-column">
      <style:table-column-properties fo:break-before="auto" style:column-width="7.331cm"/>
    </style:style>
    <style:style style:name="co6" style:family="table-column">
      <style:table-column-properties fo:break-before="auto" style:column-width="8.285cm"/>
    </style:style>
    <style:style style:name="co7" style:family="table-column">
      <style:table-column-properties fo:break-before="auto" style:column-width="1.344cm"/>
    </style:style>
    <style:style style:name="co8" style:family="table-column">
      <style:table-column-properties fo:break-before="auto" style:column-width="1.536cm"/>
    </style:style>
    <style:style style:name="co9" style:family="table-column">
      <style:table-column-properties fo:break-before="auto" style:column-width="1.51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8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9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0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B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number-columns-repeated="2"/>
          <table:table-cell office:value-type="string" calcext:value-type="string">
            <text:p>decimalLongitude</text:p>
          </table:table-cell>
          <table:table-cell office:value-type="string" calcext:value-type="string">
            <text:p>decimalLatitud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scientificName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82.57671" calcext:value-type="float">
            <text:p>-82.57671</text:p>
          </table:table-cell>
          <table:table-cell office:value-type="float" office:value="35.202917" calcext:value-type="float">
            <text:p>35.202917</text:p>
          </table:table-cell>
          <table:table-cell office:value-type="string" calcext:value-type="string">
            <text:p>https://www.gbif.org/occurrence/2596154211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82.718627" calcext:value-type="float">
            <text:p>-82.718627</text:p>
          </table:table-cell>
          <table:table-cell office:value-type="float" office:value="35.089694" calcext:value-type="float">
            <text:p>35.089694</text:p>
          </table:table-cell>
          <table:table-cell office:value-type="string" calcext:value-type="string">
            <text:p>https://www.gbif.org/occurrence/2603386398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83.00483" calcext:value-type="float">
            <text:p>-83.00483</text:p>
          </table:table-cell>
          <table:table-cell office:value-type="float" office:value="35.110178" calcext:value-type="float">
            <text:p>35.110178</text:p>
          </table:table-cell>
          <table:table-cell office:value-type="string" calcext:value-type="string">
            <text:p>https://www.gbif.org/occurrence/2603413056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75.558971" calcext:value-type="float">
            <text:p>-75.558971</text:p>
          </table:table-cell>
          <table:table-cell office:value-type="float" office:value="38.828432" calcext:value-type="float">
            <text:p>38.828432</text:p>
          </table:table-cell>
          <table:table-cell office:value-type="string" calcext:value-type="string">
            <text:p>https://www.gbif.org/occurrence/2609197697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-74.542094" calcext:value-type="float">
            <text:p>-74.542094</text:p>
          </table:table-cell>
          <table:table-cell office:value-type="float" office:value="39.68523" calcext:value-type="float">
            <text:p>39.68523</text:p>
          </table:table-cell>
          <table:table-cell office:value-type="string" calcext:value-type="string">
            <text:p>https://www.gbif.org/occurrence/2626190240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-82.748442" calcext:value-type="float">
            <text:p>-82.748442</text:p>
          </table:table-cell>
          <table:table-cell office:value-type="float" office:value="35.061556" calcext:value-type="float">
            <text:p>35.061556</text:p>
          </table:table-cell>
          <table:table-cell office:value-type="string" calcext:value-type="string">
            <text:p>https://www.gbif.org/occurrence/2626498137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-82.746403" calcext:value-type="float">
            <text:p>-82.746403</text:p>
          </table:table-cell>
          <table:table-cell office:value-type="float" office:value="35.064615" calcext:value-type="float">
            <text:p>35.064615</text:p>
          </table:table-cell>
          <table:table-cell office:value-type="string" calcext:value-type="string">
            <text:p>https://www.gbif.org/occurrence/2236914862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-82.668195" calcext:value-type="float">
            <text:p>-82.668195</text:p>
          </table:table-cell>
          <table:table-cell office:value-type="float" office:value="35.037788" calcext:value-type="float">
            <text:p>35.037788</text:p>
          </table:table-cell>
          <table:table-cell office:value-type="string" calcext:value-type="string">
            <text:p>https://www.gbif.org/occurrence/2237508174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-71.068253" calcext:value-type="float">
            <text:p>-71.068253</text:p>
          </table:table-cell>
          <table:table-cell office:value-type="float" office:value="42.574474" calcext:value-type="float">
            <text:p>42.574474</text:p>
          </table:table-cell>
          <table:table-cell office:value-type="string" calcext:value-type="string">
            <text:p>https://www.gbif.org/occurrence/2451714610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-83.128007" calcext:value-type="float">
            <text:p>-83.128007</text:p>
          </table:table-cell>
          <table:table-cell office:value-type="float" office:value="35.125903" calcext:value-type="float">
            <text:p>35.125903</text:p>
          </table:table-cell>
          <table:table-cell office:value-type="string" calcext:value-type="string">
            <text:p>https://www.gbif.org/occurrence/2265892402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-83.111173" calcext:value-type="float">
            <text:p>-83.111173</text:p>
          </table:table-cell>
          <table:table-cell office:value-type="float" office:value="35.104832" calcext:value-type="float">
            <text:p>35.104832</text:p>
          </table:table-cell>
          <table:table-cell office:value-type="string" calcext:value-type="string">
            <text:p>https://www.gbif.org/occurrence/2447919428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-83.199466" calcext:value-type="float">
            <text:p>-83.199466</text:p>
          </table:table-cell>
          <table:table-cell office:value-type="float" office:value="35.16533" calcext:value-type="float">
            <text:p>35.16533</text:p>
          </table:table-cell>
          <table:table-cell office:value-type="string" calcext:value-type="string">
            <text:p>https://www.gbif.org/occurrence/1838317735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-78.811232" calcext:value-type="float">
            <text:p>-78.811232</text:p>
          </table:table-cell>
          <table:table-cell office:value-type="float" office:value="37.878158" calcext:value-type="float">
            <text:p>37.878158</text:p>
          </table:table-cell>
          <table:table-cell office:value-type="string" calcext:value-type="string">
            <text:p>https://www.gbif.org/occurrence/1847492290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-82.708884" calcext:value-type="float">
            <text:p>-82.708884</text:p>
          </table:table-cell>
          <table:table-cell office:value-type="float" office:value="35.242154" calcext:value-type="float">
            <text:p>35.242154</text:p>
          </table:table-cell>
          <table:table-cell office:value-type="string" calcext:value-type="string">
            <text:p>https://www.gbif.org/occurrence/1880496744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-75.482044" calcext:value-type="float">
            <text:p>-75.482044</text:p>
          </table:table-cell>
          <table:table-cell office:value-type="float" office:value="38.857072" calcext:value-type="float">
            <text:p>38.857072</text:p>
          </table:table-cell>
          <table:table-cell office:value-type="string" calcext:value-type="string">
            <text:p>https://www.gbif.org/occurrence/2350448640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-82.694692" calcext:value-type="float">
            <text:p>-82.694692</text:p>
          </table:table-cell>
          <table:table-cell office:value-type="float" office:value="35.201394" calcext:value-type="float">
            <text:p>35.201394</text:p>
          </table:table-cell>
          <table:table-cell office:value-type="string" calcext:value-type="string">
            <text:p>https://www.gbif.org/occurrence/2573782936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-82.61466" calcext:value-type="float">
            <text:p>-82.61466</text:p>
          </table:table-cell>
          <table:table-cell office:value-type="float" office:value="35.232537" calcext:value-type="float">
            <text:p>35.232537</text:p>
          </table:table-cell>
          <table:table-cell office:value-type="string" calcext:value-type="string">
            <text:p>https://www.gbif.org/occurrence/2596439164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-75.374005" calcext:value-type="float">
            <text:p>-75.374005</text:p>
          </table:table-cell>
          <table:table-cell office:value-type="float" office:value="39.430358" calcext:value-type="float">
            <text:p>39.430358</text:p>
          </table:table-cell>
          <table:table-cell office:value-type="string" calcext:value-type="string">
            <text:p>https://www.gbif.org/occurrence/2251825448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-82.634122" calcext:value-type="float">
            <text:p>-82.634122</text:p>
          </table:table-cell>
          <table:table-cell office:value-type="float" office:value="35.295072" calcext:value-type="float">
            <text:p>35.295072</text:p>
          </table:table-cell>
          <table:table-cell office:value-type="string" calcext:value-type="string">
            <text:p>https://www.gbif.org/occurrence/1500335168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-82.764905" calcext:value-type="float">
            <text:p>-82.764905</text:p>
          </table:table-cell>
          <table:table-cell office:value-type="float" office:value="35.181609" calcext:value-type="float">
            <text:p>35.181609</text:p>
          </table:table-cell>
          <table:table-cell office:value-type="string" calcext:value-type="string">
            <text:p>https://www.gbif.org/occurrence/1805376412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-82.363352" calcext:value-type="float">
            <text:p>-82.363352</text:p>
          </table:table-cell>
          <table:table-cell office:value-type="float" office:value="34.946855" calcext:value-type="float">
            <text:p>34.946855</text:p>
          </table:table-cell>
          <table:table-cell office:value-type="string" calcext:value-type="string">
            <text:p>https://www.gbif.org/occurrence/1805384029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-82.754466" calcext:value-type="float">
            <text:p>-82.754466</text:p>
          </table:table-cell>
          <table:table-cell office:value-type="float" office:value="35.282826" calcext:value-type="float">
            <text:p>35.282826</text:p>
          </table:table-cell>
          <table:table-cell office:value-type="string" calcext:value-type="string">
            <text:p>https://www.gbif.org/occurrence/2609281212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-76.668084" calcext:value-type="float">
            <text:p>-76.668084</text:p>
          </table:table-cell>
          <table:table-cell office:value-type="float" office:value="39.158101" calcext:value-type="float">
            <text:p>39.158101</text:p>
          </table:table-cell>
          <table:table-cell office:value-type="string" calcext:value-type="string">
            <text:p>https://www.gbif.org/occurrence/1990443678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-82.781463" calcext:value-type="float">
            <text:p>-82.781463</text:p>
          </table:table-cell>
          <table:table-cell office:value-type="float" office:value="35.031812" calcext:value-type="float">
            <text:p>35.031812</text:p>
          </table:table-cell>
          <table:table-cell office:value-type="string" calcext:value-type="string">
            <text:p>https://www.gbif.org/occurrence/2573794301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-75.017127" calcext:value-type="float">
            <text:p>-75.017127</text:p>
          </table:table-cell>
          <table:table-cell office:value-type="float" office:value="39.447662" calcext:value-type="float">
            <text:p>39.447662</text:p>
          </table:table-cell>
          <table:table-cell office:value-type="string" calcext:value-type="string">
            <text:p>https://www.gbif.org/occurrence/1571062316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-76.585643" calcext:value-type="float">
            <text:p>-76.585643</text:p>
          </table:table-cell>
          <table:table-cell office:value-type="float" office:value="39.070183" calcext:value-type="float">
            <text:p>39.070183</text:p>
          </table:table-cell>
          <table:table-cell office:value-type="string" calcext:value-type="string">
            <text:p>https://www.gbif.org/occurrence/891146344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-74.318304" calcext:value-type="float">
            <text:p>-74.318304</text:p>
          </table:table-cell>
          <table:table-cell office:value-type="float" office:value="40.051295" calcext:value-type="float">
            <text:p>40.051295</text:p>
          </table:table-cell>
          <table:table-cell office:value-type="string" calcext:value-type="string">
            <text:p>https://www.gbif.org/occurrence/1993746125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-76.493634" calcext:value-type="float">
            <text:p>-76.493634</text:p>
          </table:table-cell>
          <table:table-cell office:value-type="float" office:value="39.087696" calcext:value-type="float">
            <text:p>39.087696</text:p>
          </table:table-cell>
          <table:table-cell office:value-type="string" calcext:value-type="string">
            <text:p>https://www.gbif.org/occurrence/2251846927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-74.188012" calcext:value-type="float">
            <text:p>-74.188012</text:p>
          </table:table-cell>
          <table:table-cell office:value-type="float" office:value="40.124435" calcext:value-type="float">
            <text:p>40.124435</text:p>
          </table:table-cell>
          <table:table-cell office:value-type="string" calcext:value-type="string">
            <text:p>https://www.gbif.org/occurrence/1993746047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-82.786816" calcext:value-type="float">
            <text:p>-82.786816</text:p>
          </table:table-cell>
          <table:table-cell office:value-type="float" office:value="35.380221" calcext:value-type="float">
            <text:p>35.380221</text:p>
          </table:table-cell>
          <table:table-cell office:value-type="string" calcext:value-type="string">
            <text:p>https://www.gbif.org/occurrence/1850955325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-78.821364" calcext:value-type="float">
            <text:p>-78.821364</text:p>
          </table:table-cell>
          <table:table-cell office:value-type="float" office:value="37.924166" calcext:value-type="float">
            <text:p>37.924166</text:p>
          </table:table-cell>
          <table:table-cell office:value-type="string" calcext:value-type="string">
            <text:p>https://www.gbif.org/occurrence/2460143220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-78.855031" calcext:value-type="float">
            <text:p>-78.855031</text:p>
          </table:table-cell>
          <table:table-cell office:value-type="float" office:value="37.826317" calcext:value-type="float">
            <text:p>37.826317</text:p>
          </table:table-cell>
          <table:table-cell office:value-type="string" calcext:value-type="string">
            <text:p>https://www.gbif.org/occurrence/2460151376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-83.25" calcext:value-type="float">
            <text:p>-83.25</text:p>
          </table:table-cell>
          <table:table-cell office:value-type="float" office:value="35.46666" calcext:value-type="float">
            <text:p>35.46666</text:p>
          </table:table-cell>
          <table:table-cell office:value-type="string" calcext:value-type="string">
            <text:p>https://www.gbif.org/occurrence/1258603728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-83.25" calcext:value-type="float">
            <text:p>-83.25</text:p>
          </table:table-cell>
          <table:table-cell office:value-type="float" office:value="35.46666" calcext:value-type="float">
            <text:p>35.46666</text:p>
          </table:table-cell>
          <table:table-cell office:value-type="string" calcext:value-type="string">
            <text:p>https://www.gbif.org/occurrence/1258630424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-74.316407" calcext:value-type="float">
            <text:p>-74.316407</text:p>
          </table:table-cell>
          <table:table-cell office:value-type="float" office:value="40.013969" calcext:value-type="float">
            <text:p>40.013969</text:p>
          </table:table-cell>
          <table:table-cell office:value-type="string" calcext:value-type="string">
            <text:p>https://www.gbif.org/occurrence/1929153150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-74.996287" calcext:value-type="float">
            <text:p>-74.996287</text:p>
          </table:table-cell>
          <table:table-cell office:value-type="float" office:value="39.821752" calcext:value-type="float">
            <text:p>39.821752</text:p>
          </table:table-cell>
          <table:table-cell office:value-type="string" calcext:value-type="string">
            <text:p>https://www.gbif.org/occurrence/1929907452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-75.258146" calcext:value-type="float">
            <text:p>-75.258146</text:p>
          </table:table-cell>
          <table:table-cell office:value-type="float" office:value="39.490513" calcext:value-type="float">
            <text:p>39.490513</text:p>
          </table:table-cell>
          <table:table-cell office:value-type="string" calcext:value-type="string">
            <text:p>https://www.gbif.org/occurrence/1928296907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-74.217644" calcext:value-type="float">
            <text:p>-74.217644</text:p>
          </table:table-cell>
          <table:table-cell office:value-type="float" office:value="40.097893" calcext:value-type="float">
            <text:p>40.097893</text:p>
          </table:table-cell>
          <table:table-cell office:value-type="string" calcext:value-type="string">
            <text:p>https://www.gbif.org/occurrence/1929027524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-74.625715" calcext:value-type="float">
            <text:p>-74.625715</text:p>
          </table:table-cell>
          <table:table-cell office:value-type="float" office:value="40.822877" calcext:value-type="float">
            <text:p>40.822877</text:p>
          </table:table-cell>
          <table:table-cell office:value-type="string" calcext:value-type="string">
            <text:p>https://www.gbif.org/occurrence/1928525663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-74.734052" calcext:value-type="float">
            <text:p>-74.734052</text:p>
          </table:table-cell>
          <table:table-cell office:value-type="float" office:value="40.87121" calcext:value-type="float">
            <text:p>40.87121</text:p>
          </table:table-cell>
          <table:table-cell office:value-type="string" calcext:value-type="string">
            <text:p>https://www.gbif.org/occurrence/1929220194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-74.75166" calcext:value-type="float">
            <text:p>-74.75166</text:p>
          </table:table-cell>
          <table:table-cell office:value-type="float" office:value="40.86305" calcext:value-type="float">
            <text:p>40.86305</text:p>
          </table:table-cell>
          <table:table-cell office:value-type="string" calcext:value-type="string">
            <text:p>https://www.gbif.org/occurrence/415933286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-74.982944" calcext:value-type="float">
            <text:p>-74.982944</text:p>
          </table:table-cell>
          <table:table-cell office:value-type="float" office:value="39.811503" calcext:value-type="float">
            <text:p>39.811503</text:p>
          </table:table-cell>
          <table:table-cell office:value-type="string" calcext:value-type="string">
            <text:p>https://www.gbif.org/occurrence/1928770497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-74.734052" calcext:value-type="float">
            <text:p>-74.734052</text:p>
          </table:table-cell>
          <table:table-cell office:value-type="float" office:value="40.87121" calcext:value-type="float">
            <text:p>40.87121</text:p>
          </table:table-cell>
          <table:table-cell office:value-type="string" calcext:value-type="string">
            <text:p>https://www.gbif.org/occurrence/1929045563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-74.734052" calcext:value-type="float">
            <text:p>-74.734052</text:p>
          </table:table-cell>
          <table:table-cell office:value-type="float" office:value="40.87121" calcext:value-type="float">
            <text:p>40.87121</text:p>
          </table:table-cell>
          <table:table-cell office:value-type="string" calcext:value-type="string">
            <text:p>https://www.gbif.org/occurrence/1929062247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-73.877023" calcext:value-type="float">
            <text:p>-73.877023</text:p>
          </table:table-cell>
          <table:table-cell office:value-type="float" office:value="40.862289" calcext:value-type="float">
            <text:p>40.862289</text:p>
          </table:table-cell>
          <table:table-cell office:value-type="string" calcext:value-type="string">
            <text:p>https://www.gbif.org/occurrence/1929407669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-74.89" calcext:value-type="float">
            <text:p>-74.89</text:p>
          </table:table-cell>
          <table:table-cell office:value-type="float" office:value="39.7683" calcext:value-type="float">
            <text:p>39.7683</text:p>
          </table:table-cell>
          <table:table-cell office:value-type="string" calcext:value-type="string">
            <text:p>https://www.gbif.org/occurrence/1930856616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-74.75166" calcext:value-type="float">
            <text:p>-74.75166</text:p>
          </table:table-cell>
          <table:table-cell office:value-type="float" office:value="40.86305" calcext:value-type="float">
            <text:p>40.86305</text:p>
          </table:table-cell>
          <table:table-cell office:value-type="string" calcext:value-type="string">
            <text:p>https://www.gbif.org/occurrence/606653044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-74.75166" calcext:value-type="float">
            <text:p>-74.75166</text:p>
          </table:table-cell>
          <table:table-cell office:value-type="float" office:value="40.86305" calcext:value-type="float">
            <text:p>40.86305</text:p>
          </table:table-cell>
          <table:table-cell office:value-type="string" calcext:value-type="string">
            <text:p>https://www.gbif.org/occurrence/606650968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-74.734052" calcext:value-type="float">
            <text:p>-74.734052</text:p>
          </table:table-cell>
          <table:table-cell office:value-type="float" office:value="40.87121" calcext:value-type="float">
            <text:p>40.87121</text:p>
          </table:table-cell>
          <table:table-cell office:value-type="string" calcext:value-type="string">
            <text:p>https://www.gbif.org/occurrence/1930718120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75.0249" calcext:value-type="float">
            <text:p>-75.0249</text:p>
          </table:table-cell>
          <table:table-cell office:value-type="float" office:value="39.5465" calcext:value-type="float">
            <text:p>39.5465</text:p>
          </table:table-cell>
          <table:table-cell office:value-type="string" calcext:value-type="string">
            <text:p>https://www.gbif.org/occurrence/1056514445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-75.74965" calcext:value-type="float">
            <text:p>-75.74965</text:p>
          </table:table-cell>
          <table:table-cell office:value-type="float" office:value="39.68372" calcext:value-type="float">
            <text:p>39.68372</text:p>
          </table:table-cell>
          <table:table-cell office:value-type="string" calcext:value-type="string">
            <text:p>https://www.gbif.org/occurrence/606650967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-75.13" calcext:value-type="float">
            <text:p>-75.13</text:p>
          </table:table-cell>
          <table:table-cell office:value-type="float" office:value="39.86972" calcext:value-type="float">
            <text:p>39.86972</text:p>
          </table:table-cell>
          <table:table-cell office:value-type="string" calcext:value-type="string">
            <text:p>https://www.gbif.org/occurrence/606650964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-75.13" calcext:value-type="float">
            <text:p>-75.13</text:p>
          </table:table-cell>
          <table:table-cell office:value-type="float" office:value="39.86972" calcext:value-type="float">
            <text:p>39.86972</text:p>
          </table:table-cell>
          <table:table-cell office:value-type="string" calcext:value-type="string">
            <text:p>https://www.gbif.org/occurrence/606650966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-75" calcext:value-type="float">
            <text:p>-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ttps://www.gbif.org/occurrence/1228275077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-74.357649" calcext:value-type="float">
            <text:p>-74.357649</text:p>
          </table:table-cell>
          <table:table-cell office:value-type="float" office:value="40.523438" calcext:value-type="float">
            <text:p>40.523438</text:p>
          </table:table-cell>
          <table:table-cell office:value-type="string" calcext:value-type="string">
            <text:p>https://www.gbif.org/occurrence/1929933754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-75" calcext:value-type="float">
            <text:p>-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ttps://www.gbif.org/occurrence/1228292400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-74.217644" calcext:value-type="float">
            <text:p>-74.217644</text:p>
          </table:table-cell>
          <table:table-cell office:value-type="float" office:value="40.097893" calcext:value-type="float">
            <text:p>40.097893</text:p>
          </table:table-cell>
          <table:table-cell office:value-type="string" calcext:value-type="string">
            <text:p>https://www.gbif.org/occurrence/1928285002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-74.290702" calcext:value-type="float">
            <text:p>-74.290702</text:p>
          </table:table-cell>
          <table:table-cell office:value-type="float" office:value="40.477884" calcext:value-type="float">
            <text:p>40.477884</text:p>
          </table:table-cell>
          <table:table-cell office:value-type="string" calcext:value-type="string">
            <text:p>https://www.gbif.org/occurrence/1928400642</text:p>
          </table:table-cell>
          <table:table-cell office:value-type="string" calcext:value-type="string">
            <text:p>Helonias bullat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8.143182" calcext:value-type="float">
            <text:p>128.143182</text:p>
          </table:table-cell>
          <table:table-cell office:value-type="float" office:value="37.459917" calcext:value-type="float">
            <text:p>37.459917</text:p>
          </table:table-cell>
          <table:table-cell office:value-type="string" calcext:value-type="string">
            <text:p>https://www.gbif.org/occurrence/2596203019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8.052006" calcext:value-type="float">
            <text:p>128.052006</text:p>
          </table:table-cell>
          <table:table-cell office:value-type="float" office:value="37.340132" calcext:value-type="float">
            <text:p>37.340132</text:p>
          </table:table-cell>
          <table:table-cell office:value-type="string" calcext:value-type="string">
            <text:p>https://www.gbif.org/occurrence/2597707139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8.143182" calcext:value-type="float">
            <text:p>128.143182</text:p>
          </table:table-cell>
          <table:table-cell office:value-type="float" office:value="37.459917" calcext:value-type="float">
            <text:p>37.459917</text:p>
          </table:table-cell>
          <table:table-cell office:value-type="string" calcext:value-type="string">
            <text:p>https://www.gbif.org/occurrence/2236840853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8.143182" calcext:value-type="float">
            <text:p>128.143182</text:p>
          </table:table-cell>
          <table:table-cell office:value-type="float" office:value="37.459917" calcext:value-type="float">
            <text:p>37.459917</text:p>
          </table:table-cell>
          <table:table-cell office:value-type="string" calcext:value-type="string">
            <text:p>https://www.gbif.org/occurrence/2236917598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8.397714" calcext:value-type="float">
            <text:p>128.397714</text:p>
          </table:table-cell>
          <table:table-cell office:value-type="float" office:value="37.363407" calcext:value-type="float">
            <text:p>37.363407</text:p>
          </table:table-cell>
          <table:table-cell office:value-type="string" calcext:value-type="string">
            <text:p>https://www.gbif.org/occurrence/2609424257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28.142471" calcext:value-type="float">
            <text:p>128.142471</text:p>
          </table:table-cell>
          <table:table-cell office:value-type="float" office:value="37.459326" calcext:value-type="float">
            <text:p>37.459326</text:p>
          </table:table-cell>
          <table:table-cell office:value-type="string" calcext:value-type="string">
            <text:p>https://www.gbif.org/occurrence/1802636710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.91524" calcext:value-type="float">
            <text:p>128.91524</text:p>
          </table:table-cell>
          <table:table-cell office:value-type="float" office:value="37.095739" calcext:value-type="float">
            <text:p>37.095739</text:p>
          </table:table-cell>
          <table:table-cell office:value-type="string" calcext:value-type="string">
            <text:p>https://www.gbif.org/occurrence/1668792499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28.410611" calcext:value-type="float">
            <text:p>128.410611</text:p>
          </table:table-cell>
          <table:table-cell office:value-type="float" office:value="38.102111" calcext:value-type="float">
            <text:p>38.102111</text:p>
          </table:table-cell>
          <table:table-cell office:value-type="string" calcext:value-type="string">
            <text:p>https://www.gbif.org/occurrence/2609423970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7.959111" calcext:value-type="float">
            <text:p>127.959111</text:p>
          </table:table-cell>
          <table:table-cell office:value-type="float" office:value="37.661222" calcext:value-type="float">
            <text:p>37.661222</text:p>
          </table:table-cell>
          <table:table-cell office:value-type="string" calcext:value-type="string">
            <text:p>https://www.gbif.org/occurrence/2609423374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7.402888" calcext:value-type="float">
            <text:p>127.402888</text:p>
          </table:table-cell>
          <table:table-cell office:value-type="float" office:value="37.013222" calcext:value-type="float">
            <text:p>37.013222</text:p>
          </table:table-cell>
          <table:table-cell office:value-type="string" calcext:value-type="string">
            <text:p>https://www.gbif.org/occurrence/2609424729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8.137" calcext:value-type="float">
            <text:p>128.137</text:p>
          </table:table-cell>
          <table:table-cell office:value-type="float" office:value="38.208333" calcext:value-type="float">
            <text:p>38.208333</text:p>
          </table:table-cell>
          <table:table-cell office:value-type="string" calcext:value-type="string">
            <text:p>https://www.gbif.org/occurrence/2609422875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8.079055" calcext:value-type="float">
            <text:p>128.079055</text:p>
          </table:table-cell>
          <table:table-cell office:value-type="float" office:value="38.266638" calcext:value-type="float">
            <text:p>38.266638</text:p>
          </table:table-cell>
          <table:table-cell office:value-type="string" calcext:value-type="string">
            <text:p>https://www.gbif.org/occurrence/2609426183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7.08109" calcext:value-type="float">
            <text:p>127.08109</text:p>
          </table:table-cell>
          <table:table-cell office:value-type="float" office:value="37.69828" calcext:value-type="float">
            <text:p>37.69828</text:p>
          </table:table-cell>
          <table:table-cell office:value-type="string" calcext:value-type="string">
            <text:p>https://www.gbif.org/occurrence/2609426289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8.895833" calcext:value-type="float">
            <text:p>128.895833</text:p>
          </table:table-cell>
          <table:table-cell office:value-type="float" office:value="37.086111" calcext:value-type="float">
            <text:p>37.086111</text:p>
          </table:table-cell>
          <table:table-cell office:value-type="string" calcext:value-type="string">
            <text:p>https://www.gbif.org/occurrence/2609423209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6.935444" calcext:value-type="float">
            <text:p>126.935444</text:p>
          </table:table-cell>
          <table:table-cell office:value-type="float" office:value="37.2571" calcext:value-type="float">
            <text:p>37.2571</text:p>
          </table:table-cell>
          <table:table-cell office:value-type="string" calcext:value-type="string">
            <text:p>https://www.gbif.org/occurrence/2609421264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27.444087" calcext:value-type="float">
            <text:p>127.444087</text:p>
          </table:table-cell>
          <table:table-cell office:value-type="float" office:value="38.07485" calcext:value-type="float">
            <text:p>38.07485</text:p>
          </table:table-cell>
          <table:table-cell office:value-type="string" calcext:value-type="string">
            <text:p>https://www.gbif.org/occurrence/2609423378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27.036111" calcext:value-type="float">
            <text:p>127.036111</text:p>
          </table:table-cell>
          <table:table-cell office:value-type="float" office:value="37.341667" calcext:value-type="float">
            <text:p>37.341667</text:p>
          </table:table-cell>
          <table:table-cell office:value-type="string" calcext:value-type="string">
            <text:p>https://www.gbif.org/occurrence/2609426167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26.935444" calcext:value-type="float">
            <text:p>126.935444</text:p>
          </table:table-cell>
          <table:table-cell office:value-type="float" office:value="37.2571" calcext:value-type="float">
            <text:p>37.2571</text:p>
          </table:table-cell>
          <table:table-cell office:value-type="string" calcext:value-type="string">
            <text:p>https://www.gbif.org/occurrence/2609422527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27.186111" calcext:value-type="float">
            <text:p>127.186111</text:p>
          </table:table-cell>
          <table:table-cell office:value-type="float" office:value="37.475" calcext:value-type="float">
            <text:p>37.475</text:p>
          </table:table-cell>
          <table:table-cell office:value-type="string" calcext:value-type="string">
            <text:p>https://www.gbif.org/occurrence/2609424051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27.036111" calcext:value-type="float">
            <text:p>127.036111</text:p>
          </table:table-cell>
          <table:table-cell office:value-type="float" office:value="37.341667" calcext:value-type="float">
            <text:p>37.341667</text:p>
          </table:table-cell>
          <table:table-cell office:value-type="string" calcext:value-type="string">
            <text:p>https://www.gbif.org/occurrence/2609422717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7.163889" calcext:value-type="float">
            <text:p>127.163889</text:p>
          </table:table-cell>
          <table:table-cell office:value-type="float" office:value="37.750556" calcext:value-type="float">
            <text:p>37.750556</text:p>
          </table:table-cell>
          <table:table-cell office:value-type="string" calcext:value-type="string">
            <text:p>https://www.gbif.org/occurrence/2609424119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27.163889" calcext:value-type="float">
            <text:p>127.163889</text:p>
          </table:table-cell>
          <table:table-cell office:value-type="float" office:value="37.750556" calcext:value-type="float">
            <text:p>37.750556</text:p>
          </table:table-cell>
          <table:table-cell office:value-type="string" calcext:value-type="string">
            <text:p>https://www.gbif.org/occurrence/2609424391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6.935444" calcext:value-type="float">
            <text:p>126.935444</text:p>
          </table:table-cell>
          <table:table-cell office:value-type="float" office:value="37.2571" calcext:value-type="float">
            <text:p>37.2571</text:p>
          </table:table-cell>
          <table:table-cell office:value-type="string" calcext:value-type="string">
            <text:p>https://www.gbif.org/occurrence/2609423915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26.935444" calcext:value-type="float">
            <text:p>126.935444</text:p>
          </table:table-cell>
          <table:table-cell office:value-type="float" office:value="37.2571" calcext:value-type="float">
            <text:p>37.2571</text:p>
          </table:table-cell>
          <table:table-cell office:value-type="string" calcext:value-type="string">
            <text:p>https://www.gbif.org/occurrence/2609424296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28.425603" calcext:value-type="float">
            <text:p>128.425603</text:p>
          </table:table-cell>
          <table:table-cell office:value-type="float" office:value="38.048804" calcext:value-type="float">
            <text:p>38.048804</text:p>
          </table:table-cell>
          <table:table-cell office:value-type="string" calcext:value-type="string">
            <text:p>https://www.gbif.org/occurrence/2609423299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26.964057" calcext:value-type="float">
            <text:p>126.964057</text:p>
          </table:table-cell>
          <table:table-cell office:value-type="float" office:value="37.445215" calcext:value-type="float">
            <text:p>37.445215</text:p>
          </table:table-cell>
          <table:table-cell office:value-type="string" calcext:value-type="string">
            <text:p>https://www.gbif.org/occurrence/2609422554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27.147239" calcext:value-type="float">
            <text:p>127.147239</text:p>
          </table:table-cell>
          <table:table-cell office:value-type="float" office:value="37.74003" calcext:value-type="float">
            <text:p>37.74003</text:p>
          </table:table-cell>
          <table:table-cell office:value-type="string" calcext:value-type="string">
            <text:p>https://www.gbif.org/occurrence/2609426992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26.964057" calcext:value-type="float">
            <text:p>126.964057</text:p>
          </table:table-cell>
          <table:table-cell office:value-type="float" office:value="37.445215" calcext:value-type="float">
            <text:p>37.445215</text:p>
          </table:table-cell>
          <table:table-cell office:value-type="string" calcext:value-type="string">
            <text:p>https://www.gbif.org/occurrence/2609423481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26.964057" calcext:value-type="float">
            <text:p>126.964057</text:p>
          </table:table-cell>
          <table:table-cell office:value-type="float" office:value="37.445215" calcext:value-type="float">
            <text:p>37.445215</text:p>
          </table:table-cell>
          <table:table-cell office:value-type="string" calcext:value-type="string">
            <text:p>https://www.gbif.org/occurrence/2609423109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26.964057" calcext:value-type="float">
            <text:p>126.964057</text:p>
          </table:table-cell>
          <table:table-cell office:value-type="float" office:value="37.445215" calcext:value-type="float">
            <text:p>37.445215</text:p>
          </table:table-cell>
          <table:table-cell office:value-type="string" calcext:value-type="string">
            <text:p>https://www.gbif.org/occurrence/2609423367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26.964057" calcext:value-type="float">
            <text:p>126.964057</text:p>
          </table:table-cell>
          <table:table-cell office:value-type="float" office:value="37.445215" calcext:value-type="float">
            <text:p>37.445215</text:p>
          </table:table-cell>
          <table:table-cell office:value-type="string" calcext:value-type="string">
            <text:p>https://www.gbif.org/occurrence/2609423077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29.794444" calcext:value-type="float">
            <text:p>129.794444</text:p>
          </table:table-cell>
          <table:table-cell office:value-type="float" office:value="42.76339" calcext:value-type="float">
            <text:p>42.76339</text:p>
          </table:table-cell>
          <table:table-cell office:value-type="string" calcext:value-type="string">
            <text:p>https://www.gbif.org/occurrence/2443058329</text:p>
          </table:table-cell>
          <table:table-cell office:value-type="string" calcext:value-type="string">
            <text:p>Heloniopsis korean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9.101094" calcext:value-type="float">
            <text:p>139.101094</text:p>
          </table:table-cell>
          <table:table-cell office:value-type="float" office:value="35.439622" calcext:value-type="float">
            <text:p>35.439622</text:p>
          </table:table-cell>
          <table:table-cell office:value-type="string" calcext:value-type="string">
            <text:p>https://www.gbif.org/occurrence/1829942864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39.040594" calcext:value-type="float">
            <text:p>139.040594</text:p>
          </table:table-cell>
          <table:table-cell office:value-type="float" office:value="35.232447" calcext:value-type="float">
            <text:p>35.232447</text:p>
          </table:table-cell>
          <table:table-cell office:value-type="string" calcext:value-type="string">
            <text:p>https://www.gbif.org/occurrence/1829929140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9.22807" calcext:value-type="float">
            <text:p>139.22807</text:p>
          </table:table-cell>
          <table:table-cell office:value-type="float" office:value="35.424094" calcext:value-type="float">
            <text:p>35.424094</text:p>
          </table:table-cell>
          <table:table-cell office:value-type="string" calcext:value-type="string">
            <text:p>https://www.gbif.org/occurrence/1829917534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39.053091" calcext:value-type="float">
            <text:p>139.053091</text:p>
          </table:table-cell>
          <table:table-cell office:value-type="float" office:value="35.224114" calcext:value-type="float">
            <text:p>35.224114</text:p>
          </table:table-cell>
          <table:table-cell office:value-type="string" calcext:value-type="string">
            <text:p>https://www.gbif.org/occurrence/1829919426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9.053091" calcext:value-type="float">
            <text:p>139.053091</text:p>
          </table:table-cell>
          <table:table-cell office:value-type="float" office:value="35.224114" calcext:value-type="float">
            <text:p>35.224114</text:p>
          </table:table-cell>
          <table:table-cell office:value-type="string" calcext:value-type="string">
            <text:p>https://www.gbif.org/occurrence/2244425743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35.695" calcext:value-type="float">
            <text:p>135.695</text:p>
          </table:table-cell>
          <table:table-cell office:value-type="float" office:value="34.538056" calcext:value-type="float">
            <text:p>34.538056</text:p>
          </table:table-cell>
          <table:table-cell office:value-type="string" calcext:value-type="string">
            <text:p>https://www.gbif.org/occurrence/1830519592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30.72838" calcext:value-type="float">
            <text:p>130.72838</text:p>
          </table:table-cell>
          <table:table-cell office:value-type="float" office:value="33.330513" calcext:value-type="float">
            <text:p>33.330513</text:p>
          </table:table-cell>
          <table:table-cell office:value-type="string" calcext:value-type="string">
            <text:p>https://www.gbif.org/occurrence/1829852569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31.041385" calcext:value-type="float">
            <text:p>131.041385</text:p>
          </table:table-cell>
          <table:table-cell office:value-type="float" office:value="32.857539" calcext:value-type="float">
            <text:p>32.857539</text:p>
          </table:table-cell>
          <table:table-cell office:value-type="string" calcext:value-type="string">
            <text:p>https://www.gbif.org/occurrence/388830938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39.040599" calcext:value-type="float">
            <text:p>139.040599</text:p>
          </table:table-cell>
          <table:table-cell office:value-type="float" office:value="35.124125" calcext:value-type="float">
            <text:p>35.124125</text:p>
          </table:table-cell>
          <table:table-cell office:value-type="string" calcext:value-type="string">
            <text:p>https://www.gbif.org/occurrence/1829868229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1.199444" calcext:value-type="float">
            <text:p>131.199444</text:p>
          </table:table-cell>
          <table:table-cell office:value-type="float" office:value="32.938889" calcext:value-type="float">
            <text:p>32.938889</text:p>
          </table:table-cell>
          <table:table-cell office:value-type="string" calcext:value-type="string">
            <text:p>https://www.gbif.org/occurrence/1829908391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39.101094" calcext:value-type="float">
            <text:p>139.101094</text:p>
          </table:table-cell>
          <table:table-cell office:value-type="float" office:value="35.439622" calcext:value-type="float">
            <text:p>35.439622</text:p>
          </table:table-cell>
          <table:table-cell office:value-type="string" calcext:value-type="string">
            <text:p>https://www.gbif.org/occurrence/1829942864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39.040594" calcext:value-type="float">
            <text:p>139.040594</text:p>
          </table:table-cell>
          <table:table-cell office:value-type="float" office:value="35.232447" calcext:value-type="float">
            <text:p>35.232447</text:p>
          </table:table-cell>
          <table:table-cell office:value-type="string" calcext:value-type="string">
            <text:p>https://www.gbif.org/occurrence/1829929140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0.957778" calcext:value-type="float">
            <text:p>130.957778</text:p>
          </table:table-cell>
          <table:table-cell office:value-type="float" office:value="33.114444" calcext:value-type="float">
            <text:p>33.114444</text:p>
          </table:table-cell>
          <table:table-cell office:value-type="string" calcext:value-type="string">
            <text:p>https://www.gbif.org/occurrence/2243101756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39.22807" calcext:value-type="float">
            <text:p>139.22807</text:p>
          </table:table-cell>
          <table:table-cell office:value-type="float" office:value="35.424094" calcext:value-type="float">
            <text:p>35.424094</text:p>
          </table:table-cell>
          <table:table-cell office:value-type="string" calcext:value-type="string">
            <text:p>https://www.gbif.org/occurrence/1829917534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9.053091" calcext:value-type="float">
            <text:p>139.053091</text:p>
          </table:table-cell>
          <table:table-cell office:value-type="float" office:value="35.224114" calcext:value-type="float">
            <text:p>35.224114</text:p>
          </table:table-cell>
          <table:table-cell office:value-type="string" calcext:value-type="string">
            <text:p>https://www.gbif.org/occurrence/1829919426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9.053091" calcext:value-type="float">
            <text:p>139.053091</text:p>
          </table:table-cell>
          <table:table-cell office:value-type="float" office:value="35.224114" calcext:value-type="float">
            <text:p>35.224114</text:p>
          </table:table-cell>
          <table:table-cell office:value-type="string" calcext:value-type="string">
            <text:p>https://www.gbif.org/occurrence/2244425743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30.82" calcext:value-type="float">
            <text:p>130.82</text:p>
          </table:table-cell>
          <table:table-cell office:value-type="float" office:value="31.48000003" calcext:value-type="float">
            <text:p>31.48000003</text:p>
          </table:table-cell>
          <table:table-cell office:value-type="string" calcext:value-type="string">
            <text:p>https://www.gbif.org/occurrence/1931746128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35.695" calcext:value-type="float">
            <text:p>135.695</text:p>
          </table:table-cell>
          <table:table-cell office:value-type="float" office:value="34.538056" calcext:value-type="float">
            <text:p>34.538056</text:p>
          </table:table-cell>
          <table:table-cell office:value-type="string" calcext:value-type="string">
            <text:p>https://www.gbif.org/occurrence/1830519592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30.72838" calcext:value-type="float">
            <text:p>130.72838</text:p>
          </table:table-cell>
          <table:table-cell office:value-type="float" office:value="33.330513" calcext:value-type="float">
            <text:p>33.330513</text:p>
          </table:table-cell>
          <table:table-cell office:value-type="string" calcext:value-type="string">
            <text:p>https://www.gbif.org/occurrence/1829852569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31.45" calcext:value-type="float">
            <text:p>131.45</text:p>
          </table:table-cell>
          <table:table-cell office:value-type="float" office:value="32.066667" calcext:value-type="float">
            <text:p>32.066667</text:p>
          </table:table-cell>
          <table:table-cell office:value-type="string" calcext:value-type="string">
            <text:p>https://www.gbif.org/occurrence/1933897215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31.041385" calcext:value-type="float">
            <text:p>131.041385</text:p>
          </table:table-cell>
          <table:table-cell office:value-type="float" office:value="32.857539" calcext:value-type="float">
            <text:p>32.857539</text:p>
          </table:table-cell>
          <table:table-cell office:value-type="string" calcext:value-type="string">
            <text:p>https://www.gbif.org/occurrence/388830938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32.19" calcext:value-type="float">
            <text:p>132.19</text:p>
          </table:table-cell>
          <table:table-cell office:value-type="float" office:value="34.566944" calcext:value-type="float">
            <text:p>34.566944</text:p>
          </table:table-cell>
          <table:table-cell office:value-type="string" calcext:value-type="string">
            <text:p>https://www.gbif.org/occurrence/1830525004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34.083333" calcext:value-type="float">
            <text:p>134.083333</text:p>
          </table:table-cell>
          <table:table-cell office:value-type="float" office:value="33.466667" calcext:value-type="float">
            <text:p>33.466667</text:p>
          </table:table-cell>
          <table:table-cell office:value-type="string" calcext:value-type="string">
            <text:p>https://www.gbif.org/occurrence/1830671522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33.583333" calcext:value-type="float">
            <text:p>133.583333</text:p>
          </table:table-cell>
          <table:table-cell office:value-type="float" office:value="33.633333" calcext:value-type="float">
            <text:p>33.633333</text:p>
          </table:table-cell>
          <table:table-cell office:value-type="string" calcext:value-type="string">
            <text:p>https://www.gbif.org/occurrence/1830671525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34.216667" calcext:value-type="float">
            <text:p>134.216667</text:p>
          </table:table-cell>
          <table:table-cell office:value-type="float" office:value="33.566667" calcext:value-type="float">
            <text:p>33.566667</text:p>
          </table:table-cell>
          <table:table-cell office:value-type="string" calcext:value-type="string">
            <text:p>https://www.gbif.org/occurrence/1830671582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33.583333" calcext:value-type="float">
            <text:p>133.583333</text:p>
          </table:table-cell>
          <table:table-cell office:value-type="float" office:value="33.633333" calcext:value-type="float">
            <text:p>33.633333</text:p>
          </table:table-cell>
          <table:table-cell office:value-type="string" calcext:value-type="string">
            <text:p>https://www.gbif.org/occurrence/1830672902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9.040599" calcext:value-type="float">
            <text:p>139.040599</text:p>
          </table:table-cell>
          <table:table-cell office:value-type="float" office:value="35.124125" calcext:value-type="float">
            <text:p>35.124125</text:p>
          </table:table-cell>
          <table:table-cell office:value-type="string" calcext:value-type="string">
            <text:p>https://www.gbif.org/occurrence/1829868229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34.233333" calcext:value-type="float">
            <text:p>134.233333</text:p>
          </table:table-cell>
          <table:table-cell office:value-type="float" office:value="33.533333" calcext:value-type="float">
            <text:p>33.533333</text:p>
          </table:table-cell>
          <table:table-cell office:value-type="string" calcext:value-type="string">
            <text:p>https://www.gbif.org/occurrence/1830671545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34.487713" calcext:value-type="float">
            <text:p>134.487713</text:p>
          </table:table-cell>
          <table:table-cell office:value-type="float" office:value="34.01951" calcext:value-type="float">
            <text:p>34.01951</text:p>
          </table:table-cell>
          <table:table-cell office:value-type="string" calcext:value-type="string">
            <text:p>https://www.gbif.org/occurrence/1830624396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34.221381" calcext:value-type="float">
            <text:p>134.221381</text:p>
          </table:table-cell>
          <table:table-cell office:value-type="float" office:value="33.585399" calcext:value-type="float">
            <text:p>33.585399</text:p>
          </table:table-cell>
          <table:table-cell office:value-type="string" calcext:value-type="string">
            <text:p>https://www.gbif.org/occurrence/1830631861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33.55" calcext:value-type="float">
            <text:p>133.55</text:p>
          </table:table-cell>
          <table:table-cell office:value-type="float" office:value="33.766667" calcext:value-type="float">
            <text:p>33.766667</text:p>
          </table:table-cell>
          <table:table-cell office:value-type="string" calcext:value-type="string">
            <text:p>https://www.gbif.org/occurrence/2244521481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33.55" calcext:value-type="float">
            <text:p>133.55</text:p>
          </table:table-cell>
          <table:table-cell office:value-type="float" office:value="33.766667" calcext:value-type="float">
            <text:p>33.766667</text:p>
          </table:table-cell>
          <table:table-cell office:value-type="string" calcext:value-type="string">
            <text:p>https://www.gbif.org/occurrence/2244522934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33.566667" calcext:value-type="float">
            <text:p>133.566667</text:p>
          </table:table-cell>
          <table:table-cell office:value-type="float" office:value="33.75" calcext:value-type="float">
            <text:p>33.75</text:p>
          </table:table-cell>
          <table:table-cell office:value-type="string" calcext:value-type="string">
            <text:p>https://www.gbif.org/occurrence/2244523047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34.327095" calcext:value-type="float">
            <text:p>134.327095</text:p>
          </table:table-cell>
          <table:table-cell office:value-type="float" office:value="33.818648" calcext:value-type="float">
            <text:p>33.818648</text:p>
          </table:table-cell>
          <table:table-cell office:value-type="string" calcext:value-type="string">
            <text:p>https://www.gbif.org/occurrence/1830631502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34.21902" calcext:value-type="float">
            <text:p>134.21902</text:p>
          </table:table-cell>
          <table:table-cell office:value-type="float" office:value="33.555597" calcext:value-type="float">
            <text:p>33.555597</text:p>
          </table:table-cell>
          <table:table-cell office:value-type="string" calcext:value-type="string">
            <text:p>https://www.gbif.org/occurrence/1830643510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30.9769" calcext:value-type="float">
            <text:p>130.9769</text:p>
          </table:table-cell>
          <table:table-cell office:value-type="float" office:value="32.6343" calcext:value-type="float">
            <text:p>32.6343</text:p>
          </table:table-cell>
          <table:table-cell office:value-type="string" calcext:value-type="string">
            <text:p>https://www.gbif.org/occurrence/1933931030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31.199444" calcext:value-type="float">
            <text:p>131.199444</text:p>
          </table:table-cell>
          <table:table-cell office:value-type="float" office:value="32.938889" calcext:value-type="float">
            <text:p>32.938889</text:p>
          </table:table-cell>
          <table:table-cell office:value-type="string" calcext:value-type="string">
            <text:p>https://www.gbif.org/occurrence/1829908391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30.9592" calcext:value-type="float">
            <text:p>130.9592</text:p>
          </table:table-cell>
          <table:table-cell office:value-type="float" office:value="32.6428" calcext:value-type="float">
            <text:p>32.6428</text:p>
          </table:table-cell>
          <table:table-cell office:value-type="string" calcext:value-type="string">
            <text:p>https://www.gbif.org/occurrence/1933931022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31.0585" calcext:value-type="float">
            <text:p>131.0585</text:p>
          </table:table-cell>
          <table:table-cell office:value-type="float" office:value="33.1517" calcext:value-type="float">
            <text:p>33.1517</text:p>
          </table:table-cell>
          <table:table-cell office:value-type="string" calcext:value-type="string">
            <text:p>https://www.gbif.org/occurrence/1933931072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31.3939" calcext:value-type="float">
            <text:p>131.3939</text:p>
          </table:table-cell>
          <table:table-cell office:value-type="float" office:value="32.3295" calcext:value-type="float">
            <text:p>32.3295</text:p>
          </table:table-cell>
          <table:table-cell office:value-type="string" calcext:value-type="string">
            <text:p>https://www.gbif.org/occurrence/1933931089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31.4403" calcext:value-type="float">
            <text:p>131.4403</text:p>
          </table:table-cell>
          <table:table-cell office:value-type="float" office:value="33.1456" calcext:value-type="float">
            <text:p>33.1456</text:p>
          </table:table-cell>
          <table:table-cell office:value-type="string" calcext:value-type="string">
            <text:p>https://www.gbif.org/occurrence/1933931102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33.7536" calcext:value-type="float">
            <text:p>133.7536</text:p>
          </table:table-cell>
          <table:table-cell office:value-type="float" office:value="33.961" calcext:value-type="float">
            <text:p>33.961</text:p>
          </table:table-cell>
          <table:table-cell office:value-type="string" calcext:value-type="string">
            <text:p>https://www.gbif.org/occurrence/1933931039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34.2258" calcext:value-type="float">
            <text:p>134.2258</text:p>
          </table:table-cell>
          <table:table-cell office:value-type="float" office:value="34.0401" calcext:value-type="float">
            <text:p>34.0401</text:p>
          </table:table-cell>
          <table:table-cell office:value-type="string" calcext:value-type="string">
            <text:p>https://www.gbif.org/occurrence/1933931046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33.3776" calcext:value-type="float">
            <text:p>133.3776</text:p>
          </table:table-cell>
          <table:table-cell office:value-type="float" office:value="33.9273" calcext:value-type="float">
            <text:p>33.9273</text:p>
          </table:table-cell>
          <table:table-cell office:value-type="string" calcext:value-type="string">
            <text:p>https://www.gbif.org/occurrence/1933931101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30.3496" calcext:value-type="float">
            <text:p>130.3496</text:p>
          </table:table-cell>
          <table:table-cell office:value-type="float" office:value="33.483" calcext:value-type="float">
            <text:p>33.483</text:p>
          </table:table-cell>
          <table:table-cell office:value-type="string" calcext:value-type="string">
            <text:p>https://www.gbif.org/occurrence/1933931015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31.19661" calcext:value-type="float">
            <text:p>131.19661</text:p>
          </table:table-cell>
          <table:table-cell office:value-type="float" office:value="32.89853" calcext:value-type="float">
            <text:p>32.89853</text:p>
          </table:table-cell>
          <table:table-cell office:value-type="string" calcext:value-type="string">
            <text:p>https://www.gbif.org/occurrence/1933826878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31.19661" calcext:value-type="float">
            <text:p>131.19661</text:p>
          </table:table-cell>
          <table:table-cell office:value-type="float" office:value="32.89853" calcext:value-type="float">
            <text:p>32.89853</text:p>
          </table:table-cell>
          <table:table-cell office:value-type="string" calcext:value-type="string">
            <text:p>https://www.gbif.org/occurrence/1933826879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30.72908" calcext:value-type="float">
            <text:p>130.72908</text:p>
          </table:table-cell>
          <table:table-cell office:value-type="float" office:value="32.35936" calcext:value-type="float">
            <text:p>32.35936</text:p>
          </table:table-cell>
          <table:table-cell office:value-type="string" calcext:value-type="string">
            <text:p>https://www.gbif.org/occurrence/1933826872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30.72908" calcext:value-type="float">
            <text:p>130.72908</text:p>
          </table:table-cell>
          <table:table-cell office:value-type="float" office:value="32.35936" calcext:value-type="float">
            <text:p>32.35936</text:p>
          </table:table-cell>
          <table:table-cell office:value-type="string" calcext:value-type="string">
            <text:p>https://www.gbif.org/occurrence/1933826897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30.72908" calcext:value-type="float">
            <text:p>130.72908</text:p>
          </table:table-cell>
          <table:table-cell office:value-type="float" office:value="32.35936" calcext:value-type="float">
            <text:p>32.35936</text:p>
          </table:table-cell>
          <table:table-cell office:value-type="string" calcext:value-type="string">
            <text:p>https://www.gbif.org/occurrence/1933826954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40.15555" calcext:value-type="float">
            <text:p>140.15555</text:p>
          </table:table-cell>
          <table:table-cell office:value-type="float" office:value="35.159" calcext:value-type="float">
            <text:p>35.159</text:p>
          </table:table-cell>
          <table:table-cell office:value-type="string" calcext:value-type="string">
            <text:p>https://www.gbif.org/occurrence/1933873121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40.1523" calcext:value-type="float">
            <text:p>140.1523</text:p>
          </table:table-cell>
          <table:table-cell office:value-type="float" office:value="35.1623" calcext:value-type="float">
            <text:p>35.1623</text:p>
          </table:table-cell>
          <table:table-cell office:value-type="string" calcext:value-type="string">
            <text:p>https://www.gbif.org/occurrence/1933930901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34.325233" calcext:value-type="float">
            <text:p>134.325233</text:p>
          </table:table-cell>
          <table:table-cell office:value-type="float" office:value="33.887" calcext:value-type="float">
            <text:p>33.887</text:p>
          </table:table-cell>
          <table:table-cell office:value-type="string" calcext:value-type="string">
            <text:p>https://www.gbif.org/occurrence/1830621099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33.586693" calcext:value-type="float">
            <text:p>133.586693</text:p>
          </table:table-cell>
          <table:table-cell office:value-type="float" office:value="33.641965" calcext:value-type="float">
            <text:p>33.641965</text:p>
          </table:table-cell>
          <table:table-cell office:value-type="string" calcext:value-type="string">
            <text:p>https://www.gbif.org/occurrence/1830641635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30.90202" calcext:value-type="float">
            <text:p>130.90202</text:p>
          </table:table-cell>
          <table:table-cell office:value-type="float" office:value="33.48381" calcext:value-type="float">
            <text:p>33.48381</text:p>
          </table:table-cell>
          <table:table-cell office:value-type="string" calcext:value-type="string">
            <text:p>https://www.gbif.org/occurrence/1933910174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30.90202" calcext:value-type="float">
            <text:p>130.90202</text:p>
          </table:table-cell>
          <table:table-cell office:value-type="float" office:value="33.48381" calcext:value-type="float">
            <text:p>33.48381</text:p>
          </table:table-cell>
          <table:table-cell office:value-type="string" calcext:value-type="string">
            <text:p>https://www.gbif.org/occurrence/1933910188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40.1523" calcext:value-type="float">
            <text:p>140.1523</text:p>
          </table:table-cell>
          <table:table-cell office:value-type="float" office:value="35.1623" calcext:value-type="float">
            <text:p>35.1623</text:p>
          </table:table-cell>
          <table:table-cell office:value-type="string" calcext:value-type="string">
            <text:p>https://www.gbif.org/occurrence/1933930968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40.15555" calcext:value-type="float">
            <text:p>140.15555</text:p>
          </table:table-cell>
          <table:table-cell office:value-type="float" office:value="35.159" calcext:value-type="float">
            <text:p>35.159</text:p>
          </table:table-cell>
          <table:table-cell office:value-type="string" calcext:value-type="string">
            <text:p>https://www.gbif.org/occurrence/1933873042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39.226" calcext:value-type="float">
            <text:p>139.226</text:p>
          </table:table-cell>
          <table:table-cell office:value-type="float" office:value="35.5225" calcext:value-type="float">
            <text:p>35.5225</text:p>
          </table:table-cell>
          <table:table-cell office:value-type="string" calcext:value-type="string">
            <text:p>https://www.gbif.org/occurrence/1933976971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39.226" calcext:value-type="float">
            <text:p>139.226</text:p>
          </table:table-cell>
          <table:table-cell office:value-type="float" office:value="35.5225" calcext:value-type="float">
            <text:p>35.5225</text:p>
          </table:table-cell>
          <table:table-cell office:value-type="string" calcext:value-type="string">
            <text:p>https://www.gbif.org/occurrence/1933977023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40.15555" calcext:value-type="float">
            <text:p>140.15555</text:p>
          </table:table-cell>
          <table:table-cell office:value-type="float" office:value="35.159" calcext:value-type="float">
            <text:p>35.159</text:p>
          </table:table-cell>
          <table:table-cell office:value-type="string" calcext:value-type="string">
            <text:p>https://www.gbif.org/occurrence/1933873182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40.15555" calcext:value-type="float">
            <text:p>140.15555</text:p>
          </table:table-cell>
          <table:table-cell office:value-type="float" office:value="35.159" calcext:value-type="float">
            <text:p>35.159</text:p>
          </table:table-cell>
          <table:table-cell office:value-type="string" calcext:value-type="string">
            <text:p>https://www.gbif.org/occurrence/1933873204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39.2821" calcext:value-type="float">
            <text:p>139.2821</text:p>
          </table:table-cell>
          <table:table-cell office:value-type="float" office:value="35.5282" calcext:value-type="float">
            <text:p>35.5282</text:p>
          </table:table-cell>
          <table:table-cell office:value-type="string" calcext:value-type="string">
            <text:p>https://www.gbif.org/occurrence/1933930934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39.1658" calcext:value-type="float">
            <text:p>139.1658</text:p>
          </table:table-cell>
          <table:table-cell office:value-type="float" office:value="35.47108" calcext:value-type="float">
            <text:p>35.47108</text:p>
          </table:table-cell>
          <table:table-cell office:value-type="string" calcext:value-type="string">
            <text:p>https://www.gbif.org/occurrence/1830215552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40.15555" calcext:value-type="float">
            <text:p>140.15555</text:p>
          </table:table-cell>
          <table:table-cell office:value-type="float" office:value="35.159" calcext:value-type="float">
            <text:p>35.159</text:p>
          </table:table-cell>
          <table:table-cell office:value-type="string" calcext:value-type="string">
            <text:p>https://www.gbif.org/occurrence/1933872804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30.9992" calcext:value-type="float">
            <text:p>130.9992</text:p>
          </table:table-cell>
          <table:table-cell office:value-type="float" office:value="32.9175" calcext:value-type="float">
            <text:p>32.9175</text:p>
          </table:table-cell>
          <table:table-cell office:value-type="string" calcext:value-type="string">
            <text:p>https://www.gbif.org/occurrence/1933931061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39.4482" calcext:value-type="float">
            <text:p>139.4482</text:p>
          </table:table-cell>
          <table:table-cell office:value-type="float" office:value="35.6525" calcext:value-type="float">
            <text:p>35.6525</text:p>
          </table:table-cell>
          <table:table-cell office:value-type="string" calcext:value-type="string">
            <text:p>https://www.gbif.org/occurrence/1933992290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31.2463" calcext:value-type="float">
            <text:p>131.2463</text:p>
          </table:table-cell>
          <table:table-cell office:value-type="float" office:value="31.6374" calcext:value-type="float">
            <text:p>31.6374</text:p>
          </table:table-cell>
          <table:table-cell office:value-type="string" calcext:value-type="string">
            <text:p>https://www.gbif.org/occurrence/1933931070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31.2463" calcext:value-type="float">
            <text:p>131.2463</text:p>
          </table:table-cell>
          <table:table-cell office:value-type="float" office:value="31.6374" calcext:value-type="float">
            <text:p>31.6374</text:p>
          </table:table-cell>
          <table:table-cell office:value-type="string" calcext:value-type="string">
            <text:p>https://www.gbif.org/occurrence/1933931082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31.3798" calcext:value-type="float">
            <text:p>131.3798</text:p>
          </table:table-cell>
          <table:table-cell office:value-type="float" office:value="31.689" calcext:value-type="float">
            <text:p>31.689</text:p>
          </table:table-cell>
          <table:table-cell office:value-type="string" calcext:value-type="string">
            <text:p>https://www.gbif.org/occurrence/1933931055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31.3798" calcext:value-type="float">
            <text:p>131.3798</text:p>
          </table:table-cell>
          <table:table-cell office:value-type="float" office:value="31.689" calcext:value-type="float">
            <text:p>31.689</text:p>
          </table:table-cell>
          <table:table-cell office:value-type="string" calcext:value-type="string">
            <text:p>https://www.gbif.org/occurrence/1933931071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31.1847" calcext:value-type="float">
            <text:p>131.1847</text:p>
          </table:table-cell>
          <table:table-cell office:value-type="float" office:value="31.678" calcext:value-type="float">
            <text:p>31.678</text:p>
          </table:table-cell>
          <table:table-cell office:value-type="string" calcext:value-type="string">
            <text:p>https://www.gbif.org/occurrence/1933977059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30.0907" calcext:value-type="float">
            <text:p>130.0907</text:p>
          </table:table-cell>
          <table:table-cell office:value-type="float" office:value="32.9641" calcext:value-type="float">
            <text:p>32.9641</text:p>
          </table:table-cell>
          <table:table-cell office:value-type="string" calcext:value-type="string">
            <text:p>https://www.gbif.org/occurrence/1934164694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39.4516" calcext:value-type="float">
            <text:p>139.4516</text:p>
          </table:table-cell>
          <table:table-cell office:value-type="float" office:value="35.651" calcext:value-type="float">
            <text:p>35.651</text:p>
          </table:table-cell>
          <table:table-cell office:value-type="string" calcext:value-type="string">
            <text:p>https://www.gbif.org/occurrence/1933992286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40.1523" calcext:value-type="float">
            <text:p>140.1523</text:p>
          </table:table-cell>
          <table:table-cell office:value-type="float" office:value="35.1623" calcext:value-type="float">
            <text:p>35.1623</text:p>
          </table:table-cell>
          <table:table-cell office:value-type="string" calcext:value-type="string">
            <text:p>https://www.gbif.org/occurrence/1933930914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40.1523" calcext:value-type="float">
            <text:p>140.1523</text:p>
          </table:table-cell>
          <table:table-cell office:value-type="float" office:value="35.1623" calcext:value-type="float">
            <text:p>35.1623</text:p>
          </table:table-cell>
          <table:table-cell office:value-type="string" calcext:value-type="string">
            <text:p>https://www.gbif.org/occurrence/1933930860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40.1523" calcext:value-type="float">
            <text:p>140.1523</text:p>
          </table:table-cell>
          <table:table-cell office:value-type="float" office:value="35.1623" calcext:value-type="float">
            <text:p>35.1623</text:p>
          </table:table-cell>
          <table:table-cell office:value-type="string" calcext:value-type="string">
            <text:p>https://www.gbif.org/occurrence/1933930923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40.1523" calcext:value-type="float">
            <text:p>140.1523</text:p>
          </table:table-cell>
          <table:table-cell office:value-type="float" office:value="35.1623" calcext:value-type="float">
            <text:p>35.1623</text:p>
          </table:table-cell>
          <table:table-cell office:value-type="string" calcext:value-type="string">
            <text:p>https://www.gbif.org/occurrence/1933930947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40.1523" calcext:value-type="float">
            <text:p>140.1523</text:p>
          </table:table-cell>
          <table:table-cell office:value-type="float" office:value="35.1623" calcext:value-type="float">
            <text:p>35.1623</text:p>
          </table:table-cell>
          <table:table-cell office:value-type="string" calcext:value-type="string">
            <text:p>https://www.gbif.org/occurrence/1933926168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40.1523" calcext:value-type="float">
            <text:p>140.1523</text:p>
          </table:table-cell>
          <table:table-cell office:value-type="float" office:value="35.1623" calcext:value-type="float">
            <text:p>35.1623</text:p>
          </table:table-cell>
          <table:table-cell office:value-type="string" calcext:value-type="string">
            <text:p>https://www.gbif.org/occurrence/1933930906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40.1523" calcext:value-type="float">
            <text:p>140.1523</text:p>
          </table:table-cell>
          <table:table-cell office:value-type="float" office:value="35.1623" calcext:value-type="float">
            <text:p>35.1623</text:p>
          </table:table-cell>
          <table:table-cell office:value-type="string" calcext:value-type="string">
            <text:p>https://www.gbif.org/occurrence/1933926178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134.4486" calcext:value-type="float">
            <text:p>134.4486</text:p>
          </table:table-cell>
          <table:table-cell office:value-type="float" office:value="33.9785" calcext:value-type="float">
            <text:p>33.9785</text:p>
          </table:table-cell>
          <table:table-cell office:value-type="string" calcext:value-type="string">
            <text:p>https://www.gbif.org/occurrence/1933930907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39.046" calcext:value-type="float">
            <text:p>139.046</text:p>
          </table:table-cell>
          <table:table-cell office:value-type="float" office:value="35.212" calcext:value-type="float">
            <text:p>35.212</text:p>
          </table:table-cell>
          <table:table-cell office:value-type="string" calcext:value-type="string">
            <text:p>https://www.gbif.org/occurrence/1934003239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34.19867" calcext:value-type="float">
            <text:p>134.19867</text:p>
          </table:table-cell>
          <table:table-cell office:value-type="float" office:value="34.01394" calcext:value-type="float">
            <text:p>34.01394</text:p>
          </table:table-cell>
          <table:table-cell office:value-type="string" calcext:value-type="string">
            <text:p>https://www.gbif.org/occurrence/1933941656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40.1523" calcext:value-type="float">
            <text:p>140.1523</text:p>
          </table:table-cell>
          <table:table-cell office:value-type="float" office:value="35.1623" calcext:value-type="float">
            <text:p>35.1623</text:p>
          </table:table-cell>
          <table:table-cell office:value-type="string" calcext:value-type="string">
            <text:p>https://www.gbif.org/occurrence/1933905009</text:p>
          </table:table-cell>
          <table:table-cell office:value-type="string" calcext:value-type="string">
            <text:p>Heloniopsis orientalis var. breviscap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9.028094" calcext:value-type="float">
            <text:p>139.028094</text:p>
          </table:table-cell>
          <table:table-cell office:value-type="float" office:value="35.299103" calcext:value-type="float">
            <text:p>35.299103</text:p>
          </table:table-cell>
          <table:table-cell office:value-type="string" calcext:value-type="string">
            <text:p>https://www.gbif.org/occurrence/1829943363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40.015506" calcext:value-type="float">
            <text:p>140.015506</text:p>
          </table:table-cell>
          <table:table-cell office:value-type="float" office:value="35.165811" calcext:value-type="float">
            <text:p>35.165811</text:p>
          </table:table-cell>
          <table:table-cell office:value-type="string" calcext:value-type="string">
            <text:p>https://www.gbif.org/occurrence/1829937518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9.028094" calcext:value-type="float">
            <text:p>139.028094</text:p>
          </table:table-cell>
          <table:table-cell office:value-type="float" office:value="35.299103" calcext:value-type="float">
            <text:p>35.299103</text:p>
          </table:table-cell>
          <table:table-cell office:value-type="string" calcext:value-type="string">
            <text:p>https://www.gbif.org/occurrence/1829942052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35.25" calcext:value-type="float">
            <text:p>135.25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https://www.gbif.org/occurrence/2244511992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5.20625" calcext:value-type="float">
            <text:p>135.20625</text:p>
          </table:table-cell>
          <table:table-cell office:value-type="float" office:value="34.720833" calcext:value-type="float">
            <text:p>34.720833</text:p>
          </table:table-cell>
          <table:table-cell office:value-type="string" calcext:value-type="string">
            <text:p>https://www.gbif.org/occurrence/1830537301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33.75157" calcext:value-type="float">
            <text:p>133.75157</text:p>
          </table:table-cell>
          <table:table-cell office:value-type="float" office:value="33.759232" calcext:value-type="float">
            <text:p>33.759232</text:p>
          </table:table-cell>
          <table:table-cell office:value-type="string" calcext:value-type="string">
            <text:p>https://www.gbif.org/occurrence/1829866993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35.91115" calcext:value-type="float">
            <text:p>135.91115</text:p>
          </table:table-cell>
          <table:table-cell office:value-type="float" office:value="34.56447" calcext:value-type="float">
            <text:p>34.56447</text:p>
          </table:table-cell>
          <table:table-cell office:value-type="string" calcext:value-type="string">
            <text:p>https://www.gbif.org/occurrence/20437978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35.9241" calcext:value-type="float">
            <text:p>135.9241</text:p>
          </table:table-cell>
          <table:table-cell office:value-type="float" office:value="34.56277" calcext:value-type="float">
            <text:p>34.56277</text:p>
          </table:table-cell>
          <table:table-cell office:value-type="string" calcext:value-type="string">
            <text:p>https://www.gbif.org/occurrence/204379790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35.86116" calcext:value-type="float">
            <text:p>135.86116</text:p>
          </table:table-cell>
          <table:table-cell office:value-type="float" office:value="34.46801" calcext:value-type="float">
            <text:p>34.46801</text:p>
          </table:table-cell>
          <table:table-cell office:value-type="string" calcext:value-type="string">
            <text:p>https://www.gbif.org/occurrence/204379782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5.85034" calcext:value-type="float">
            <text:p>135.85034</text:p>
          </table:table-cell>
          <table:table-cell office:value-type="float" office:value="34.44655" calcext:value-type="float">
            <text:p>34.44655</text:p>
          </table:table-cell>
          <table:table-cell office:value-type="string" calcext:value-type="string">
            <text:p>https://www.gbif.org/occurrence/204379783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35.86116" calcext:value-type="float">
            <text:p>135.86116</text:p>
          </table:table-cell>
          <table:table-cell office:value-type="float" office:value="34.46801" calcext:value-type="float">
            <text:p>34.46801</text:p>
          </table:table-cell>
          <table:table-cell office:value-type="string" calcext:value-type="string">
            <text:p>https://www.gbif.org/occurrence/204379784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34.183333" calcext:value-type="float">
            <text:p>134.183333</text:p>
          </table:table-cell>
          <table:table-cell office:value-type="float" office:value="33.566667" calcext:value-type="float">
            <text:p>33.566667</text:p>
          </table:table-cell>
          <table:table-cell office:value-type="string" calcext:value-type="string">
            <text:p>https://www.gbif.org/occurrence/1830678444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3.883333" calcext:value-type="float">
            <text:p>133.883333</text:p>
          </table:table-cell>
          <table:table-cell office:value-type="float" office:value="33.633333" calcext:value-type="float">
            <text:p>33.633333</text:p>
          </table:table-cell>
          <table:table-cell office:value-type="string" calcext:value-type="string">
            <text:p>https://www.gbif.org/occurrence/1830680903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32.333333" calcext:value-type="float">
            <text:p>132.333333</text:p>
          </table:table-cell>
          <table:table-cell office:value-type="float" office:value="34.416667" calcext:value-type="float">
            <text:p>34.416667</text:p>
          </table:table-cell>
          <table:table-cell office:value-type="string" calcext:value-type="string">
            <text:p>https://www.gbif.org/occurrence/1830520013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3.3" calcext:value-type="float">
            <text:p>133.3</text:p>
          </table:table-cell>
          <table:table-cell office:value-type="float" office:value="33.716667" calcext:value-type="float">
            <text:p>33.716667</text:p>
          </table:table-cell>
          <table:table-cell office:value-type="string" calcext:value-type="string">
            <text:p>https://www.gbif.org/occurrence/1830678265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3.833333" calcext:value-type="float">
            <text:p>133.833333</text:p>
          </table:table-cell>
          <table:table-cell office:value-type="float" office:value="33.616667" calcext:value-type="float">
            <text:p>33.616667</text:p>
          </table:table-cell>
          <table:table-cell office:value-type="string" calcext:value-type="string">
            <text:p>https://www.gbif.org/occurrence/183068036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34.05" calcext:value-type="float">
            <text:p>134.05</text:p>
          </table:table-cell>
          <table:table-cell office:value-type="float" office:value="33.566667" calcext:value-type="float">
            <text:p>33.566667</text:p>
          </table:table-cell>
          <table:table-cell office:value-type="string" calcext:value-type="string">
            <text:p>https://www.gbif.org/occurrence/1830680377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33.6" calcext:value-type="float">
            <text:p>133.6</text:p>
          </table:table-cell>
          <table:table-cell office:value-type="float" office:value="33.733333" calcext:value-type="float">
            <text:p>33.733333</text:p>
          </table:table-cell>
          <table:table-cell office:value-type="string" calcext:value-type="string">
            <text:p>https://www.gbif.org/occurrence/1830680918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33.3" calcext:value-type="float">
            <text:p>133.3</text:p>
          </table:table-cell>
          <table:table-cell office:value-type="float" office:value="33.716667" calcext:value-type="float">
            <text:p>33.716667</text:p>
          </table:table-cell>
          <table:table-cell office:value-type="string" calcext:value-type="string">
            <text:p>https://www.gbif.org/occurrence/1934052265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39.178073" calcext:value-type="float">
            <text:p>139.178073</text:p>
          </table:table-cell>
          <table:table-cell office:value-type="float" office:value="35.457421" calcext:value-type="float">
            <text:p>35.457421</text:p>
          </table:table-cell>
          <table:table-cell office:value-type="string" calcext:value-type="string">
            <text:p>https://www.gbif.org/occurrence/38883088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33.9" calcext:value-type="float">
            <text:p>133.9</text:p>
          </table:table-cell>
          <table:table-cell office:value-type="float" office:value="33.733333" calcext:value-type="float">
            <text:p>33.733333</text:p>
          </table:table-cell>
          <table:table-cell office:value-type="string" calcext:value-type="string">
            <text:p>https://www.gbif.org/occurrence/1830686145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33.766667" calcext:value-type="float">
            <text:p>133.766667</text:p>
          </table:table-cell>
          <table:table-cell office:value-type="float" office:value="33.783333" calcext:value-type="float">
            <text:p>33.783333</text:p>
          </table:table-cell>
          <table:table-cell office:value-type="string" calcext:value-type="string">
            <text:p>https://www.gbif.org/occurrence/1830686186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33.566667" calcext:value-type="float">
            <text:p>133.566667</text:p>
          </table:table-cell>
          <table:table-cell office:value-type="float" office:value="33.733333" calcext:value-type="float">
            <text:p>33.733333</text:p>
          </table:table-cell>
          <table:table-cell office:value-type="string" calcext:value-type="string">
            <text:p>https://www.gbif.org/occurrence/1830686307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35.73318" calcext:value-type="float">
            <text:p>135.73318</text:p>
          </table:table-cell>
          <table:table-cell office:value-type="float" office:value="34.4429" calcext:value-type="float">
            <text:p>34.4429</text:p>
          </table:table-cell>
          <table:table-cell office:value-type="string" calcext:value-type="string">
            <text:p>https://www.gbif.org/occurrence/20437977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35.233333" calcext:value-type="float">
            <text:p>135.233333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https://www.gbif.org/occurrence/1933838527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39.10308" calcext:value-type="float">
            <text:p>139.10308</text:p>
          </table:table-cell>
          <table:table-cell office:value-type="float" office:value="35.440754" calcext:value-type="float">
            <text:p>35.440754</text:p>
          </table:table-cell>
          <table:table-cell office:value-type="string" calcext:value-type="string">
            <text:p>https://www.gbif.org/occurrence/388830851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9.040593" calcext:value-type="float">
            <text:p>139.040593</text:p>
          </table:table-cell>
          <table:table-cell office:value-type="float" office:value="35.224114" calcext:value-type="float">
            <text:p>35.224114</text:p>
          </table:table-cell>
          <table:table-cell office:value-type="string" calcext:value-type="string">
            <text:p>https://www.gbif.org/occurrence/388830853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35.95116" calcext:value-type="float">
            <text:p>135.95116</text:p>
          </table:table-cell>
          <table:table-cell office:value-type="float" office:value="34.49162" calcext:value-type="float">
            <text:p>34.49162</text:p>
          </table:table-cell>
          <table:table-cell office:value-type="string" calcext:value-type="string">
            <text:p>https://www.gbif.org/occurrence/204379791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35.87511" calcext:value-type="float">
            <text:p>135.87511</text:p>
          </table:table-cell>
          <table:table-cell office:value-type="float" office:value="34.4044" calcext:value-type="float">
            <text:p>34.4044</text:p>
          </table:table-cell>
          <table:table-cell office:value-type="string" calcext:value-type="string">
            <text:p>https://www.gbif.org/occurrence/204379788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33.910889" calcext:value-type="float">
            <text:p>133.910889</text:p>
          </table:table-cell>
          <table:table-cell office:value-type="float" office:value="35.091556" calcext:value-type="float">
            <text:p>35.091556</text:p>
          </table:table-cell>
          <table:table-cell office:value-type="string" calcext:value-type="string">
            <text:p>https://www.gbif.org/occurrence/395767211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39.078089" calcext:value-type="float">
            <text:p>139.078089</text:p>
          </table:table-cell>
          <table:table-cell office:value-type="float" office:value="35.215783" calcext:value-type="float">
            <text:p>35.215783</text:p>
          </table:table-cell>
          <table:table-cell office:value-type="string" calcext:value-type="string">
            <text:p>https://www.gbif.org/occurrence/388830845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39.10308" calcext:value-type="float">
            <text:p>139.10308</text:p>
          </table:table-cell>
          <table:table-cell office:value-type="float" office:value="35.440754" calcext:value-type="float">
            <text:p>35.440754</text:p>
          </table:table-cell>
          <table:table-cell office:value-type="string" calcext:value-type="string">
            <text:p>https://www.gbif.org/occurrence/388830813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39.10308" calcext:value-type="float">
            <text:p>139.10308</text:p>
          </table:table-cell>
          <table:table-cell office:value-type="float" office:value="35.440754" calcext:value-type="float">
            <text:p>35.440754</text:p>
          </table:table-cell>
          <table:table-cell office:value-type="string" calcext:value-type="string">
            <text:p>https://www.gbif.org/occurrence/388830814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38.9906" calcext:value-type="float">
            <text:p>138.9906</text:p>
          </table:table-cell>
          <table:table-cell office:value-type="float" office:value="35.21578" calcext:value-type="float">
            <text:p>35.21578</text:p>
          </table:table-cell>
          <table:table-cell office:value-type="string" calcext:value-type="string">
            <text:p>https://www.gbif.org/occurrence/38883082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35.84082" calcext:value-type="float">
            <text:p>135.84082</text:p>
          </table:table-cell>
          <table:table-cell office:value-type="float" office:value="34.54226" calcext:value-type="float">
            <text:p>34.54226</text:p>
          </table:table-cell>
          <table:table-cell office:value-type="string" calcext:value-type="string">
            <text:p>https://www.gbif.org/occurrence/204379785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39.053086" calcext:value-type="float">
            <text:p>139.053086</text:p>
          </table:table-cell>
          <table:table-cell office:value-type="float" office:value="35.490748" calcext:value-type="float">
            <text:p>35.490748</text:p>
          </table:table-cell>
          <table:table-cell office:value-type="string" calcext:value-type="string">
            <text:p>https://www.gbif.org/occurrence/388830816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34.83299" calcext:value-type="float">
            <text:p>134.83299</text:p>
          </table:table-cell>
          <table:table-cell office:value-type="float" office:value="35.0667" calcext:value-type="float">
            <text:p>35.0667</text:p>
          </table:table-cell>
          <table:table-cell office:value-type="string" calcext:value-type="string">
            <text:p>https://www.gbif.org/occurrence/729297334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35.89224" calcext:value-type="float">
            <text:p>135.89224</text:p>
          </table:table-cell>
          <table:table-cell office:value-type="float" office:value="34.42646" calcext:value-type="float">
            <text:p>34.42646</text:p>
          </table:table-cell>
          <table:table-cell office:value-type="string" calcext:value-type="string">
            <text:p>https://www.gbif.org/occurrence/204379780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35.70021" calcext:value-type="float">
            <text:p>135.70021</text:p>
          </table:table-cell>
          <table:table-cell office:value-type="float" office:value="34.35019" calcext:value-type="float">
            <text:p>34.35019</text:p>
          </table:table-cell>
          <table:table-cell office:value-type="string" calcext:value-type="string">
            <text:p>https://www.gbif.org/occurrence/204379781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35.25" calcext:value-type="float">
            <text:p>135.25</text:p>
          </table:table-cell>
          <table:table-cell office:value-type="float" office:value="34.766701" calcext:value-type="float">
            <text:p>34.766701</text:p>
          </table:table-cell>
          <table:table-cell office:value-type="string" calcext:value-type="string">
            <text:p>https://www.gbif.org/occurrence/729278954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35.33299" calcext:value-type="float">
            <text:p>135.33299</text:p>
          </table:table-cell>
          <table:table-cell office:value-type="float" office:value="34.849998" calcext:value-type="float">
            <text:p>34.849998</text:p>
          </table:table-cell>
          <table:table-cell office:value-type="string" calcext:value-type="string">
            <text:p>https://www.gbif.org/occurrence/729316242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35.25" calcext:value-type="float">
            <text:p>135.25</text:p>
          </table:table-cell>
          <table:table-cell office:value-type="float" office:value="34.733299" calcext:value-type="float">
            <text:p>34.733299</text:p>
          </table:table-cell>
          <table:table-cell office:value-type="string" calcext:value-type="string">
            <text:p>https://www.gbif.org/occurrence/729276281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35.683333" calcext:value-type="float">
            <text:p>135.683333</text:p>
          </table:table-cell>
          <table:table-cell office:value-type="float" office:value="34.533333" calcext:value-type="float">
            <text:p>34.533333</text:p>
          </table:table-cell>
          <table:table-cell office:value-type="string" calcext:value-type="string">
            <text:p>https://www.gbif.org/occurrence/1933930926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35.70073" calcext:value-type="float">
            <text:p>135.70073</text:p>
          </table:table-cell>
          <table:table-cell office:value-type="float" office:value="34.51492" calcext:value-type="float">
            <text:p>34.51492</text:p>
          </table:table-cell>
          <table:table-cell office:value-type="string" calcext:value-type="string">
            <text:p>https://www.gbif.org/occurrence/204379775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35.92606" calcext:value-type="float">
            <text:p>135.92606</text:p>
          </table:table-cell>
          <table:table-cell office:value-type="float" office:value="34.56942" calcext:value-type="float">
            <text:p>34.56942</text:p>
          </table:table-cell>
          <table:table-cell office:value-type="string" calcext:value-type="string">
            <text:p>https://www.gbif.org/occurrence/204379776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39.103079" calcext:value-type="float">
            <text:p>139.103079</text:p>
          </table:table-cell>
          <table:table-cell office:value-type="float" office:value="35.524079" calcext:value-type="float">
            <text:p>35.524079</text:p>
          </table:table-cell>
          <table:table-cell office:value-type="string" calcext:value-type="string">
            <text:p>https://www.gbif.org/occurrence/295907970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35.25" calcext:value-type="float">
            <text:p>135.25</text:p>
          </table:table-cell>
          <table:table-cell office:value-type="float" office:value="34.733299" calcext:value-type="float">
            <text:p>34.733299</text:p>
          </table:table-cell>
          <table:table-cell office:value-type="string" calcext:value-type="string">
            <text:p>https://www.gbif.org/occurrence/729276235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35.2" calcext:value-type="float">
            <text:p>135.2</text:p>
          </table:table-cell>
          <table:table-cell office:value-type="float" office:value="34.716702" calcext:value-type="float">
            <text:p>34.716702</text:p>
          </table:table-cell>
          <table:table-cell office:value-type="string" calcext:value-type="string">
            <text:p>https://www.gbif.org/occurrence/729275798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35.233" calcext:value-type="float">
            <text:p>135.233</text:p>
          </table:table-cell>
          <table:table-cell office:value-type="float" office:value="34.783298" calcext:value-type="float">
            <text:p>34.783298</text:p>
          </table:table-cell>
          <table:table-cell office:value-type="string" calcext:value-type="string">
            <text:p>https://www.gbif.org/occurrence/729277797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35.217" calcext:value-type="float">
            <text:p>135.217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https://www.gbif.org/occurrence/729278996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35.317" calcext:value-type="float">
            <text:p>135.317</text:p>
          </table:table-cell>
          <table:table-cell office:value-type="float" office:value="34.766701" calcext:value-type="float">
            <text:p>34.766701</text:p>
          </table:table-cell>
          <table:table-cell office:value-type="string" calcext:value-type="string">
            <text:p>https://www.gbif.org/occurrence/729294502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35.317" calcext:value-type="float">
            <text:p>135.317</text:p>
          </table:table-cell>
          <table:table-cell office:value-type="float" office:value="34.8167" calcext:value-type="float">
            <text:p>34.8167</text:p>
          </table:table-cell>
          <table:table-cell office:value-type="string" calcext:value-type="string">
            <text:p>https://www.gbif.org/occurrence/72929554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35.267" calcext:value-type="float">
            <text:p>135.267</text:p>
          </table:table-cell>
          <table:table-cell office:value-type="float" office:value="34.783298" calcext:value-type="float">
            <text:p>34.783298</text:p>
          </table:table-cell>
          <table:table-cell office:value-type="string" calcext:value-type="string">
            <text:p>https://www.gbif.org/occurrence/729276140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35.217" calcext:value-type="float">
            <text:p>135.217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https://www.gbif.org/occurrence/729279048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35.283" calcext:value-type="float">
            <text:p>135.283</text:p>
          </table:table-cell>
          <table:table-cell office:value-type="float" office:value="34.849998" calcext:value-type="float">
            <text:p>34.849998</text:p>
          </table:table-cell>
          <table:table-cell office:value-type="string" calcext:value-type="string">
            <text:p>https://www.gbif.org/occurrence/729277017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35.71767" calcext:value-type="float">
            <text:p>135.71767</text:p>
          </table:table-cell>
          <table:table-cell office:value-type="float" office:value="34.49286" calcext:value-type="float">
            <text:p>34.49286</text:p>
          </table:table-cell>
          <table:table-cell office:value-type="string" calcext:value-type="string">
            <text:p>https://www.gbif.org/occurrence/204379777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35.79846" calcext:value-type="float">
            <text:p>135.79846</text:p>
          </table:table-cell>
          <table:table-cell office:value-type="float" office:value="34.40693" calcext:value-type="float">
            <text:p>34.40693</text:p>
          </table:table-cell>
          <table:table-cell office:value-type="string" calcext:value-type="string">
            <text:p>https://www.gbif.org/occurrence/204379792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35.25" calcext:value-type="float">
            <text:p>135.25</text:p>
          </table:table-cell>
          <table:table-cell office:value-type="float" office:value="34.766701" calcext:value-type="float">
            <text:p>34.766701</text:p>
          </table:table-cell>
          <table:table-cell office:value-type="string" calcext:value-type="string">
            <text:p>https://www.gbif.org/occurrence/729277224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35.25" calcext:value-type="float">
            <text:p>135.25</text:p>
          </table:table-cell>
          <table:table-cell office:value-type="float" office:value="34.766701" calcext:value-type="float">
            <text:p>34.766701</text:p>
          </table:table-cell>
          <table:table-cell office:value-type="string" calcext:value-type="string">
            <text:p>https://www.gbif.org/occurrence/72927878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35.25" calcext:value-type="float">
            <text:p>135.25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https://www.gbif.org/occurrence/729278814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35.233" calcext:value-type="float">
            <text:p>135.233</text:p>
          </table:table-cell>
          <table:table-cell office:value-type="float" office:value="34.766701" calcext:value-type="float">
            <text:p>34.766701</text:p>
          </table:table-cell>
          <table:table-cell office:value-type="string" calcext:value-type="string">
            <text:p>https://www.gbif.org/occurrence/729279030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39.190572" calcext:value-type="float">
            <text:p>139.190572</text:p>
          </table:table-cell>
          <table:table-cell office:value-type="float" office:value="35.465754" calcext:value-type="float">
            <text:p>35.465754</text:p>
          </table:table-cell>
          <table:table-cell office:value-type="string" calcext:value-type="string">
            <text:p>https://www.gbif.org/occurrence/29590774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39.10308" calcext:value-type="float">
            <text:p>139.10308</text:p>
          </table:table-cell>
          <table:table-cell office:value-type="float" office:value="35.440754" calcext:value-type="float">
            <text:p>35.440754</text:p>
          </table:table-cell>
          <table:table-cell office:value-type="string" calcext:value-type="string">
            <text:p>https://www.gbif.org/occurrence/295907746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40.159244" calcext:value-type="float">
            <text:p>140.159244</text:p>
          </table:table-cell>
          <table:table-cell office:value-type="float" office:value="35.328289" calcext:value-type="float">
            <text:p>35.328289</text:p>
          </table:table-cell>
          <table:table-cell office:value-type="string" calcext:value-type="string">
            <text:p>https://www.gbif.org/occurrence/257601700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40.171742" calcext:value-type="float">
            <text:p>140.171742</text:p>
          </table:table-cell>
          <table:table-cell office:value-type="float" office:value="35.328289" calcext:value-type="float">
            <text:p>35.328289</text:p>
          </table:table-cell>
          <table:table-cell office:value-type="string" calcext:value-type="string">
            <text:p>https://www.gbif.org/occurrence/624040623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35.217" calcext:value-type="float">
            <text:p>135.217</text:p>
          </table:table-cell>
          <table:table-cell office:value-type="float" office:value="34.766701" calcext:value-type="float">
            <text:p>34.766701</text:p>
          </table:table-cell>
          <table:table-cell office:value-type="string" calcext:value-type="string">
            <text:p>https://www.gbif.org/occurrence/729277447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35.7424" calcext:value-type="float">
            <text:p>135.7424</text:p>
          </table:table-cell>
          <table:table-cell office:value-type="float" office:value="34.46184" calcext:value-type="float">
            <text:p>34.46184</text:p>
          </table:table-cell>
          <table:table-cell office:value-type="string" calcext:value-type="string">
            <text:p>https://www.gbif.org/occurrence/204379778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35.33299" calcext:value-type="float">
            <text:p>135.33299</text:p>
          </table:table-cell>
          <table:table-cell office:value-type="float" office:value="34.849998" calcext:value-type="float">
            <text:p>34.849998</text:p>
          </table:table-cell>
          <table:table-cell office:value-type="string" calcext:value-type="string">
            <text:p>https://www.gbif.org/occurrence/72931668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39.065591" calcext:value-type="float">
            <text:p>139.065591</text:p>
          </table:table-cell>
          <table:table-cell office:value-type="float" office:value="35.24078" calcext:value-type="float">
            <text:p>35.24078</text:p>
          </table:table-cell>
          <table:table-cell office:value-type="string" calcext:value-type="string">
            <text:p>https://www.gbif.org/occurrence/295907657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39.290564" calcext:value-type="float">
            <text:p>139.290564</text:p>
          </table:table-cell>
          <table:table-cell office:value-type="float" office:value="35.449092" calcext:value-type="float">
            <text:p>35.449092</text:p>
          </table:table-cell>
          <table:table-cell office:value-type="string" calcext:value-type="string">
            <text:p>https://www.gbif.org/occurrence/295907116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39.078083" calcext:value-type="float">
            <text:p>139.078083</text:p>
          </table:table-cell>
          <table:table-cell office:value-type="float" office:value="35.499081" calcext:value-type="float">
            <text:p>35.499081</text:p>
          </table:table-cell>
          <table:table-cell office:value-type="string" calcext:value-type="string">
            <text:p>https://www.gbif.org/occurrence/295907117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40.146744" calcext:value-type="float">
            <text:p>140.146744</text:p>
          </table:table-cell>
          <table:table-cell office:value-type="float" office:value="35.161647" calcext:value-type="float">
            <text:p>35.161647</text:p>
          </table:table-cell>
          <table:table-cell office:value-type="string" calcext:value-type="string">
            <text:p>https://www.gbif.org/occurrence/2576018991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35.3" calcext:value-type="float">
            <text:p>135.3</text:p>
          </table:table-cell>
          <table:table-cell office:value-type="float" office:value="34.783298" calcext:value-type="float">
            <text:p>34.783298</text:p>
          </table:table-cell>
          <table:table-cell office:value-type="string" calcext:value-type="string">
            <text:p>https://www.gbif.org/occurrence/72927310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35.3" calcext:value-type="float">
            <text:p>135.3</text:p>
          </table:table-cell>
          <table:table-cell office:value-type="float" office:value="34.783298" calcext:value-type="float">
            <text:p>34.783298</text:p>
          </table:table-cell>
          <table:table-cell office:value-type="string" calcext:value-type="string">
            <text:p>https://www.gbif.org/occurrence/729273110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34.2483" calcext:value-type="float">
            <text:p>134.2483</text:p>
          </table:table-cell>
          <table:table-cell office:value-type="float" office:value="33.783" calcext:value-type="float">
            <text:p>33.783</text:p>
          </table:table-cell>
          <table:table-cell office:value-type="string" calcext:value-type="string">
            <text:p>https://www.gbif.org/occurrence/1933931088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34.83299" calcext:value-type="float">
            <text:p>134.83299</text:p>
          </table:table-cell>
          <table:table-cell office:value-type="float" office:value="35.0667" calcext:value-type="float">
            <text:p>35.0667</text:p>
          </table:table-cell>
          <table:table-cell office:value-type="string" calcext:value-type="string">
            <text:p>https://www.gbif.org/occurrence/729294121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39.140576" calcext:value-type="float">
            <text:p>139.140576</text:p>
          </table:table-cell>
          <table:table-cell office:value-type="float" office:value="35.499082" calcext:value-type="float">
            <text:p>35.499082</text:p>
          </table:table-cell>
          <table:table-cell office:value-type="string" calcext:value-type="string">
            <text:p>https://www.gbif.org/occurrence/295907112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39.240569" calcext:value-type="float">
            <text:p>139.240569</text:p>
          </table:table-cell>
          <table:table-cell office:value-type="float" office:value="35.449091" calcext:value-type="float">
            <text:p>35.449091</text:p>
          </table:table-cell>
          <table:table-cell office:value-type="string" calcext:value-type="string">
            <text:p>https://www.gbif.org/occurrence/295907115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35.6095" calcext:value-type="float">
            <text:p>135.6095</text:p>
          </table:table-cell>
          <table:table-cell office:value-type="float" office:value="34.1812" calcext:value-type="float">
            <text:p>34.1812</text:p>
          </table:table-cell>
          <table:table-cell office:value-type="string" calcext:value-type="string">
            <text:p>https://www.gbif.org/occurrence/1933930878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39.253066" calcext:value-type="float">
            <text:p>139.253066</text:p>
          </table:table-cell>
          <table:table-cell office:value-type="float" office:value="35.540747" calcext:value-type="float">
            <text:p>35.540747</text:p>
          </table:table-cell>
          <table:table-cell office:value-type="string" calcext:value-type="string">
            <text:p>https://www.gbif.org/occurrence/295907114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133.4324" calcext:value-type="float">
            <text:p>133.4324</text:p>
          </table:table-cell>
          <table:table-cell office:value-type="float" office:value="33.5462" calcext:value-type="float">
            <text:p>33.5462</text:p>
          </table:table-cell>
          <table:table-cell office:value-type="string" calcext:value-type="string">
            <text:p>https://www.gbif.org/occurrence/43212330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39.140576" calcext:value-type="float">
            <text:p>139.140576</text:p>
          </table:table-cell>
          <table:table-cell office:value-type="float" office:value="35.499082" calcext:value-type="float">
            <text:p>35.499082</text:p>
          </table:table-cell>
          <table:table-cell office:value-type="string" calcext:value-type="string">
            <text:p>https://www.gbif.org/occurrence/295907113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33.75625" calcext:value-type="float">
            <text:p>133.75625</text:p>
          </table:table-cell>
          <table:table-cell office:value-type="float" office:value="33.754167" calcext:value-type="float">
            <text:p>33.754167</text:p>
          </table:table-cell>
          <table:table-cell office:value-type="string" calcext:value-type="string">
            <text:p>https://www.gbif.org/occurrence/1830663634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33.53574" calcext:value-type="float">
            <text:p>133.53574</text:p>
          </table:table-cell>
          <table:table-cell office:value-type="float" office:value="33.55642" calcext:value-type="float">
            <text:p>33.55642</text:p>
          </table:table-cell>
          <table:table-cell office:value-type="string" calcext:value-type="string">
            <text:p>https://www.gbif.org/occurrence/43212328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133.79375" calcext:value-type="float">
            <text:p>133.79375</text:p>
          </table:table-cell>
          <table:table-cell office:value-type="float" office:value="33.7625" calcext:value-type="float">
            <text:p>33.7625</text:p>
          </table:table-cell>
          <table:table-cell office:value-type="string" calcext:value-type="string">
            <text:p>https://www.gbif.org/occurrence/1830663176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34.28049" calcext:value-type="float">
            <text:p>134.28049</text:p>
          </table:table-cell>
          <table:table-cell office:value-type="float" office:value="33.51547" calcext:value-type="float">
            <text:p>33.51547</text:p>
          </table:table-cell>
          <table:table-cell office:value-type="string" calcext:value-type="string">
            <text:p>https://www.gbif.org/occurrence/43212258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34.208734" calcext:value-type="float">
            <text:p>134.208734</text:p>
          </table:table-cell>
          <table:table-cell office:value-type="float" office:value="34.008925" calcext:value-type="float">
            <text:p>34.008925</text:p>
          </table:table-cell>
          <table:table-cell office:value-type="string" calcext:value-type="string">
            <text:p>https://www.gbif.org/occurrence/1829859235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34.208734" calcext:value-type="float">
            <text:p>134.208734</text:p>
          </table:table-cell>
          <table:table-cell office:value-type="float" office:value="34.008925" calcext:value-type="float">
            <text:p>34.008925</text:p>
          </table:table-cell>
          <table:table-cell office:value-type="string" calcext:value-type="string">
            <text:p>https://www.gbif.org/occurrence/1829859954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34.208734" calcext:value-type="float">
            <text:p>134.208734</text:p>
          </table:table-cell>
          <table:table-cell office:value-type="float" office:value="34.008925" calcext:value-type="float">
            <text:p>34.008925</text:p>
          </table:table-cell>
          <table:table-cell office:value-type="string" calcext:value-type="string">
            <text:p>https://www.gbif.org/occurrence/1829859958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32.05695" calcext:value-type="float">
            <text:p>132.05695</text:p>
          </table:table-cell>
          <table:table-cell office:value-type="float" office:value="34.464" calcext:value-type="float">
            <text:p>34.464</text:p>
          </table:table-cell>
          <table:table-cell office:value-type="string" calcext:value-type="string">
            <text:p>https://www.gbif.org/occurrence/1933826737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35.5912" calcext:value-type="float">
            <text:p>135.5912</text:p>
          </table:table-cell>
          <table:table-cell office:value-type="float" office:value="34.2156" calcext:value-type="float">
            <text:p>34.2156</text:p>
          </table:table-cell>
          <table:table-cell office:value-type="string" calcext:value-type="string">
            <text:p>https://www.gbif.org/occurrence/1933954471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31.637" calcext:value-type="float">
            <text:p>131.637</text:p>
          </table:table-cell>
          <table:table-cell office:value-type="float" office:value="34.4857" calcext:value-type="float">
            <text:p>34.4857</text:p>
          </table:table-cell>
          <table:table-cell office:value-type="string" calcext:value-type="string">
            <text:p>https://www.gbif.org/occurrence/1933930897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31.9415" calcext:value-type="float">
            <text:p>131.9415</text:p>
          </table:table-cell>
          <table:table-cell office:value-type="float" office:value="34.1681" calcext:value-type="float">
            <text:p>34.1681</text:p>
          </table:table-cell>
          <table:table-cell office:value-type="string" calcext:value-type="string">
            <text:p>https://www.gbif.org/occurrence/1933930902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32.0252" calcext:value-type="float">
            <text:p>132.0252</text:p>
          </table:table-cell>
          <table:table-cell office:value-type="float" office:value="34.3739" calcext:value-type="float">
            <text:p>34.3739</text:p>
          </table:table-cell>
          <table:table-cell office:value-type="string" calcext:value-type="string">
            <text:p>https://www.gbif.org/occurrence/1933930912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31.7405" calcext:value-type="float">
            <text:p>131.7405</text:p>
          </table:table-cell>
          <table:table-cell office:value-type="float" office:value="34.3684" calcext:value-type="float">
            <text:p>34.3684</text:p>
          </table:table-cell>
          <table:table-cell office:value-type="string" calcext:value-type="string">
            <text:p>https://www.gbif.org/occurrence/1933930925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31.7405" calcext:value-type="float">
            <text:p>131.7405</text:p>
          </table:table-cell>
          <table:table-cell office:value-type="float" office:value="34.3684" calcext:value-type="float">
            <text:p>34.3684</text:p>
          </table:table-cell>
          <table:table-cell office:value-type="string" calcext:value-type="string">
            <text:p>https://www.gbif.org/occurrence/1934045931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33.53574" calcext:value-type="float">
            <text:p>133.53574</text:p>
          </table:table-cell>
          <table:table-cell office:value-type="float" office:value="33.55642" calcext:value-type="float">
            <text:p>33.55642</text:p>
          </table:table-cell>
          <table:table-cell office:value-type="string" calcext:value-type="string">
            <text:p>https://www.gbif.org/occurrence/43211857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33.37758" calcext:value-type="float">
            <text:p>133.37758</text:p>
          </table:table-cell>
          <table:table-cell office:value-type="float" office:value="33.87172" calcext:value-type="float">
            <text:p>33.87172</text:p>
          </table:table-cell>
          <table:table-cell office:value-type="string" calcext:value-type="string">
            <text:p>https://www.gbif.org/occurrence/1933931104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31.9415" calcext:value-type="float">
            <text:p>131.9415</text:p>
          </table:table-cell>
          <table:table-cell office:value-type="float" office:value="34.1681" calcext:value-type="float">
            <text:p>34.1681</text:p>
          </table:table-cell>
          <table:table-cell office:value-type="string" calcext:value-type="string">
            <text:p>https://www.gbif.org/occurrence/1933930881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34.65193" calcext:value-type="float">
            <text:p>134.65193</text:p>
          </table:table-cell>
          <table:table-cell office:value-type="float" office:value="33.95582" calcext:value-type="float">
            <text:p>33.95582</text:p>
          </table:table-cell>
          <table:table-cell office:value-type="string" calcext:value-type="string">
            <text:p>https://www.gbif.org/occurrence/43211855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33.65704" calcext:value-type="float">
            <text:p>133.65704</text:p>
          </table:table-cell>
          <table:table-cell office:value-type="float" office:value="33.59174" calcext:value-type="float">
            <text:p>33.59174</text:p>
          </table:table-cell>
          <table:table-cell office:value-type="string" calcext:value-type="string">
            <text:p>https://www.gbif.org/occurrence/43212305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32.0283" calcext:value-type="float">
            <text:p>132.0283</text:p>
          </table:table-cell>
          <table:table-cell office:value-type="float" office:value="34.0614" calcext:value-type="float">
            <text:p>34.0614</text:p>
          </table:table-cell>
          <table:table-cell office:value-type="string" calcext:value-type="string">
            <text:p>https://www.gbif.org/occurrence/1933930920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32.0252" calcext:value-type="float">
            <text:p>132.0252</text:p>
          </table:table-cell>
          <table:table-cell office:value-type="float" office:value="34.3739" calcext:value-type="float">
            <text:p>34.3739</text:p>
          </table:table-cell>
          <table:table-cell office:value-type="string" calcext:value-type="string">
            <text:p>https://www.gbif.org/occurrence/193393094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33.53574" calcext:value-type="float">
            <text:p>133.53574</text:p>
          </table:table-cell>
          <table:table-cell office:value-type="float" office:value="33.55642" calcext:value-type="float">
            <text:p>33.55642</text:p>
          </table:table-cell>
          <table:table-cell office:value-type="string" calcext:value-type="string">
            <text:p>https://www.gbif.org/occurrence/43212310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3.64203" calcext:value-type="float">
            <text:p>133.64203</text:p>
          </table:table-cell>
          <table:table-cell office:value-type="float" office:value="33.58078" calcext:value-type="float">
            <text:p>33.58078</text:p>
          </table:table-cell>
          <table:table-cell office:value-type="string" calcext:value-type="string">
            <text:p>https://www.gbif.org/occurrence/43212312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34.65193" calcext:value-type="float">
            <text:p>134.65193</text:p>
          </table:table-cell>
          <table:table-cell office:value-type="float" office:value="33.95582" calcext:value-type="float">
            <text:p>33.95582</text:p>
          </table:table-cell>
          <table:table-cell office:value-type="string" calcext:value-type="string">
            <text:p>https://www.gbif.org/occurrence/43212334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34.44717" calcext:value-type="float">
            <text:p>134.44717</text:p>
          </table:table-cell>
          <table:table-cell office:value-type="float" office:value="34.0782" calcext:value-type="float">
            <text:p>34.0782</text:p>
          </table:table-cell>
          <table:table-cell office:value-type="string" calcext:value-type="string">
            <text:p>https://www.gbif.org/occurrence/43212331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36.1099" calcext:value-type="float">
            <text:p>136.1099</text:p>
          </table:table-cell>
          <table:table-cell office:value-type="float" office:value="34.9441" calcext:value-type="float">
            <text:p>34.9441</text:p>
          </table:table-cell>
          <table:table-cell office:value-type="string" calcext:value-type="string">
            <text:p>https://www.gbif.org/occurrence/1933977040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34.53708" calcext:value-type="float">
            <text:p>134.53708</text:p>
          </table:table-cell>
          <table:table-cell office:value-type="float" office:value="33.73306" calcext:value-type="float">
            <text:p>33.73306</text:p>
          </table:table-cell>
          <table:table-cell office:value-type="string" calcext:value-type="string">
            <text:p>https://www.gbif.org/occurrence/43212343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133.53574" calcext:value-type="float">
            <text:p>133.53574</text:p>
          </table:table-cell>
          <table:table-cell office:value-type="float" office:value="33.55642" calcext:value-type="float">
            <text:p>33.55642</text:p>
          </table:table-cell>
          <table:table-cell office:value-type="string" calcext:value-type="string">
            <text:p>https://www.gbif.org/occurrence/43212306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136.5127" calcext:value-type="float">
            <text:p>136.5127</text:p>
          </table:table-cell>
          <table:table-cell office:value-type="float" office:value="34.2889" calcext:value-type="float">
            <text:p>34.2889</text:p>
          </table:table-cell>
          <table:table-cell office:value-type="string" calcext:value-type="string">
            <text:p>https://www.gbif.org/occurrence/1933930856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136.5127" calcext:value-type="float">
            <text:p>136.5127</text:p>
          </table:table-cell>
          <table:table-cell office:value-type="float" office:value="34.2889" calcext:value-type="float">
            <text:p>34.2889</text:p>
          </table:table-cell>
          <table:table-cell office:value-type="string" calcext:value-type="string">
            <text:p>https://www.gbif.org/occurrence/1933930916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133.53574" calcext:value-type="float">
            <text:p>133.53574</text:p>
          </table:table-cell>
          <table:table-cell office:value-type="float" office:value="33.55642" calcext:value-type="float">
            <text:p>33.55642</text:p>
          </table:table-cell>
          <table:table-cell office:value-type="string" calcext:value-type="string">
            <text:p>https://www.gbif.org/occurrence/43212307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136.4455" calcext:value-type="float">
            <text:p>136.4455</text:p>
          </table:table-cell>
          <table:table-cell office:value-type="float" office:value="35.0158" calcext:value-type="float">
            <text:p>35.0158</text:p>
          </table:table-cell>
          <table:table-cell office:value-type="string" calcext:value-type="string">
            <text:p>https://www.gbif.org/occurrence/1933976987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136.4455" calcext:value-type="float">
            <text:p>136.4455</text:p>
          </table:table-cell>
          <table:table-cell office:value-type="float" office:value="35.0158" calcext:value-type="float">
            <text:p>35.0158</text:p>
          </table:table-cell>
          <table:table-cell office:value-type="string" calcext:value-type="string">
            <text:p>https://www.gbif.org/occurrence/193397702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36.4292" calcext:value-type="float">
            <text:p>136.4292</text:p>
          </table:table-cell>
          <table:table-cell office:value-type="float" office:value="35.019" calcext:value-type="float">
            <text:p>35.019</text:p>
          </table:table-cell>
          <table:table-cell office:value-type="string" calcext:value-type="string">
            <text:p>https://www.gbif.org/occurrence/1933992282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36.4292" calcext:value-type="float">
            <text:p>136.4292</text:p>
          </table:table-cell>
          <table:table-cell office:value-type="float" office:value="35.019" calcext:value-type="float">
            <text:p>35.019</text:p>
          </table:table-cell>
          <table:table-cell office:value-type="string" calcext:value-type="string">
            <text:p>https://www.gbif.org/occurrence/1933992381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5.79846" calcext:value-type="float">
            <text:p>135.79846</text:p>
          </table:table-cell>
          <table:table-cell office:value-type="float" office:value="34.40693" calcext:value-type="float">
            <text:p>34.40693</text:p>
          </table:table-cell>
          <table:table-cell office:value-type="string" calcext:value-type="string">
            <text:p>https://www.gbif.org/occurrence/204379787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3.53574" calcext:value-type="float">
            <text:p>133.53574</text:p>
          </table:table-cell>
          <table:table-cell office:value-type="float" office:value="33.55642" calcext:value-type="float">
            <text:p>33.55642</text:p>
          </table:table-cell>
          <table:table-cell office:value-type="string" calcext:value-type="string">
            <text:p>https://www.gbif.org/occurrence/4321230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136.0908" calcext:value-type="float">
            <text:p>136.0908</text:p>
          </table:table-cell>
          <table:table-cell office:value-type="float" office:value="34.5603" calcext:value-type="float">
            <text:p>34.5603</text:p>
          </table:table-cell>
          <table:table-cell office:value-type="string" calcext:value-type="string">
            <text:p>https://www.gbif.org/occurrence/1933966138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36.7011" calcext:value-type="float">
            <text:p>136.7011</text:p>
          </table:table-cell>
          <table:table-cell office:value-type="float" office:value="34.4826" calcext:value-type="float">
            <text:p>34.4826</text:p>
          </table:table-cell>
          <table:table-cell office:value-type="string" calcext:value-type="string">
            <text:p>https://www.gbif.org/occurrence/1933966122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134.36575" calcext:value-type="float">
            <text:p>134.36575</text:p>
          </table:table-cell>
          <table:table-cell office:value-type="float" office:value="34.06585" calcext:value-type="float">
            <text:p>34.06585</text:p>
          </table:table-cell>
          <table:table-cell office:value-type="string" calcext:value-type="string">
            <text:p>https://www.gbif.org/occurrence/43212320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139.22807" calcext:value-type="float">
            <text:p>139.22807</text:p>
          </table:table-cell>
          <table:table-cell office:value-type="float" office:value="35.440758" calcext:value-type="float">
            <text:p>35.440758</text:p>
          </table:table-cell>
          <table:table-cell office:value-type="string" calcext:value-type="string">
            <text:p>https://www.gbif.org/occurrence/295907834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133.53574" calcext:value-type="float">
            <text:p>133.53574</text:p>
          </table:table-cell>
          <table:table-cell office:value-type="float" office:value="33.55642" calcext:value-type="float">
            <text:p>33.55642</text:p>
          </table:table-cell>
          <table:table-cell office:value-type="string" calcext:value-type="string">
            <text:p>https://www.gbif.org/occurrence/43212308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135.85925" calcext:value-type="float">
            <text:p>135.85925</text:p>
          </table:table-cell>
          <table:table-cell office:value-type="float" office:value="34.51769" calcext:value-type="float">
            <text:p>34.51769</text:p>
          </table:table-cell>
          <table:table-cell office:value-type="string" calcext:value-type="string">
            <text:p>https://www.gbif.org/occurrence/204379786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33.81232" calcext:value-type="float">
            <text:p>133.81232</text:p>
          </table:table-cell>
          <table:table-cell office:value-type="float" office:value="34.03289" calcext:value-type="float">
            <text:p>34.03289</text:p>
          </table:table-cell>
          <table:table-cell office:value-type="string" calcext:value-type="string">
            <text:p>https://www.gbif.org/occurrence/43212316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34.36575" calcext:value-type="float">
            <text:p>134.36575</text:p>
          </table:table-cell>
          <table:table-cell office:value-type="float" office:value="34.06585" calcext:value-type="float">
            <text:p>34.06585</text:p>
          </table:table-cell>
          <table:table-cell office:value-type="string" calcext:value-type="string">
            <text:p>https://www.gbif.org/occurrence/43212315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134.44717" calcext:value-type="float">
            <text:p>134.44717</text:p>
          </table:table-cell>
          <table:table-cell office:value-type="float" office:value="34.0782" calcext:value-type="float">
            <text:p>34.0782</text:p>
          </table:table-cell>
          <table:table-cell office:value-type="string" calcext:value-type="string">
            <text:p>https://www.gbif.org/occurrence/43212318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4.44717" calcext:value-type="float">
            <text:p>134.44717</text:p>
          </table:table-cell>
          <table:table-cell office:value-type="float" office:value="34.0782" calcext:value-type="float">
            <text:p>34.0782</text:p>
          </table:table-cell>
          <table:table-cell office:value-type="string" calcext:value-type="string">
            <text:p>https://www.gbif.org/occurrence/4321231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134.36575" calcext:value-type="float">
            <text:p>134.36575</text:p>
          </table:table-cell>
          <table:table-cell office:value-type="float" office:value="34.06585" calcext:value-type="float">
            <text:p>34.06585</text:p>
          </table:table-cell>
          <table:table-cell office:value-type="string" calcext:value-type="string">
            <text:p>https://www.gbif.org/occurrence/43212314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134.5198" calcext:value-type="float">
            <text:p>134.5198</text:p>
          </table:table-cell>
          <table:table-cell office:value-type="float" office:value="33.8741" calcext:value-type="float">
            <text:p>33.8741</text:p>
          </table:table-cell>
          <table:table-cell office:value-type="string" calcext:value-type="string">
            <text:p>https://www.gbif.org/occurrence/1934144131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134.65193" calcext:value-type="float">
            <text:p>134.65193</text:p>
          </table:table-cell>
          <table:table-cell office:value-type="float" office:value="33.95582" calcext:value-type="float">
            <text:p>33.95582</text:p>
          </table:table-cell>
          <table:table-cell office:value-type="string" calcext:value-type="string">
            <text:p>https://www.gbif.org/occurrence/43212325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34.65193" calcext:value-type="float">
            <text:p>134.65193</text:p>
          </table:table-cell>
          <table:table-cell office:value-type="float" office:value="33.95582" calcext:value-type="float">
            <text:p>33.95582</text:p>
          </table:table-cell>
          <table:table-cell office:value-type="string" calcext:value-type="string">
            <text:p>https://www.gbif.org/occurrence/43212326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33.81232" calcext:value-type="float">
            <text:p>133.81232</text:p>
          </table:table-cell>
          <table:table-cell office:value-type="float" office:value="34.03289" calcext:value-type="float">
            <text:p>34.03289</text:p>
          </table:table-cell>
          <table:table-cell office:value-type="string" calcext:value-type="string">
            <text:p>https://www.gbif.org/occurrence/43212336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33.81232" calcext:value-type="float">
            <text:p>133.81232</text:p>
          </table:table-cell>
          <table:table-cell office:value-type="float" office:value="34.03289" calcext:value-type="float">
            <text:p>34.03289</text:p>
          </table:table-cell>
          <table:table-cell office:value-type="string" calcext:value-type="string">
            <text:p>https://www.gbif.org/occurrence/43212338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33.81232" calcext:value-type="float">
            <text:p>133.81232</text:p>
          </table:table-cell>
          <table:table-cell office:value-type="float" office:value="34.03289" calcext:value-type="float">
            <text:p>34.03289</text:p>
          </table:table-cell>
          <table:table-cell office:value-type="string" calcext:value-type="string">
            <text:p>https://www.gbif.org/occurrence/43212340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134.57877" calcext:value-type="float">
            <text:p>134.57877</text:p>
          </table:table-cell>
          <table:table-cell office:value-type="float" office:value="34.16953" calcext:value-type="float">
            <text:p>34.16953</text:p>
          </table:table-cell>
          <table:table-cell office:value-type="string" calcext:value-type="string">
            <text:p>https://www.gbif.org/occurrence/43212322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35.8452" calcext:value-type="float">
            <text:p>135.8452</text:p>
          </table:table-cell>
          <table:table-cell office:value-type="float" office:value="35.0059" calcext:value-type="float">
            <text:p>35.0059</text:p>
          </table:table-cell>
          <table:table-cell office:value-type="string" calcext:value-type="string">
            <text:p>https://www.gbif.org/occurrence/1933930945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133.71242" calcext:value-type="float">
            <text:p>133.71242</text:p>
          </table:table-cell>
          <table:table-cell office:value-type="float" office:value="33.56778" calcext:value-type="float">
            <text:p>33.56778</text:p>
          </table:table-cell>
          <table:table-cell office:value-type="string" calcext:value-type="string">
            <text:p>https://www.gbif.org/occurrence/43212302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33.71242" calcext:value-type="float">
            <text:p>133.71242</text:p>
          </table:table-cell>
          <table:table-cell office:value-type="float" office:value="33.56778" calcext:value-type="float">
            <text:p>33.56778</text:p>
          </table:table-cell>
          <table:table-cell office:value-type="string" calcext:value-type="string">
            <text:p>https://www.gbif.org/occurrence/43212303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35.5912" calcext:value-type="float">
            <text:p>135.5912</text:p>
          </table:table-cell>
          <table:table-cell office:value-type="float" office:value="34.2156" calcext:value-type="float">
            <text:p>34.2156</text:p>
          </table:table-cell>
          <table:table-cell office:value-type="string" calcext:value-type="string">
            <text:p>https://www.gbif.org/occurrence/1934003219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135.5912" calcext:value-type="float">
            <text:p>135.5912</text:p>
          </table:table-cell>
          <table:table-cell office:value-type="float" office:value="34.2156" calcext:value-type="float">
            <text:p>34.2156</text:p>
          </table:table-cell>
          <table:table-cell office:value-type="string" calcext:value-type="string">
            <text:p>https://www.gbif.org/occurrence/1934003243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133.6545" calcext:value-type="float">
            <text:p>133.6545</text:p>
          </table:table-cell>
          <table:table-cell office:value-type="float" office:value="33.9506" calcext:value-type="float">
            <text:p>33.9506</text:p>
          </table:table-cell>
          <table:table-cell office:value-type="string" calcext:value-type="string">
            <text:p>https://www.gbif.org/occurrence/1934096640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135.941" calcext:value-type="float">
            <text:p>135.941</text:p>
          </table:table-cell>
          <table:table-cell office:value-type="float" office:value="34.2524" calcext:value-type="float">
            <text:p>34.2524</text:p>
          </table:table-cell>
          <table:table-cell office:value-type="string" calcext:value-type="string">
            <text:p>https://www.gbif.org/occurrence/1933992281</text:p>
          </table:table-cell>
          <table:table-cell office:value-type="string" calcext:value-type="string">
            <text:p>Heloniopsis orientalis var. flavid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6.37796" calcext:value-type="float">
            <text:p>136.37796</text:p>
          </table:table-cell>
          <table:table-cell office:value-type="float" office:value="34.99507" calcext:value-type="float">
            <text:p>34.99507</text:p>
          </table:table-cell>
          <table:table-cell office:value-type="string" calcext:value-type="string">
            <text:p>https://www.gbif.org/occurrence/2576089507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35.03125" calcext:value-type="float">
            <text:p>135.03125</text:p>
          </table:table-cell>
          <table:table-cell office:value-type="float" office:value="34.820833" calcext:value-type="float">
            <text:p>34.820833</text:p>
          </table:table-cell>
          <table:table-cell office:value-type="string" calcext:value-type="string">
            <text:p>https://www.gbif.org/occurrence/1830530813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5.08125" calcext:value-type="float">
            <text:p>135.08125</text:p>
          </table:table-cell>
          <table:table-cell office:value-type="float" office:value="34.7875" calcext:value-type="float">
            <text:p>34.7875</text:p>
          </table:table-cell>
          <table:table-cell office:value-type="string" calcext:value-type="string">
            <text:p>https://www.gbif.org/occurrence/1830532002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38.130611" calcext:value-type="float">
            <text:p>138.130611</text:p>
          </table:table-cell>
          <table:table-cell office:value-type="float" office:value="36.887917" calcext:value-type="float">
            <text:p>36.887917</text:p>
          </table:table-cell>
          <table:table-cell office:value-type="string" calcext:value-type="string">
            <text:p>https://www.gbif.org/occurrence/1934033275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8.086667" calcext:value-type="float">
            <text:p>138.086667</text:p>
          </table:table-cell>
          <table:table-cell office:value-type="float" office:value="36.757722" calcext:value-type="float">
            <text:p>36.757722</text:p>
          </table:table-cell>
          <table:table-cell office:value-type="string" calcext:value-type="string">
            <text:p>https://www.gbif.org/occurrence/1934033477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40.081111" calcext:value-type="float">
            <text:p>140.081111</text:p>
          </table:table-cell>
          <table:table-cell office:value-type="float" office:value="35.153611" calcext:value-type="float">
            <text:p>35.153611</text:p>
          </table:table-cell>
          <table:table-cell office:value-type="string" calcext:value-type="string">
            <text:p>https://www.gbif.org/occurrence/1933982372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30.831944" calcext:value-type="float">
            <text:p>130.831944</text:p>
          </table:table-cell>
          <table:table-cell office:value-type="float" office:value="31.510028" calcext:value-type="float">
            <text:p>31.510028</text:p>
          </table:table-cell>
          <table:table-cell office:value-type="string" calcext:value-type="string">
            <text:p>https://www.gbif.org/occurrence/193400486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37.616667" calcext:value-type="float">
            <text:p>137.616667</text:p>
          </table:table-cell>
          <table:table-cell office:value-type="float" office:value="35.75" calcext:value-type="float">
            <text:p>35.75</text:p>
          </table:table-cell>
          <table:table-cell office:value-type="string" calcext:value-type="string">
            <text:p>https://www.gbif.org/occurrence/1933897837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34.545472" calcext:value-type="float">
            <text:p>134.545472</text:p>
          </table:table-cell>
          <table:table-cell office:value-type="float" office:value="35.39525" calcext:value-type="float">
            <text:p>35.39525</text:p>
          </table:table-cell>
          <table:table-cell office:value-type="string" calcext:value-type="string">
            <text:p>https://www.gbif.org/occurrence/1933982420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2.845028" calcext:value-type="float">
            <text:p>132.845028</text:p>
          </table:table-cell>
          <table:table-cell office:value-type="float" office:value="35.077667" calcext:value-type="float">
            <text:p>35.077667</text:p>
          </table:table-cell>
          <table:table-cell office:value-type="string" calcext:value-type="string">
            <text:p>https://www.gbif.org/occurrence/1934032808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40.683333" calcext:value-type="float">
            <text:p>140.683333</text:p>
          </table:table-cell>
          <table:table-cell office:value-type="float" office:value="39.45" calcext:value-type="float">
            <text:p>39.45</text:p>
          </table:table-cell>
          <table:table-cell office:value-type="string" calcext:value-type="string">
            <text:p>https://www.gbif.org/occurrence/1933897303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34.559497" calcext:value-type="float">
            <text:p>134.559497</text:p>
          </table:table-cell>
          <table:table-cell office:value-type="float" office:value="35.401028" calcext:value-type="float">
            <text:p>35.401028</text:p>
          </table:table-cell>
          <table:table-cell office:value-type="string" calcext:value-type="string">
            <text:p>https://www.gbif.org/occurrence/1933863715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2.916667" calcext:value-type="float">
            <text:p>132.916667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https://www.gbif.org/occurrence/1830685148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33.883333" calcext:value-type="float">
            <text:p>133.883333</text:p>
          </table:table-cell>
          <table:table-cell office:value-type="float" office:value="33.8" calcext:value-type="float">
            <text:p>33.8</text:p>
          </table:table-cell>
          <table:table-cell office:value-type="string" calcext:value-type="string">
            <text:p>https://www.gbif.org/occurrence/1830685168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2.9" calcext:value-type="float">
            <text:p>132.9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https://www.gbif.org/occurrence/1830685195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2.883333" calcext:value-type="float">
            <text:p>132.883333</text:p>
          </table:table-cell>
          <table:table-cell office:value-type="float" office:value="33.266667" calcext:value-type="float">
            <text:p>33.266667</text:p>
          </table:table-cell>
          <table:table-cell office:value-type="string" calcext:value-type="string">
            <text:p>https://www.gbif.org/occurrence/1830686192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33.1" calcext:value-type="float">
            <text:p>133.1</text:p>
          </table:table-cell>
          <table:table-cell office:value-type="float" office:value="33.533333" calcext:value-type="float">
            <text:p>33.533333</text:p>
          </table:table-cell>
          <table:table-cell office:value-type="string" calcext:value-type="string">
            <text:p>https://www.gbif.org/occurrence/183068636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36.4476" calcext:value-type="float">
            <text:p>136.4476</text:p>
          </table:table-cell>
          <table:table-cell office:value-type="float" office:value="35.3393" calcext:value-type="float">
            <text:p>35.3393</text:p>
          </table:table-cell>
          <table:table-cell office:value-type="string" calcext:value-type="string">
            <text:p>https://www.gbif.org/occurrence/1933838524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33" calcext:value-type="float">
            <text:p>133</text:p>
          </table:table-cell>
          <table:table-cell office:value-type="float" office:value="33.466667" calcext:value-type="float">
            <text:p>33.466667</text:p>
          </table:table-cell>
          <table:table-cell office:value-type="string" calcext:value-type="string">
            <text:p>https://www.gbif.org/occurrence/183068630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37.65" calcext:value-type="float">
            <text:p>137.65</text:p>
          </table:table-cell>
          <table:table-cell office:value-type="float" office:value="35.333333" calcext:value-type="float">
            <text:p>35.333333</text:p>
          </table:table-cell>
          <table:table-cell office:value-type="string" calcext:value-type="string">
            <text:p>https://www.gbif.org/occurrence/1933896030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33.15" calcext:value-type="float">
            <text:p>133.15</text:p>
          </table:table-cell>
          <table:table-cell office:value-type="float" office:value="33.316667" calcext:value-type="float">
            <text:p>33.316667</text:p>
          </table:table-cell>
          <table:table-cell office:value-type="string" calcext:value-type="string">
            <text:p>https://www.gbif.org/occurrence/1830691778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38.189685" calcext:value-type="float">
            <text:p>138.189685</text:p>
          </table:table-cell>
          <table:table-cell office:value-type="float" office:value="36.829897" calcext:value-type="float">
            <text:p>36.829897</text:p>
          </table:table-cell>
          <table:table-cell office:value-type="string" calcext:value-type="string">
            <text:p>https://www.gbif.org/occurrence/1829851024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35.08299" calcext:value-type="float">
            <text:p>135.08299</text:p>
          </table:table-cell>
          <table:table-cell office:value-type="float" office:value="34.6833" calcext:value-type="float">
            <text:p>34.6833</text:p>
          </table:table-cell>
          <table:table-cell office:value-type="string" calcext:value-type="string">
            <text:p>https://www.gbif.org/occurrence/729293524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36.605425" calcext:value-type="float">
            <text:p>136.605425</text:p>
          </table:table-cell>
          <table:table-cell office:value-type="float" office:value="36.559725" calcext:value-type="float">
            <text:p>36.559725</text:p>
          </table:table-cell>
          <table:table-cell office:value-type="string" calcext:value-type="string">
            <text:p>https://www.gbif.org/occurrence/1829850184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34.633" calcext:value-type="float">
            <text:p>134.633</text:p>
          </table:table-cell>
          <table:table-cell office:value-type="float" office:value="35.483299" calcext:value-type="float">
            <text:p>35.483299</text:p>
          </table:table-cell>
          <table:table-cell office:value-type="string" calcext:value-type="string">
            <text:p>https://www.gbif.org/occurrence/729314974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34.64999" calcext:value-type="float">
            <text:p>134.64999</text:p>
          </table:table-cell>
          <table:table-cell office:value-type="float" office:value="35.516701" calcext:value-type="float">
            <text:p>35.516701</text:p>
          </table:table-cell>
          <table:table-cell office:value-type="string" calcext:value-type="string">
            <text:p>https://www.gbif.org/occurrence/729290420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5.067" calcext:value-type="float">
            <text:p>135.067</text:p>
          </table:table-cell>
          <table:table-cell office:value-type="float" office:value="35.016701" calcext:value-type="float">
            <text:p>35.016701</text:p>
          </table:table-cell>
          <table:table-cell office:value-type="string" calcext:value-type="string">
            <text:p>https://www.gbif.org/occurrence/729295860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39.156025" calcext:value-type="float">
            <text:p>139.156025</text:p>
          </table:table-cell>
          <table:table-cell office:value-type="float" office:value="34.215913" calcext:value-type="float">
            <text:p>34.215913</text:p>
          </table:table-cell>
          <table:table-cell office:value-type="string" calcext:value-type="string">
            <text:p>https://www.gbif.org/occurrence/388830815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35.08299" calcext:value-type="float">
            <text:p>135.08299</text:p>
          </table:table-cell>
          <table:table-cell office:value-type="float" office:value="35.049999" calcext:value-type="float">
            <text:p>35.049999</text:p>
          </table:table-cell>
          <table:table-cell office:value-type="string" calcext:value-type="string">
            <text:p>https://www.gbif.org/occurrence/729299854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34.617" calcext:value-type="float">
            <text:p>134.617</text:p>
          </table:table-cell>
          <table:table-cell office:value-type="float" office:value="35.466702" calcext:value-type="float">
            <text:p>35.466702</text:p>
          </table:table-cell>
          <table:table-cell office:value-type="string" calcext:value-type="string">
            <text:p>https://www.gbif.org/occurrence/729315165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34.58299" calcext:value-type="float">
            <text:p>134.58299</text:p>
          </table:table-cell>
          <table:table-cell office:value-type="float" office:value="35.383301" calcext:value-type="float">
            <text:p>35.383301</text:p>
          </table:table-cell>
          <table:table-cell office:value-type="string" calcext:value-type="string">
            <text:p>https://www.gbif.org/occurrence/729318307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34.517" calcext:value-type="float">
            <text:p>134.517</text:p>
          </table:table-cell>
          <table:table-cell office:value-type="float" office:value="35.3167" calcext:value-type="float">
            <text:p>35.3167</text:p>
          </table:table-cell>
          <table:table-cell office:value-type="string" calcext:value-type="string">
            <text:p>https://www.gbif.org/occurrence/729287148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35.233" calcext:value-type="float">
            <text:p>135.233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https://www.gbif.org/occurrence/72927916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35.25" calcext:value-type="float">
            <text:p>135.25</text:p>
          </table:table-cell>
          <table:table-cell office:value-type="float" office:value="34.983299" calcext:value-type="float">
            <text:p>34.983299</text:p>
          </table:table-cell>
          <table:table-cell office:value-type="string" calcext:value-type="string">
            <text:p>https://www.gbif.org/occurrence/729282238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35.16701" calcext:value-type="float">
            <text:p>135.16701</text:p>
          </table:table-cell>
          <table:table-cell office:value-type="float" office:value="34.9333" calcext:value-type="float">
            <text:p>34.9333</text:p>
          </table:table-cell>
          <table:table-cell office:value-type="string" calcext:value-type="string">
            <text:p>https://www.gbif.org/occurrence/72928272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35.217" calcext:value-type="float">
            <text:p>135.217</text:p>
          </table:table-cell>
          <table:table-cell office:value-type="float" office:value="34.783298" calcext:value-type="float">
            <text:p>34.783298</text:p>
          </table:table-cell>
          <table:table-cell office:value-type="string" calcext:value-type="string">
            <text:p>https://www.gbif.org/occurrence/729276823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35.283" calcext:value-type="float">
            <text:p>135.283</text:p>
          </table:table-cell>
          <table:table-cell office:value-type="float" office:value="34.833302" calcext:value-type="float">
            <text:p>34.833302</text:p>
          </table:table-cell>
          <table:table-cell office:value-type="string" calcext:value-type="string">
            <text:p>https://www.gbif.org/occurrence/72929576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35.283" calcext:value-type="float">
            <text:p>135.283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https://www.gbif.org/occurrence/72927303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35.267" calcext:value-type="float">
            <text:p>135.267</text:p>
          </table:table-cell>
          <table:table-cell office:value-type="float" office:value="34.950001" calcext:value-type="float">
            <text:p>34.950001</text:p>
          </table:table-cell>
          <table:table-cell office:value-type="string" calcext:value-type="string">
            <text:p>https://www.gbif.org/occurrence/729282137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35.33299" calcext:value-type="float">
            <text:p>135.33299</text:p>
          </table:table-cell>
          <table:table-cell office:value-type="float" office:value="34.766701" calcext:value-type="float">
            <text:p>34.766701</text:p>
          </table:table-cell>
          <table:table-cell office:value-type="string" calcext:value-type="string">
            <text:p>https://www.gbif.org/occurrence/729294519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35.283" calcext:value-type="float">
            <text:p>135.283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https://www.gbif.org/occurrence/729273037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35.267" calcext:value-type="float">
            <text:p>135.267</text:p>
          </table:table-cell>
          <table:table-cell office:value-type="float" office:value="34.9333" calcext:value-type="float">
            <text:p>34.9333</text:p>
          </table:table-cell>
          <table:table-cell office:value-type="string" calcext:value-type="string">
            <text:p>https://www.gbif.org/occurrence/729282532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35.233" calcext:value-type="float">
            <text:p>135.233</text:p>
          </table:table-cell>
          <table:table-cell office:value-type="float" office:value="35.133301" calcext:value-type="float">
            <text:p>35.133301</text:p>
          </table:table-cell>
          <table:table-cell office:value-type="string" calcext:value-type="string">
            <text:p>https://www.gbif.org/occurrence/72929756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35.133" calcext:value-type="float">
            <text:p>135.133</text:p>
          </table:table-cell>
          <table:table-cell office:value-type="float" office:value="35.099998" calcext:value-type="float">
            <text:p>35.099998</text:p>
          </table:table-cell>
          <table:table-cell office:value-type="string" calcext:value-type="string">
            <text:p>https://www.gbif.org/occurrence/729297984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35.117" calcext:value-type="float">
            <text:p>135.117</text:p>
          </table:table-cell>
          <table:table-cell office:value-type="float" office:value="35.099998" calcext:value-type="float">
            <text:p>35.099998</text:p>
          </table:table-cell>
          <table:table-cell office:value-type="string" calcext:value-type="string">
            <text:p>https://www.gbif.org/occurrence/729297989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35.14999" calcext:value-type="float">
            <text:p>135.14999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https://www.gbif.org/occurrence/729278165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35.10001" calcext:value-type="float">
            <text:p>135.10001</text:p>
          </table:table-cell>
          <table:table-cell office:value-type="float" office:value="34.766701" calcext:value-type="float">
            <text:p>34.766701</text:p>
          </table:table-cell>
          <table:table-cell office:value-type="string" calcext:value-type="string">
            <text:p>https://www.gbif.org/occurrence/72927794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35.217" calcext:value-type="float">
            <text:p>135.217</text:p>
          </table:table-cell>
          <table:table-cell office:value-type="float" office:value="34.766701" calcext:value-type="float">
            <text:p>34.766701</text:p>
          </table:table-cell>
          <table:table-cell office:value-type="string" calcext:value-type="string">
            <text:p>https://www.gbif.org/occurrence/72927744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34.66701" calcext:value-type="float">
            <text:p>134.66701</text:p>
          </table:table-cell>
          <table:table-cell office:value-type="float" office:value="35.033298" calcext:value-type="float">
            <text:p>35.033298</text:p>
          </table:table-cell>
          <table:table-cell office:value-type="string" calcext:value-type="string">
            <text:p>https://www.gbif.org/occurrence/729292295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34.633" calcext:value-type="float">
            <text:p>134.633</text:p>
          </table:table-cell>
          <table:table-cell office:value-type="float" office:value="35.533298" calcext:value-type="float">
            <text:p>35.533298</text:p>
          </table:table-cell>
          <table:table-cell office:value-type="string" calcext:value-type="string">
            <text:p>https://www.gbif.org/occurrence/729310769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34.633" calcext:value-type="float">
            <text:p>134.633</text:p>
          </table:table-cell>
          <table:table-cell office:value-type="float" office:value="35.466702" calcext:value-type="float">
            <text:p>35.466702</text:p>
          </table:table-cell>
          <table:table-cell office:value-type="string" calcext:value-type="string">
            <text:p>https://www.gbif.org/occurrence/72931511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35.217" calcext:value-type="float">
            <text:p>135.217</text:p>
          </table:table-cell>
          <table:table-cell office:value-type="float" office:value="35.002201" calcext:value-type="float">
            <text:p>35.002201</text:p>
          </table:table-cell>
          <table:table-cell office:value-type="string" calcext:value-type="string">
            <text:p>https://www.gbif.org/occurrence/72928437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35" calcext:value-type="float">
            <text:p>135</text:p>
          </table:table-cell>
          <table:table-cell office:value-type="float" office:value="34.5667" calcext:value-type="float">
            <text:p>34.5667</text:p>
          </table:table-cell>
          <table:table-cell office:value-type="string" calcext:value-type="string">
            <text:p>https://www.gbif.org/occurrence/72926988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34.983" calcext:value-type="float">
            <text:p>134.983</text:p>
          </table:table-cell>
          <table:table-cell office:value-type="float" office:value="34.5667" calcext:value-type="float">
            <text:p>34.5667</text:p>
          </table:table-cell>
          <table:table-cell office:value-type="string" calcext:value-type="string">
            <text:p>https://www.gbif.org/occurrence/72929821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35.267" calcext:value-type="float">
            <text:p>135.267</text:p>
          </table:table-cell>
          <table:table-cell office:value-type="float" office:value="34.883301" calcext:value-type="float">
            <text:p>34.883301</text:p>
          </table:table-cell>
          <table:table-cell office:value-type="string" calcext:value-type="string">
            <text:p>https://www.gbif.org/occurrence/729281095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34.867" calcext:value-type="float">
            <text:p>134.867</text:p>
          </table:table-cell>
          <table:table-cell office:value-type="float" office:value="35.083302" calcext:value-type="float">
            <text:p>35.083302</text:p>
          </table:table-cell>
          <table:table-cell office:value-type="string" calcext:value-type="string">
            <text:p>https://www.gbif.org/occurrence/729297118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35.14999" calcext:value-type="float">
            <text:p>135.14999</text:p>
          </table:table-cell>
          <table:table-cell office:value-type="float" office:value="35.051701" calcext:value-type="float">
            <text:p>35.051701</text:p>
          </table:table-cell>
          <table:table-cell office:value-type="string" calcext:value-type="string">
            <text:p>https://www.gbif.org/occurrence/729299747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34.983" calcext:value-type="float">
            <text:p>134.983</text:p>
          </table:table-cell>
          <table:table-cell office:value-type="float" office:value="35.233299" calcext:value-type="float">
            <text:p>35.233299</text:p>
          </table:table-cell>
          <table:table-cell office:value-type="string" calcext:value-type="string">
            <text:p>https://www.gbif.org/occurrence/72931152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35.10201" calcext:value-type="float">
            <text:p>135.10201</text:p>
          </table:table-cell>
          <table:table-cell office:value-type="float" office:value="35.150299" calcext:value-type="float">
            <text:p>35.150299</text:p>
          </table:table-cell>
          <table:table-cell office:value-type="string" calcext:value-type="string">
            <text:p>https://www.gbif.org/occurrence/729319257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34.517" calcext:value-type="float">
            <text:p>134.517</text:p>
          </table:table-cell>
          <table:table-cell office:value-type="float" office:value="35.349998" calcext:value-type="float">
            <text:p>35.349998</text:p>
          </table:table-cell>
          <table:table-cell office:value-type="string" calcext:value-type="string">
            <text:p>https://www.gbif.org/occurrence/729325683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35.14999" calcext:value-type="float">
            <text:p>135.14999</text:p>
          </table:table-cell>
          <table:table-cell office:value-type="float" office:value="34.783298" calcext:value-type="float">
            <text:p>34.783298</text:p>
          </table:table-cell>
          <table:table-cell office:value-type="string" calcext:value-type="string">
            <text:p>https://www.gbif.org/occurrence/729274852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35.233" calcext:value-type="float">
            <text:p>135.233</text:p>
          </table:table-cell>
          <table:table-cell office:value-type="float" office:value="35.75" calcext:value-type="float">
            <text:p>35.75</text:p>
          </table:table-cell>
          <table:table-cell office:value-type="string" calcext:value-type="string">
            <text:p>https://www.gbif.org/occurrence/729273118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34.7" calcext:value-type="float">
            <text:p>134.7</text:p>
          </table:table-cell>
          <table:table-cell office:value-type="float" office:value="35.016701" calcext:value-type="float">
            <text:p>35.016701</text:p>
          </table:table-cell>
          <table:table-cell office:value-type="string" calcext:value-type="string">
            <text:p>https://www.gbif.org/occurrence/729301429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33.052393" calcext:value-type="float">
            <text:p>133.052393</text:p>
          </table:table-cell>
          <table:table-cell office:value-type="float" office:value="33.346518" calcext:value-type="float">
            <text:p>33.346518</text:p>
          </table:table-cell>
          <table:table-cell office:value-type="string" calcext:value-type="string">
            <text:p>https://www.gbif.org/occurrence/1829858349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40.5625" calcext:value-type="float">
            <text:p>140.5625</text:p>
          </table:table-cell>
          <table:table-cell office:value-type="float" office:value="36.791667" calcext:value-type="float">
            <text:p>36.791667</text:p>
          </table:table-cell>
          <table:table-cell office:value-type="string" calcext:value-type="string">
            <text:p>https://www.gbif.org/occurrence/1934155414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35.69417" calcext:value-type="float">
            <text:p>135.69417</text:p>
          </table:table-cell>
          <table:table-cell office:value-type="float" office:value="34.73533" calcext:value-type="float">
            <text:p>34.73533</text:p>
          </table:table-cell>
          <table:table-cell office:value-type="string" calcext:value-type="string">
            <text:p>https://www.gbif.org/occurrence/1933826892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35.67741" calcext:value-type="float">
            <text:p>135.67741</text:p>
          </table:table-cell>
          <table:table-cell office:value-type="float" office:value="34.40839" calcext:value-type="float">
            <text:p>34.40839</text:p>
          </table:table-cell>
          <table:table-cell office:value-type="string" calcext:value-type="string">
            <text:p>https://www.gbif.org/occurrence/1933906377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35.67741" calcext:value-type="float">
            <text:p>135.67741</text:p>
          </table:table-cell>
          <table:table-cell office:value-type="float" office:value="34.40839" calcext:value-type="float">
            <text:p>34.40839</text:p>
          </table:table-cell>
          <table:table-cell office:value-type="string" calcext:value-type="string">
            <text:p>https://www.gbif.org/occurrence/193390641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40.1152" calcext:value-type="float">
            <text:p>140.1152</text:p>
          </table:table-cell>
          <table:table-cell office:value-type="float" office:value="36.89" calcext:value-type="float">
            <text:p>36.89</text:p>
          </table:table-cell>
          <table:table-cell office:value-type="string" calcext:value-type="string">
            <text:p>https://www.gbif.org/occurrence/1934097880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34.64999" calcext:value-type="float">
            <text:p>134.64999</text:p>
          </table:table-cell>
          <table:table-cell office:value-type="float" office:value="34.883301" calcext:value-type="float">
            <text:p>34.883301</text:p>
          </table:table-cell>
          <table:table-cell office:value-type="string" calcext:value-type="string">
            <text:p>https://www.gbif.org/occurrence/72932581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37.55519" calcext:value-type="float">
            <text:p>137.55519</text:p>
          </table:table-cell>
          <table:table-cell office:value-type="float" office:value="34.91903" calcext:value-type="float">
            <text:p>34.91903</text:p>
          </table:table-cell>
          <table:table-cell office:value-type="string" calcext:value-type="string">
            <text:p>https://www.gbif.org/occurrence/1933826923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37.55519" calcext:value-type="float">
            <text:p>137.55519</text:p>
          </table:table-cell>
          <table:table-cell office:value-type="float" office:value="34.91903" calcext:value-type="float">
            <text:p>34.91903</text:p>
          </table:table-cell>
          <table:table-cell office:value-type="string" calcext:value-type="string">
            <text:p>https://www.gbif.org/occurrence/1933826964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34.79849" calcext:value-type="float">
            <text:p>134.79849</text:p>
          </table:table-cell>
          <table:table-cell office:value-type="float" office:value="35.57761" calcext:value-type="float">
            <text:p>35.57761</text:p>
          </table:table-cell>
          <table:table-cell office:value-type="string" calcext:value-type="string">
            <text:p>https://www.gbif.org/occurrence/1933826989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41.700054" calcext:value-type="float">
            <text:p>141.700054</text:p>
          </table:table-cell>
          <table:table-cell office:value-type="float" office:value="45.034185" calcext:value-type="float">
            <text:p>45.034185</text:p>
          </table:table-cell>
          <table:table-cell office:value-type="string" calcext:value-type="string">
            <text:p>https://www.gbif.org/occurrence/388830737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43.038174" calcext:value-type="float">
            <text:p>143.038174</text:p>
          </table:table-cell>
          <table:table-cell office:value-type="float" office:value="42.082612" calcext:value-type="float">
            <text:p>42.082612</text:p>
          </table:table-cell>
          <table:table-cell office:value-type="string" calcext:value-type="string">
            <text:p>https://www.gbif.org/occurrence/38883071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34.533" calcext:value-type="float">
            <text:p>134.533</text:p>
          </table:table-cell>
          <table:table-cell office:value-type="float" office:value="35.383301" calcext:value-type="float">
            <text:p>35.383301</text:p>
          </table:table-cell>
          <table:table-cell office:value-type="string" calcext:value-type="string">
            <text:p>https://www.gbif.org/occurrence/72931815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39.588056" calcext:value-type="float">
            <text:p>139.588056</text:p>
          </table:table-cell>
          <table:table-cell office:value-type="float" office:value="33.864444" calcext:value-type="float">
            <text:p>33.864444</text:p>
          </table:table-cell>
          <table:table-cell office:value-type="string" calcext:value-type="string">
            <text:p>https://www.gbif.org/occurrence/1829888159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39.588056" calcext:value-type="float">
            <text:p>139.588056</text:p>
          </table:table-cell>
          <table:table-cell office:value-type="float" office:value="33.864444" calcext:value-type="float">
            <text:p>33.864444</text:p>
          </table:table-cell>
          <table:table-cell office:value-type="string" calcext:value-type="string">
            <text:p>https://www.gbif.org/occurrence/1829888394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39.588056" calcext:value-type="float">
            <text:p>139.588056</text:p>
          </table:table-cell>
          <table:table-cell office:value-type="float" office:value="33.864444" calcext:value-type="float">
            <text:p>33.864444</text:p>
          </table:table-cell>
          <table:table-cell office:value-type="string" calcext:value-type="string">
            <text:p>https://www.gbif.org/occurrence/1829888407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39.164722" calcext:value-type="float">
            <text:p>139.164722</text:p>
          </table:table-cell>
          <table:table-cell office:value-type="float" office:value="34.226667" calcext:value-type="float">
            <text:p>34.226667</text:p>
          </table:table-cell>
          <table:table-cell office:value-type="string" calcext:value-type="string">
            <text:p>https://www.gbif.org/occurrence/1829888744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35.05" calcext:value-type="float">
            <text:p>135.05</text:p>
          </table:table-cell>
          <table:table-cell office:value-type="float" office:value="35.200001" calcext:value-type="float">
            <text:p>35.200001</text:p>
          </table:table-cell>
          <table:table-cell office:value-type="string" calcext:value-type="string">
            <text:p>https://www.gbif.org/occurrence/72931164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133.531243" calcext:value-type="float">
            <text:p>133.531243</text:p>
          </table:table-cell>
          <table:table-cell office:value-type="float" office:value="35.393488" calcext:value-type="float">
            <text:p>35.393488</text:p>
          </table:table-cell>
          <table:table-cell office:value-type="string" calcext:value-type="string">
            <text:p>https://www.gbif.org/occurrence/1829870318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36.45572" calcext:value-type="float">
            <text:p>136.45572</text:p>
          </table:table-cell>
          <table:table-cell office:value-type="float" office:value="35.15547" calcext:value-type="float">
            <text:p>35.15547</text:p>
          </table:table-cell>
          <table:table-cell office:value-type="string" calcext:value-type="string">
            <text:p>https://www.gbif.org/occurrence/1933877850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34.634" calcext:value-type="float">
            <text:p>134.634</text:p>
          </table:table-cell>
          <table:table-cell office:value-type="float" office:value="35.468899" calcext:value-type="float">
            <text:p>35.468899</text:p>
          </table:table-cell>
          <table:table-cell office:value-type="string" calcext:value-type="string">
            <text:p>https://www.gbif.org/occurrence/729329523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36.4292" calcext:value-type="float">
            <text:p>136.4292</text:p>
          </table:table-cell>
          <table:table-cell office:value-type="float" office:value="35.019" calcext:value-type="float">
            <text:p>35.019</text:p>
          </table:table-cell>
          <table:table-cell office:value-type="string" calcext:value-type="string">
            <text:p>https://www.gbif.org/occurrence/193389200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134.634" calcext:value-type="float">
            <text:p>134.634</text:p>
          </table:table-cell>
          <table:table-cell office:value-type="float" office:value="35.468899" calcext:value-type="float">
            <text:p>35.468899</text:p>
          </table:table-cell>
          <table:table-cell office:value-type="string" calcext:value-type="string">
            <text:p>https://www.gbif.org/occurrence/729327882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34.634" calcext:value-type="float">
            <text:p>134.634</text:p>
          </table:table-cell>
          <table:table-cell office:value-type="float" office:value="35.468899" calcext:value-type="float">
            <text:p>35.468899</text:p>
          </table:table-cell>
          <table:table-cell office:value-type="string" calcext:value-type="string">
            <text:p>https://www.gbif.org/occurrence/72932881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34.634" calcext:value-type="float">
            <text:p>134.634</text:p>
          </table:table-cell>
          <table:table-cell office:value-type="float" office:value="35.468899" calcext:value-type="float">
            <text:p>35.468899</text:p>
          </table:table-cell>
          <table:table-cell office:value-type="string" calcext:value-type="string">
            <text:p>https://www.gbif.org/occurrence/729329610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34.634" calcext:value-type="float">
            <text:p>134.634</text:p>
          </table:table-cell>
          <table:table-cell office:value-type="float" office:value="35.468899" calcext:value-type="float">
            <text:p>35.468899</text:p>
          </table:table-cell>
          <table:table-cell office:value-type="string" calcext:value-type="string">
            <text:p>https://www.gbif.org/occurrence/729328634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36.45572" calcext:value-type="float">
            <text:p>136.45572</text:p>
          </table:table-cell>
          <table:table-cell office:value-type="float" office:value="35.15547" calcext:value-type="float">
            <text:p>35.15547</text:p>
          </table:table-cell>
          <table:table-cell office:value-type="string" calcext:value-type="string">
            <text:p>https://www.gbif.org/occurrence/1933877870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36.45572" calcext:value-type="float">
            <text:p>136.45572</text:p>
          </table:table-cell>
          <table:table-cell office:value-type="float" office:value="35.15547" calcext:value-type="float">
            <text:p>35.15547</text:p>
          </table:table-cell>
          <table:table-cell office:value-type="string" calcext:value-type="string">
            <text:p>https://www.gbif.org/occurrence/1933877875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39.156025" calcext:value-type="float">
            <text:p>139.156025</text:p>
          </table:table-cell>
          <table:table-cell office:value-type="float" office:value="34.215913" calcext:value-type="float">
            <text:p>34.215913</text:p>
          </table:table-cell>
          <table:table-cell office:value-type="string" calcext:value-type="string">
            <text:p>https://www.gbif.org/occurrence/388830582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41.146667" calcext:value-type="float">
            <text:p>141.146667</text:p>
          </table:table-cell>
          <table:table-cell office:value-type="float" office:value="39.469167" calcext:value-type="float">
            <text:p>39.469167</text:p>
          </table:table-cell>
          <table:table-cell office:value-type="string" calcext:value-type="string">
            <text:p>https://www.gbif.org/occurrence/1829902183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33.544278" calcext:value-type="float">
            <text:p>133.544278</text:p>
          </table:table-cell>
          <table:table-cell office:value-type="float" office:value="35.372861" calcext:value-type="float">
            <text:p>35.372861</text:p>
          </table:table-cell>
          <table:table-cell office:value-type="string" calcext:value-type="string">
            <text:p>https://www.gbif.org/occurrence/1829892923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38.963806" calcext:value-type="float">
            <text:p>138.963806</text:p>
          </table:table-cell>
          <table:table-cell office:value-type="float" office:value="37.316611" calcext:value-type="float">
            <text:p>37.316611</text:p>
          </table:table-cell>
          <table:table-cell office:value-type="string" calcext:value-type="string">
            <text:p>https://www.gbif.org/occurrence/1829901462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38.963806" calcext:value-type="float">
            <text:p>138.963806</text:p>
          </table:table-cell>
          <table:table-cell office:value-type="float" office:value="37.316611" calcext:value-type="float">
            <text:p>37.316611</text:p>
          </table:table-cell>
          <table:table-cell office:value-type="string" calcext:value-type="string">
            <text:p>https://www.gbif.org/occurrence/1829901499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34.764167" calcext:value-type="float">
            <text:p>134.764167</text:p>
          </table:table-cell>
          <table:table-cell office:value-type="float" office:value="34.988333" calcext:value-type="float">
            <text:p>34.988333</text:p>
          </table:table-cell>
          <table:table-cell office:value-type="string" calcext:value-type="string">
            <text:p>https://www.gbif.org/occurrence/1829890634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39.388146" calcext:value-type="float">
            <text:p>139.388146</text:p>
          </table:table-cell>
          <table:table-cell office:value-type="float" office:value="36.865587" calcext:value-type="float">
            <text:p>36.865587</text:p>
          </table:table-cell>
          <table:table-cell office:value-type="string" calcext:value-type="string">
            <text:p>https://www.gbif.org/occurrence/38883056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42.985298" calcext:value-type="float">
            <text:p>142.985298</text:p>
          </table:table-cell>
          <table:table-cell office:value-type="float" office:value="43.779923" calcext:value-type="float">
            <text:p>43.779923</text:p>
          </table:table-cell>
          <table:table-cell office:value-type="string" calcext:value-type="string">
            <text:p>https://www.gbif.org/occurrence/388830703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36.421228" calcext:value-type="float">
            <text:p>136.421228</text:p>
          </table:table-cell>
          <table:table-cell office:value-type="float" office:value="35.001237" calcext:value-type="float">
            <text:p>35.001237</text:p>
          </table:table-cell>
          <table:table-cell office:value-type="string" calcext:value-type="string">
            <text:p>https://www.gbif.org/occurrence/182982419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39.910378" calcext:value-type="float">
            <text:p>139.910378</text:p>
          </table:table-cell>
          <table:table-cell office:value-type="float" office:value="39.194088" calcext:value-type="float">
            <text:p>39.194088</text:p>
          </table:table-cell>
          <table:table-cell office:value-type="string" calcext:value-type="string">
            <text:p>https://www.gbif.org/occurrence/1829818123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37.8625" calcext:value-type="float">
            <text:p>137.8625</text:p>
          </table:table-cell>
          <table:table-cell office:value-type="float" office:value="36.698056" calcext:value-type="float">
            <text:p>36.698056</text:p>
          </table:table-cell>
          <table:table-cell office:value-type="string" calcext:value-type="string">
            <text:p>https://www.gbif.org/occurrence/1829899738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39.3902" calcext:value-type="float">
            <text:p>139.3902</text:p>
          </table:table-cell>
          <table:table-cell office:value-type="float" office:value="35.5762" calcext:value-type="float">
            <text:p>35.5762</text:p>
          </table:table-cell>
          <table:table-cell office:value-type="string" calcext:value-type="string">
            <text:p>https://www.gbif.org/occurrence/193406169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38.456667" calcext:value-type="float">
            <text:p>138.456667</text:p>
          </table:table-cell>
          <table:table-cell office:value-type="float" office:value="35.768889" calcext:value-type="float">
            <text:p>35.768889</text:p>
          </table:table-cell>
          <table:table-cell office:value-type="string" calcext:value-type="string">
            <text:p>https://www.gbif.org/occurrence/182989611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42.854204" calcext:value-type="float">
            <text:p>142.854204</text:p>
          </table:table-cell>
          <table:table-cell office:value-type="float" office:value="43.663542" calcext:value-type="float">
            <text:p>43.663542</text:p>
          </table:table-cell>
          <table:table-cell office:value-type="string" calcext:value-type="string">
            <text:p>https://www.gbif.org/occurrence/388830587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40.002643" calcext:value-type="float">
            <text:p>140.002643</text:p>
          </table:table-cell>
          <table:table-cell office:value-type="float" office:value="37.619764" calcext:value-type="float">
            <text:p>37.619764</text:p>
          </table:table-cell>
          <table:table-cell office:value-type="string" calcext:value-type="string">
            <text:p>https://www.gbif.org/occurrence/1829825264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38.645315" calcext:value-type="float">
            <text:p>138.645315</text:p>
          </table:table-cell>
          <table:table-cell office:value-type="float" office:value="36.410905" calcext:value-type="float">
            <text:p>36.410905</text:p>
          </table:table-cell>
          <table:table-cell office:value-type="string" calcext:value-type="string">
            <text:p>https://www.gbif.org/occurrence/182982386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38.177958" calcext:value-type="float">
            <text:p>138.177958</text:p>
          </table:table-cell>
          <table:table-cell office:value-type="float" office:value="36.100541" calcext:value-type="float">
            <text:p>36.100541</text:p>
          </table:table-cell>
          <table:table-cell office:value-type="string" calcext:value-type="string">
            <text:p>https://www.gbif.org/occurrence/182982435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38.157313" calcext:value-type="float">
            <text:p>138.157313</text:p>
          </table:table-cell>
          <table:table-cell office:value-type="float" office:value="35.461261" calcext:value-type="float">
            <text:p>35.461261</text:p>
          </table:table-cell>
          <table:table-cell office:value-type="string" calcext:value-type="string">
            <text:p>https://www.gbif.org/occurrence/1829824184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39.173198" calcext:value-type="float">
            <text:p>139.173198</text:p>
          </table:table-cell>
          <table:table-cell office:value-type="float" office:value="36.903438" calcext:value-type="float">
            <text:p>36.903438</text:p>
          </table:table-cell>
          <table:table-cell office:value-type="string" calcext:value-type="string">
            <text:p>https://www.gbif.org/occurrence/1829824158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139.173198" calcext:value-type="float">
            <text:p>139.173198</text:p>
          </table:table-cell>
          <table:table-cell office:value-type="float" office:value="36.903438" calcext:value-type="float">
            <text:p>36.903438</text:p>
          </table:table-cell>
          <table:table-cell office:value-type="string" calcext:value-type="string">
            <text:p>https://www.gbif.org/occurrence/1829824175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139.203275" calcext:value-type="float">
            <text:p>139.203275</text:p>
          </table:table-cell>
          <table:table-cell office:value-type="float" office:value="36.918628" calcext:value-type="float">
            <text:p>36.918628</text:p>
          </table:table-cell>
          <table:table-cell office:value-type="string" calcext:value-type="string">
            <text:p>https://www.gbif.org/occurrence/182982437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139.173198" calcext:value-type="float">
            <text:p>139.173198</text:p>
          </table:table-cell>
          <table:table-cell office:value-type="float" office:value="36.903438" calcext:value-type="float">
            <text:p>36.903438</text:p>
          </table:table-cell>
          <table:table-cell office:value-type="string" calcext:value-type="string">
            <text:p>https://www.gbif.org/occurrence/182982526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140.47931" calcext:value-type="float">
            <text:p>140.47931</text:p>
          </table:table-cell>
          <table:table-cell office:value-type="float" office:value="38.24942" calcext:value-type="float">
            <text:p>38.24942</text:p>
          </table:table-cell>
          <table:table-cell office:value-type="string" calcext:value-type="string">
            <text:p>https://www.gbif.org/occurrence/193382688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140.15555" calcext:value-type="float">
            <text:p>140.15555</text:p>
          </table:table-cell>
          <table:table-cell office:value-type="float" office:value="35.159" calcext:value-type="float">
            <text:p>35.159</text:p>
          </table:table-cell>
          <table:table-cell office:value-type="string" calcext:value-type="string">
            <text:p>https://www.gbif.org/occurrence/1933873370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138.9302" calcext:value-type="float">
            <text:p>138.9302</text:p>
          </table:table-cell>
          <table:table-cell office:value-type="float" office:value="36.8344" calcext:value-type="float">
            <text:p>36.8344</text:p>
          </table:table-cell>
          <table:table-cell office:value-type="string" calcext:value-type="string">
            <text:p>https://www.gbif.org/occurrence/1934153508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38.9302" calcext:value-type="float">
            <text:p>138.9302</text:p>
          </table:table-cell>
          <table:table-cell office:value-type="float" office:value="36.8344" calcext:value-type="float">
            <text:p>36.8344</text:p>
          </table:table-cell>
          <table:table-cell office:value-type="string" calcext:value-type="string">
            <text:p>https://www.gbif.org/occurrence/1934153512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37.6295" calcext:value-type="float">
            <text:p>137.6295</text:p>
          </table:table-cell>
          <table:table-cell office:value-type="float" office:value="36.152" calcext:value-type="float">
            <text:p>36.152</text:p>
          </table:table-cell>
          <table:table-cell office:value-type="string" calcext:value-type="string">
            <text:p>https://www.gbif.org/occurrence/1934061698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9.0413" calcext:value-type="float">
            <text:p>139.0413</text:p>
          </table:table-cell>
          <table:table-cell office:value-type="float" office:value="35.1277" calcext:value-type="float">
            <text:p>35.1277</text:p>
          </table:table-cell>
          <table:table-cell office:value-type="string" calcext:value-type="string">
            <text:p>https://www.gbif.org/occurrence/193406171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9.0413" calcext:value-type="float">
            <text:p>139.0413</text:p>
          </table:table-cell>
          <table:table-cell office:value-type="float" office:value="35.1277" calcext:value-type="float">
            <text:p>35.1277</text:p>
          </table:table-cell>
          <table:table-cell office:value-type="string" calcext:value-type="string">
            <text:p>https://www.gbif.org/occurrence/1934061726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137.6182" calcext:value-type="float">
            <text:p>137.6182</text:p>
          </table:table-cell>
          <table:table-cell office:value-type="float" office:value="36.5793" calcext:value-type="float">
            <text:p>36.5793</text:p>
          </table:table-cell>
          <table:table-cell office:value-type="string" calcext:value-type="string">
            <text:p>https://www.gbif.org/occurrence/1933977001</text:p>
          </table:table-cell>
          <table:table-cell office:value-type="string" calcext:value-type="string">
            <text:p>Heloniopsis orientalis var. oriental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3.44424" calcext:value-type="float">
            <text:p>103.44424</text:p>
          </table:table-cell>
          <table:table-cell office:value-type="float" office:value="30.587229" calcext:value-type="float">
            <text:p>30.587229</text:p>
          </table:table-cell>
          <table:table-cell office:value-type="string" calcext:value-type="string">
            <text:p>https://www.gbif.org/occurrence/1030871249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0.85" calcext:value-type="float">
            <text:p>110.85</text:p>
          </table:table-cell>
          <table:table-cell office:value-type="float" office:value="26.43" calcext:value-type="float">
            <text:p>26.43</text:p>
          </table:table-cell>
          <table:table-cell office:value-type="string" calcext:value-type="string">
            <text:p>https://www.gbif.org/occurrence/2417614381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2.928376" calcext:value-type="float">
            <text:p>102.928376</text:p>
          </table:table-cell>
          <table:table-cell office:value-type="float" office:value="30.144125" calcext:value-type="float">
            <text:p>30.144125</text:p>
          </table:table-cell>
          <table:table-cell office:value-type="string" calcext:value-type="string">
            <text:p>https://www.gbif.org/occurrence/1030898355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2.928376" calcext:value-type="float">
            <text:p>102.928376</text:p>
          </table:table-cell>
          <table:table-cell office:value-type="float" office:value="30.144125" calcext:value-type="float">
            <text:p>30.144125</text:p>
          </table:table-cell>
          <table:table-cell office:value-type="string" calcext:value-type="string">
            <text:p>https://www.gbif.org/occurrence/1030898380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030871210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030871229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030871230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0.585686" calcext:value-type="float">
            <text:p>110.585686</text:p>
          </table:table-cell>
          <table:table-cell office:value-type="float" office:value="25.60168" calcext:value-type="float">
            <text:p>25.60168</text:p>
          </table:table-cell>
          <table:table-cell office:value-type="string" calcext:value-type="string">
            <text:p>https://www.gbif.org/occurrence/1030923728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0.585686" calcext:value-type="float">
            <text:p>110.585686</text:p>
          </table:table-cell>
          <table:table-cell office:value-type="float" office:value="25.60168" calcext:value-type="float">
            <text:p>25.60168</text:p>
          </table:table-cell>
          <table:table-cell office:value-type="string" calcext:value-type="string">
            <text:p>https://www.gbif.org/occurrence/1030923733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0.585686" calcext:value-type="float">
            <text:p>110.585686</text:p>
          </table:table-cell>
          <table:table-cell office:value-type="float" office:value="25.60168" calcext:value-type="float">
            <text:p>25.60168</text:p>
          </table:table-cell>
          <table:table-cell office:value-type="string" calcext:value-type="string">
            <text:p>https://www.gbif.org/occurrence/1030923749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0.585686" calcext:value-type="float">
            <text:p>110.585686</text:p>
          </table:table-cell>
          <table:table-cell office:value-type="float" office:value="25.60168" calcext:value-type="float">
            <text:p>25.60168</text:p>
          </table:table-cell>
          <table:table-cell office:value-type="string" calcext:value-type="string">
            <text:p>https://www.gbif.org/occurrence/1030923764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030870998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030898353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030898365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3.571742" calcext:value-type="float">
            <text:p>103.571742</text:p>
          </table:table-cell>
          <table:table-cell office:value-type="float" office:value="28.262715" calcext:value-type="float">
            <text:p>28.262715</text:p>
          </table:table-cell>
          <table:table-cell office:value-type="string" calcext:value-type="string">
            <text:p>https://www.gbif.org/occurrence/1030898372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19251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20984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07.099276" calcext:value-type="float">
            <text:p>107.099276</text:p>
          </table:table-cell>
          <table:table-cell office:value-type="float" office:value="29.157849" calcext:value-type="float">
            <text:p>29.157849</text:p>
          </table:table-cell>
          <table:table-cell office:value-type="string" calcext:value-type="string">
            <text:p>https://www.gbif.org/occurrence/1030898397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17659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25168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17470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18242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0.040007" calcext:value-type="float">
            <text:p>110.040007</text:p>
          </table:table-cell>
          <table:table-cell office:value-type="float" office:value="25.742153" calcext:value-type="float">
            <text:p>25.742153</text:p>
          </table:table-cell>
          <table:table-cell office:value-type="string" calcext:value-type="string">
            <text:p>https://www.gbif.org/occurrence/1030951317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10.040007" calcext:value-type="float">
            <text:p>110.040007</text:p>
          </table:table-cell>
          <table:table-cell office:value-type="float" office:value="25.742153" calcext:value-type="float">
            <text:p>25.742153</text:p>
          </table:table-cell>
          <table:table-cell office:value-type="string" calcext:value-type="string">
            <text:p>https://www.gbif.org/occurrence/1030951303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2.81464" calcext:value-type="float">
            <text:p>102.81464</text:p>
          </table:table-cell>
          <table:table-cell office:value-type="float" office:value="30.368117" calcext:value-type="float">
            <text:p>30.368117</text:p>
          </table:table-cell>
          <table:table-cell office:value-type="string" calcext:value-type="string">
            <text:p>https://www.gbif.org/occurrence/1030870952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030898317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02.990174" calcext:value-type="float">
            <text:p>102.990174</text:p>
          </table:table-cell>
          <table:table-cell office:value-type="float" office:value="32.061655" calcext:value-type="float">
            <text:p>32.061655</text:p>
          </table:table-cell>
          <table:table-cell office:value-type="string" calcext:value-type="string">
            <text:p>https://www.gbif.org/occurrence/1030898345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030898347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02.81464" calcext:value-type="float">
            <text:p>102.81464</text:p>
          </table:table-cell>
          <table:table-cell office:value-type="float" office:value="30.368117" calcext:value-type="float">
            <text:p>30.368117</text:p>
          </table:table-cell>
          <table:table-cell office:value-type="string" calcext:value-type="string">
            <text:p>https://www.gbif.org/occurrence/1030898352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030898367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030898374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02.81464" calcext:value-type="float">
            <text:p>102.81464</text:p>
          </table:table-cell>
          <table:table-cell office:value-type="float" office:value="30.368117" calcext:value-type="float">
            <text:p>30.368117</text:p>
          </table:table-cell>
          <table:table-cell office:value-type="string" calcext:value-type="string">
            <text:p>https://www.gbif.org/occurrence/1030898376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030898377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09.833841" calcext:value-type="float">
            <text:p>109.833841</text:p>
          </table:table-cell>
          <table:table-cell office:value-type="float" office:value="27.203906" calcext:value-type="float">
            <text:p>27.203906</text:p>
          </table:table-cell>
          <table:table-cell office:value-type="string" calcext:value-type="string">
            <text:p>https://www.gbif.org/occurrence/1030951283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05.1" calcext:value-type="float">
            <text:p>105.1</text:p>
          </table:table-cell>
          <table:table-cell office:value-type="float" office:value="28.27" calcext:value-type="float">
            <text:p>28.27</text:p>
          </table:table-cell>
          <table:table-cell office:value-type="string" calcext:value-type="string">
            <text:p>https://www.gbif.org/occurrence/2417341998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05.1" calcext:value-type="float">
            <text:p>105.1</text:p>
          </table:table-cell>
          <table:table-cell office:value-type="float" office:value="28.27" calcext:value-type="float">
            <text:p>28.27</text:p>
          </table:table-cell>
          <table:table-cell office:value-type="string" calcext:value-type="string">
            <text:p>https://www.gbif.org/occurrence/2417346086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02.75" calcext:value-type="float">
            <text:p>102.75</text:p>
          </table:table-cell>
          <table:table-cell office:value-type="float" office:value="30.06" calcext:value-type="float">
            <text:p>30.06</text:p>
          </table:table-cell>
          <table:table-cell office:value-type="string" calcext:value-type="string">
            <text:p>https://www.gbif.org/occurrence/2417441556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02.81" calcext:value-type="float">
            <text:p>102.81</text:p>
          </table:table-cell>
          <table:table-cell office:value-type="float" office:value="30.36" calcext:value-type="float">
            <text:p>30.36</text:p>
          </table:table-cell>
          <table:table-cell office:value-type="string" calcext:value-type="string">
            <text:p>https://www.gbif.org/occurrence/2417487624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19887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19975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26537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20516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21206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10.040007" calcext:value-type="float">
            <text:p>110.040007</text:p>
          </table:table-cell>
          <table:table-cell office:value-type="float" office:value="25.742153" calcext:value-type="float">
            <text:p>25.742153</text:p>
          </table:table-cell>
          <table:table-cell office:value-type="string" calcext:value-type="string">
            <text:p>https://www.gbif.org/occurrence/1030951323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18784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19133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21630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09.83" calcext:value-type="float">
            <text:p>109.83</text:p>
          </table:table-cell>
          <table:table-cell office:value-type="float" office:value="27.2" calcext:value-type="float">
            <text:p>27.2</text:p>
          </table:table-cell>
          <table:table-cell office:value-type="string" calcext:value-type="string">
            <text:p>https://www.gbif.org/occurrence/2417711465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030951261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10.050532" calcext:value-type="float">
            <text:p>110.050532</text:p>
          </table:table-cell>
          <table:table-cell office:value-type="float" office:value="25.255089" calcext:value-type="float">
            <text:p>25.255089</text:p>
          </table:table-cell>
          <table:table-cell office:value-type="string" calcext:value-type="string">
            <text:p>https://www.gbif.org/occurrence/1030951281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10.050532" calcext:value-type="float">
            <text:p>110.050532</text:p>
          </table:table-cell>
          <table:table-cell office:value-type="float" office:value="25.255089" calcext:value-type="float">
            <text:p>25.255089</text:p>
          </table:table-cell>
          <table:table-cell office:value-type="string" calcext:value-type="string">
            <text:p>https://www.gbif.org/occurrence/1030951294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030951297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030951305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10.05" calcext:value-type="float">
            <text:p>110.05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https://www.gbif.org/occurrence/2417280201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10.58" calcext:value-type="float">
            <text:p>110.58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https://www.gbif.org/occurrence/2417341103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02.75" calcext:value-type="float">
            <text:p>102.75</text:p>
          </table:table-cell>
          <table:table-cell office:value-type="float" office:value="30.06" calcext:value-type="float">
            <text:p>30.06</text:p>
          </table:table-cell>
          <table:table-cell office:value-type="string" calcext:value-type="string">
            <text:p>https://www.gbif.org/occurrence/2417440195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02.75" calcext:value-type="float">
            <text:p>102.75</text:p>
          </table:table-cell>
          <table:table-cell office:value-type="float" office:value="30.06" calcext:value-type="float">
            <text:p>30.06</text:p>
          </table:table-cell>
          <table:table-cell office:value-type="string" calcext:value-type="string">
            <text:p>https://www.gbif.org/occurrence/2417441755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02.75" calcext:value-type="float">
            <text:p>102.75</text:p>
          </table:table-cell>
          <table:table-cell office:value-type="float" office:value="30.06" calcext:value-type="float">
            <text:p>30.06</text:p>
          </table:table-cell>
          <table:table-cell office:value-type="string" calcext:value-type="string">
            <text:p>https://www.gbif.org/occurrence/2417442085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2.75" calcext:value-type="float">
            <text:p>102.75</text:p>
          </table:table-cell>
          <table:table-cell office:value-type="float" office:value="30.06" calcext:value-type="float">
            <text:p>30.06</text:p>
          </table:table-cell>
          <table:table-cell office:value-type="string" calcext:value-type="string">
            <text:p>https://www.gbif.org/occurrence/2417442557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02.75" calcext:value-type="float">
            <text:p>102.75</text:p>
          </table:table-cell>
          <table:table-cell office:value-type="float" office:value="30.06" calcext:value-type="float">
            <text:p>30.06</text:p>
          </table:table-cell>
          <table:table-cell office:value-type="string" calcext:value-type="string">
            <text:p>https://www.gbif.org/occurrence/2417445188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030951265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03.853481" calcext:value-type="float">
            <text:p>103.853481</text:p>
          </table:table-cell>
          <table:table-cell office:value-type="float" office:value="31.68115" calcext:value-type="float">
            <text:p>31.68115</text:p>
          </table:table-cell>
          <table:table-cell office:value-type="string" calcext:value-type="string">
            <text:p>https://www.gbif.org/occurrence/1030951313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18529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18579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18590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19324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03.39" calcext:value-type="float">
            <text:p>103.39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https://www.gbif.org/occurrence/2417523280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02.54" calcext:value-type="float">
            <text:p>102.54</text:p>
          </table:table-cell>
          <table:table-cell office:value-type="float" office:value="30.91" calcext:value-type="float">
            <text:p>30.91</text:p>
          </table:table-cell>
          <table:table-cell office:value-type="string" calcext:value-type="string">
            <text:p>https://www.gbif.org/occurrence/2417736736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04.39" calcext:value-type="float">
            <text:p>104.39</text:p>
          </table:table-cell>
          <table:table-cell office:value-type="float" office:value="34.04" calcext:value-type="float">
            <text:p>34.04</text:p>
          </table:table-cell>
          <table:table-cell office:value-type="string" calcext:value-type="string">
            <text:p>https://www.gbif.org/occurrence/2417475368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12.948819" calcext:value-type="float">
            <text:p>112.948819</text:p>
          </table:table-cell>
          <table:table-cell office:value-type="float" office:value="25.39996" calcext:value-type="float">
            <text:p>25.39996</text:p>
          </table:table-cell>
          <table:table-cell office:value-type="string" calcext:value-type="string">
            <text:p>https://www.gbif.org/occurrence/1030951285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3703889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3703900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3965973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3965991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12.948819" calcext:value-type="float">
            <text:p>112.948819</text:p>
          </table:table-cell>
          <table:table-cell office:value-type="float" office:value="25.39996" calcext:value-type="float">
            <text:p>25.39996</text:p>
          </table:table-cell>
          <table:table-cell office:value-type="string" calcext:value-type="string">
            <text:p>https://www.gbif.org/occurrence/1303966034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3703906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3965957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3966540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3703843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3703886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4026760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4026773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4026796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03.231884" calcext:value-type="float">
            <text:p>103.231884</text:p>
          </table:table-cell>
          <table:table-cell office:value-type="float" office:value="29.73797" calcext:value-type="float">
            <text:p>29.73797</text:p>
          </table:table-cell>
          <table:table-cell office:value-type="string" calcext:value-type="string">
            <text:p>https://www.gbif.org/occurrence/1303703818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03.231884" calcext:value-type="float">
            <text:p>103.231884</text:p>
          </table:table-cell>
          <table:table-cell office:value-type="float" office:value="29.73797" calcext:value-type="float">
            <text:p>29.73797</text:p>
          </table:table-cell>
          <table:table-cell office:value-type="string" calcext:value-type="string">
            <text:p>https://www.gbif.org/occurrence/1303703836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3703845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3703871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13.184435" calcext:value-type="float">
            <text:p>113.184435</text:p>
          </table:table-cell>
          <table:table-cell office:value-type="float" office:value="24.813781" calcext:value-type="float">
            <text:p>24.813781</text:p>
          </table:table-cell>
          <table:table-cell office:value-type="string" calcext:value-type="string">
            <text:p>https://www.gbif.org/occurrence/1030951295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07.099276" calcext:value-type="float">
            <text:p>107.099276</text:p>
          </table:table-cell>
          <table:table-cell office:value-type="float" office:value="29.157849" calcext:value-type="float">
            <text:p>29.157849</text:p>
          </table:table-cell>
          <table:table-cell office:value-type="string" calcext:value-type="string">
            <text:p>https://www.gbif.org/occurrence/1303703870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02.7586" calcext:value-type="float">
            <text:p>102.7586</text:p>
          </table:table-cell>
          <table:table-cell office:value-type="float" office:value="30.066425" calcext:value-type="float">
            <text:p>30.066425</text:p>
          </table:table-cell>
          <table:table-cell office:value-type="string" calcext:value-type="string">
            <text:p>https://www.gbif.org/occurrence/1057119797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11.009947" calcext:value-type="float">
            <text:p>111.009947</text:p>
          </table:table-cell>
          <table:table-cell office:value-type="float" office:value="25.897942" calcext:value-type="float">
            <text:p>25.897942</text:p>
          </table:table-cell>
          <table:table-cell office:value-type="string" calcext:value-type="string">
            <text:p>https://www.gbif.org/occurrence/1030951316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303703819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11.009947" calcext:value-type="float">
            <text:p>111.009947</text:p>
          </table:table-cell>
          <table:table-cell office:value-type="float" office:value="25.897942" calcext:value-type="float">
            <text:p>25.897942</text:p>
          </table:table-cell>
          <table:table-cell office:value-type="string" calcext:value-type="string">
            <text:p>https://www.gbif.org/occurrence/1303703833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303703841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303703862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303703864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303703876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303703881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303703902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303703924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06.761103" calcext:value-type="float">
            <text:p>106.761103</text:p>
          </table:table-cell>
          <table:table-cell office:value-type="float" office:value="26.543493" calcext:value-type="float">
            <text:p>26.543493</text:p>
          </table:table-cell>
          <table:table-cell office:value-type="string" calcext:value-type="string">
            <text:p>https://www.gbif.org/occurrence/1303965908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11.009947" calcext:value-type="float">
            <text:p>111.009947</text:p>
          </table:table-cell>
          <table:table-cell office:value-type="float" office:value="25.897942" calcext:value-type="float">
            <text:p>25.897942</text:p>
          </table:table-cell>
          <table:table-cell office:value-type="string" calcext:value-type="string">
            <text:p>https://www.gbif.org/occurrence/1303965974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303965976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303965984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02.758313" calcext:value-type="float">
            <text:p>102.758313</text:p>
          </table:table-cell>
          <table:table-cell office:value-type="float" office:value="30.066708" calcext:value-type="float">
            <text:p>30.066708</text:p>
          </table:table-cell>
          <table:table-cell office:value-type="string" calcext:value-type="string">
            <text:p>https://www.gbif.org/occurrence/1303965988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07.099276" calcext:value-type="float">
            <text:p>107.099276</text:p>
          </table:table-cell>
          <table:table-cell office:value-type="float" office:value="29.157849" calcext:value-type="float">
            <text:p>29.157849</text:p>
          </table:table-cell>
          <table:table-cell office:value-type="string" calcext:value-type="string">
            <text:p>https://www.gbif.org/occurrence/1303703812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07.099276" calcext:value-type="float">
            <text:p>107.099276</text:p>
          </table:table-cell>
          <table:table-cell office:value-type="float" office:value="29.157849" calcext:value-type="float">
            <text:p>29.157849</text:p>
          </table:table-cell>
          <table:table-cell office:value-type="string" calcext:value-type="string">
            <text:p>https://www.gbif.org/occurrence/1303703913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06.266667" calcext:value-type="float">
            <text:p>106.266667</text:p>
          </table:table-cell>
          <table:table-cell office:value-type="float" office:value="29.3" calcext:value-type="float">
            <text:p>29.3</text:p>
          </table:table-cell>
          <table:table-cell office:value-type="string" calcext:value-type="string">
            <text:p>https://www.gbif.org/occurrence/1303703877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3703861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07.099276" calcext:value-type="float">
            <text:p>107.099276</text:p>
          </table:table-cell>
          <table:table-cell office:value-type="float" office:value="29.157849" calcext:value-type="float">
            <text:p>29.157849</text:p>
          </table:table-cell>
          <table:table-cell office:value-type="string" calcext:value-type="string">
            <text:p>https://www.gbif.org/occurrence/1303703863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3703873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103.398589" calcext:value-type="float">
            <text:p>103.398589</text:p>
          </table:table-cell>
          <table:table-cell office:value-type="float" office:value="29.496119" calcext:value-type="float">
            <text:p>29.496119</text:p>
          </table:table-cell>
          <table:table-cell office:value-type="string" calcext:value-type="string">
            <text:p>https://www.gbif.org/occurrence/1303703887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107.099276" calcext:value-type="float">
            <text:p>107.099276</text:p>
          </table:table-cell>
          <table:table-cell office:value-type="float" office:value="29.157849" calcext:value-type="float">
            <text:p>29.157849</text:p>
          </table:table-cell>
          <table:table-cell office:value-type="string" calcext:value-type="string">
            <text:p>https://www.gbif.org/occurrence/1303703909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107.099276" calcext:value-type="float">
            <text:p>107.099276</text:p>
          </table:table-cell>
          <table:table-cell office:value-type="float" office:value="29.157849" calcext:value-type="float">
            <text:p>29.157849</text:p>
          </table:table-cell>
          <table:table-cell office:value-type="string" calcext:value-type="string">
            <text:p>https://www.gbif.org/occurrence/1303703934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107.099276" calcext:value-type="float">
            <text:p>107.099276</text:p>
          </table:table-cell>
          <table:table-cell office:value-type="float" office:value="29.157849" calcext:value-type="float">
            <text:p>29.157849</text:p>
          </table:table-cell>
          <table:table-cell office:value-type="string" calcext:value-type="string">
            <text:p>https://www.gbif.org/occurrence/1303966544</text:p>
          </table:table-cell>
          <table:table-cell office:value-type="string" calcext:value-type="string">
            <text:p>Ypsilandra thibetic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8.460833" calcext:value-type="float">
            <text:p>98.460833</text:p>
          </table:table-cell>
          <table:table-cell office:value-type="float" office:value="27.784444" calcext:value-type="float">
            <text:p>27.784444</text:p>
          </table:table-cell>
          <table:table-cell office:value-type="string" calcext:value-type="string">
            <text:p>https://www.gbif.org/occurrence/1426119922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8.459167" calcext:value-type="float">
            <text:p>98.459167</text:p>
          </table:table-cell>
          <table:table-cell office:value-type="float" office:value="27.753889" calcext:value-type="float">
            <text:p>27.753889</text:p>
          </table:table-cell>
          <table:table-cell office:value-type="string" calcext:value-type="string">
            <text:p>https://www.gbif.org/occurrence/686866892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8.460833" calcext:value-type="float">
            <text:p>98.460833</text:p>
          </table:table-cell>
          <table:table-cell office:value-type="float" office:value="27.784444" calcext:value-type="float">
            <text:p>27.784444</text:p>
          </table:table-cell>
          <table:table-cell office:value-type="string" calcext:value-type="string">
            <text:p>https://www.gbif.org/occurrence/723808433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8.702194" calcext:value-type="float">
            <text:p>98.702194</text:p>
          </table:table-cell>
          <table:table-cell office:value-type="float" office:value="27.215723" calcext:value-type="float">
            <text:p>27.215723</text:p>
          </table:table-cell>
          <table:table-cell office:value-type="string" calcext:value-type="string">
            <text:p>https://www.gbif.org/occurrence/1426073456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8.7015" calcext:value-type="float">
            <text:p>98.7015</text:p>
          </table:table-cell>
          <table:table-cell office:value-type="float" office:value="27.214083" calcext:value-type="float">
            <text:p>27.214083</text:p>
          </table:table-cell>
          <table:table-cell office:value-type="string" calcext:value-type="string">
            <text:p>https://www.gbif.org/occurrence/1426099879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8.694138" calcext:value-type="float">
            <text:p>98.694138</text:p>
          </table:table-cell>
          <table:table-cell office:value-type="float" office:value="27.199413" calcext:value-type="float">
            <text:p>27.199413</text:p>
          </table:table-cell>
          <table:table-cell office:value-type="string" calcext:value-type="string">
            <text:p>https://www.gbif.org/occurrence/1426118453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8.695885" calcext:value-type="float">
            <text:p>98.695885</text:p>
          </table:table-cell>
          <table:table-cell office:value-type="float" office:value="27.210333" calcext:value-type="float">
            <text:p>27.210333</text:p>
          </table:table-cell>
          <table:table-cell office:value-type="string" calcext:value-type="string">
            <text:p>https://www.gbif.org/occurrence/1426120200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8.694695" calcext:value-type="float">
            <text:p>98.694695</text:p>
          </table:table-cell>
          <table:table-cell office:value-type="float" office:value="27.200806" calcext:value-type="float">
            <text:p>27.200806</text:p>
          </table:table-cell>
          <table:table-cell office:value-type="string" calcext:value-type="string">
            <text:p>https://www.gbif.org/occurrence/1426219333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8.695854" calcext:value-type="float">
            <text:p>98.695854</text:p>
          </table:table-cell>
          <table:table-cell office:value-type="float" office:value="27.212278" calcext:value-type="float">
            <text:p>27.212278</text:p>
          </table:table-cell>
          <table:table-cell office:value-type="string" calcext:value-type="string">
            <text:p>https://www.gbif.org/occurrence/1426069215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8.720062" calcext:value-type="float">
            <text:p>98.720062</text:p>
          </table:table-cell>
          <table:table-cell office:value-type="float" office:value="27.18494" calcext:value-type="float">
            <text:p>27.18494</text:p>
          </table:table-cell>
          <table:table-cell office:value-type="string" calcext:value-type="string">
            <text:p>https://www.gbif.org/occurrence/1426119771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8.695833" calcext:value-type="float">
            <text:p>98.695833</text:p>
          </table:table-cell>
          <table:table-cell office:value-type="float" office:value="27.212222" calcext:value-type="float">
            <text:p>27.212222</text:p>
          </table:table-cell>
          <table:table-cell office:value-type="string" calcext:value-type="string">
            <text:p>https://www.gbif.org/occurrence/575203234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98.465919" calcext:value-type="float">
            <text:p>98.465919</text:p>
          </table:table-cell>
          <table:table-cell office:value-type="float" office:value="27.793079" calcext:value-type="float">
            <text:p>27.793079</text:p>
          </table:table-cell>
          <table:table-cell office:value-type="string" calcext:value-type="string">
            <text:p>https://www.gbif.org/occurrence/1426107943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98.465833" calcext:value-type="float">
            <text:p>98.465833</text:p>
          </table:table-cell>
          <table:table-cell office:value-type="float" office:value="27.793056" calcext:value-type="float">
            <text:p>27.793056</text:p>
          </table:table-cell>
          <table:table-cell office:value-type="string" calcext:value-type="string">
            <text:p>https://www.gbif.org/occurrence/890157378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98.455276" calcext:value-type="float">
            <text:p>98.455276</text:p>
          </table:table-cell>
          <table:table-cell office:value-type="float" office:value="27.696108" calcext:value-type="float">
            <text:p>27.696108</text:p>
          </table:table-cell>
          <table:table-cell office:value-type="string" calcext:value-type="string">
            <text:p>https://www.gbif.org/occurrence/1426055606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98.491661" calcext:value-type="float">
            <text:p>98.491661</text:p>
          </table:table-cell>
          <table:table-cell office:value-type="float" office:value="27.713055" calcext:value-type="float">
            <text:p>27.713055</text:p>
          </table:table-cell>
          <table:table-cell office:value-type="string" calcext:value-type="string">
            <text:p>https://www.gbif.org/occurrence/1426213133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8.4553" calcext:value-type="float">
            <text:p>98.4553</text:p>
          </table:table-cell>
          <table:table-cell office:value-type="float" office:value="27.6961" calcext:value-type="float">
            <text:p>27.6961</text:p>
          </table:table-cell>
          <table:table-cell office:value-type="string" calcext:value-type="string">
            <text:p>https://www.gbif.org/occurrence/147060139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98.4917" calcext:value-type="float">
            <text:p>98.4917</text:p>
          </table:table-cell>
          <table:table-cell office:value-type="float" office:value="27.7131" calcext:value-type="float">
            <text:p>27.7131</text:p>
          </table:table-cell>
          <table:table-cell office:value-type="string" calcext:value-type="string">
            <text:p>https://www.gbif.org/occurrence/147060142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8.491667" calcext:value-type="float">
            <text:p>98.491667</text:p>
          </table:table-cell>
          <table:table-cell office:value-type="float" office:value="27.713056" calcext:value-type="float">
            <text:p>27.713056</text:p>
          </table:table-cell>
          <table:table-cell office:value-type="string" calcext:value-type="string">
            <text:p>https://www.gbif.org/occurrence/575151234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87.17" calcext:value-type="float">
            <text:p>87.17</text:p>
          </table:table-cell>
          <table:table-cell office:value-type="float" office:value="27.67" calcext:value-type="float">
            <text:p>27.67</text:p>
          </table:table-cell>
          <table:table-cell office:value-type="string" calcext:value-type="string">
            <text:p>https://www.gbif.org/occurrence/1056740185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9.28717" calcext:value-type="float">
            <text:p>99.28717</text:p>
          </table:table-cell>
          <table:table-cell office:value-type="float" office:value="27.177166" calcext:value-type="float">
            <text:p>27.177166</text:p>
          </table:table-cell>
          <table:table-cell office:value-type="string" calcext:value-type="string">
            <text:p>https://www.gbif.org/occurrence/919464584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99.28717" calcext:value-type="float">
            <text:p>99.28717</text:p>
          </table:table-cell>
          <table:table-cell office:value-type="float" office:value="27.177166" calcext:value-type="float">
            <text:p>27.177166</text:p>
          </table:table-cell>
          <table:table-cell office:value-type="string" calcext:value-type="string">
            <text:p>https://www.gbif.org/occurrence/919464591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95.76" calcext:value-type="float">
            <text:p>95.76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https://www.gbif.org/occurrence/2417697019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95.76" calcext:value-type="float">
            <text:p>95.76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https://www.gbif.org/occurrence/2417697405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95.76" calcext:value-type="float">
            <text:p>95.76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https://www.gbif.org/occurrence/2417699046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95.76" calcext:value-type="float">
            <text:p>95.76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https://www.gbif.org/occurrence/2417699435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95.76" calcext:value-type="float">
            <text:p>95.76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https://www.gbif.org/occurrence/2417699456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98.66582" calcext:value-type="float">
            <text:p>98.66582</text:p>
          </table:table-cell>
          <table:table-cell office:value-type="float" office:value="27.740736" calcext:value-type="float">
            <text:p>27.740736</text:p>
          </table:table-cell>
          <table:table-cell office:value-type="string" calcext:value-type="string">
            <text:p>https://www.gbif.org/occurrence/919531270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98.66582" calcext:value-type="float">
            <text:p>98.66582</text:p>
          </table:table-cell>
          <table:table-cell office:value-type="float" office:value="27.740736" calcext:value-type="float">
            <text:p>27.740736</text:p>
          </table:table-cell>
          <table:table-cell office:value-type="string" calcext:value-type="string">
            <text:p>https://www.gbif.org/occurrence/919531280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98.66582" calcext:value-type="float">
            <text:p>98.66582</text:p>
          </table:table-cell>
          <table:table-cell office:value-type="float" office:value="27.740736" calcext:value-type="float">
            <text:p>27.740736</text:p>
          </table:table-cell>
          <table:table-cell office:value-type="string" calcext:value-type="string">
            <text:p>https://www.gbif.org/occurrence/919531291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83.938548" calcext:value-type="float">
            <text:p>83.938548</text:p>
          </table:table-cell>
          <table:table-cell office:value-type="float" office:value="28.253008" calcext:value-type="float">
            <text:p>28.253008</text:p>
          </table:table-cell>
          <table:table-cell office:value-type="string" calcext:value-type="string">
            <text:p>https://www.gbif.org/occurrence/1057508184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91.208" calcext:value-type="float">
            <text:p>91.208</text:p>
          </table:table-cell>
          <table:table-cell office:value-type="float" office:value="27.767" calcext:value-type="float">
            <text:p>27.767</text:p>
          </table:table-cell>
          <table:table-cell office:value-type="string" calcext:value-type="string">
            <text:p>https://www.gbif.org/occurrence/1057083648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98.911543" calcext:value-type="float">
            <text:p>98.911543</text:p>
          </table:table-cell>
          <table:table-cell office:value-type="float" office:value="28.48611" calcext:value-type="float">
            <text:p>28.48611</text:p>
          </table:table-cell>
          <table:table-cell office:value-type="string" calcext:value-type="string">
            <text:p>https://www.gbif.org/occurrence/1304026789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98.911543" calcext:value-type="float">
            <text:p>98.911543</text:p>
          </table:table-cell>
          <table:table-cell office:value-type="float" office:value="28.48611" calcext:value-type="float">
            <text:p>28.48611</text:p>
          </table:table-cell>
          <table:table-cell office:value-type="string" calcext:value-type="string">
            <text:p>https://www.gbif.org/occurrence/1304026790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98.911543" calcext:value-type="float">
            <text:p>98.911543</text:p>
          </table:table-cell>
          <table:table-cell office:value-type="float" office:value="28.48611" calcext:value-type="float">
            <text:p>28.48611</text:p>
          </table:table-cell>
          <table:table-cell office:value-type="string" calcext:value-type="string">
            <text:p>https://www.gbif.org/occurrence/1304026802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98.66582" calcext:value-type="float">
            <text:p>98.66582</text:p>
          </table:table-cell>
          <table:table-cell office:value-type="float" office:value="27.740736" calcext:value-type="float">
            <text:p>27.740736</text:p>
          </table:table-cell>
          <table:table-cell office:value-type="string" calcext:value-type="string">
            <text:p>https://www.gbif.org/occurrence/1304026803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98.911543" calcext:value-type="float">
            <text:p>98.911543</text:p>
          </table:table-cell>
          <table:table-cell office:value-type="float" office:value="28.48611" calcext:value-type="float">
            <text:p>28.48611</text:p>
          </table:table-cell>
          <table:table-cell office:value-type="string" calcext:value-type="string">
            <text:p>https://www.gbif.org/occurrence/1304026812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98.911543" calcext:value-type="float">
            <text:p>98.911543</text:p>
          </table:table-cell>
          <table:table-cell office:value-type="float" office:value="28.48611" calcext:value-type="float">
            <text:p>28.48611</text:p>
          </table:table-cell>
          <table:table-cell office:value-type="string" calcext:value-type="string">
            <text:p>https://www.gbif.org/occurrence/1304026828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98.66582" calcext:value-type="float">
            <text:p>98.66582</text:p>
          </table:table-cell>
          <table:table-cell office:value-type="float" office:value="27.740736" calcext:value-type="float">
            <text:p>27.740736</text:p>
          </table:table-cell>
          <table:table-cell office:value-type="string" calcext:value-type="string">
            <text:p>https://www.gbif.org/occurrence/1304026929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98.911543" calcext:value-type="float">
            <text:p>98.911543</text:p>
          </table:table-cell>
          <table:table-cell office:value-type="float" office:value="28.48611" calcext:value-type="float">
            <text:p>28.48611</text:p>
          </table:table-cell>
          <table:table-cell office:value-type="string" calcext:value-type="string">
            <text:p>https://www.gbif.org/occurrence/919531268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98.911543" calcext:value-type="float">
            <text:p>98.911543</text:p>
          </table:table-cell>
          <table:table-cell office:value-type="float" office:value="28.48611" calcext:value-type="float">
            <text:p>28.48611</text:p>
          </table:table-cell>
          <table:table-cell office:value-type="string" calcext:value-type="string">
            <text:p>https://www.gbif.org/occurrence/919531273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98.911543" calcext:value-type="float">
            <text:p>98.911543</text:p>
          </table:table-cell>
          <table:table-cell office:value-type="float" office:value="28.48611" calcext:value-type="float">
            <text:p>28.48611</text:p>
          </table:table-cell>
          <table:table-cell office:value-type="string" calcext:value-type="string">
            <text:p>https://www.gbif.org/occurrence/919531283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98.911543" calcext:value-type="float">
            <text:p>98.911543</text:p>
          </table:table-cell>
          <table:table-cell office:value-type="float" office:value="28.48611" calcext:value-type="float">
            <text:p>28.48611</text:p>
          </table:table-cell>
          <table:table-cell office:value-type="string" calcext:value-type="string">
            <text:p>https://www.gbif.org/occurrence/919531290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98.911543" calcext:value-type="float">
            <text:p>98.911543</text:p>
          </table:table-cell>
          <table:table-cell office:value-type="float" office:value="28.48611" calcext:value-type="float">
            <text:p>28.48611</text:p>
          </table:table-cell>
          <table:table-cell office:value-type="string" calcext:value-type="string">
            <text:p>https://www.gbif.org/occurrence/919531294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98.911543" calcext:value-type="float">
            <text:p>98.911543</text:p>
          </table:table-cell>
          <table:table-cell office:value-type="float" office:value="28.48611" calcext:value-type="float">
            <text:p>28.48611</text:p>
          </table:table-cell>
          <table:table-cell office:value-type="string" calcext:value-type="string">
            <text:p>https://www.gbif.org/occurrence/919531307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98.911543" calcext:value-type="float">
            <text:p>98.911543</text:p>
          </table:table-cell>
          <table:table-cell office:value-type="float" office:value="28.48611" calcext:value-type="float">
            <text:p>28.48611</text:p>
          </table:table-cell>
          <table:table-cell office:value-type="string" calcext:value-type="string">
            <text:p>https://www.gbif.org/occurrence/919588795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98.66582" calcext:value-type="float">
            <text:p>98.66582</text:p>
          </table:table-cell>
          <table:table-cell office:value-type="float" office:value="27.740736" calcext:value-type="float">
            <text:p>27.740736</text:p>
          </table:table-cell>
          <table:table-cell office:value-type="string" calcext:value-type="string">
            <text:p>https://www.gbif.org/occurrence/1304026758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98.66582" calcext:value-type="float">
            <text:p>98.66582</text:p>
          </table:table-cell>
          <table:table-cell office:value-type="float" office:value="27.740736" calcext:value-type="float">
            <text:p>27.740736</text:p>
          </table:table-cell>
          <table:table-cell office:value-type="string" calcext:value-type="string">
            <text:p>https://www.gbif.org/occurrence/1304026779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98.66582" calcext:value-type="float">
            <text:p>98.66582</text:p>
          </table:table-cell>
          <table:table-cell office:value-type="float" office:value="27.740736" calcext:value-type="float">
            <text:p>27.740736</text:p>
          </table:table-cell>
          <table:table-cell office:value-type="string" calcext:value-type="string">
            <text:p>https://www.gbif.org/occurrence/1304026795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98.66582" calcext:value-type="float">
            <text:p>98.66582</text:p>
          </table:table-cell>
          <table:table-cell office:value-type="float" office:value="27.740736" calcext:value-type="float">
            <text:p>27.740736</text:p>
          </table:table-cell>
          <table:table-cell office:value-type="string" calcext:value-type="string">
            <text:p>https://www.gbif.org/occurrence/1304026944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98.66582" calcext:value-type="float">
            <text:p>98.66582</text:p>
          </table:table-cell>
          <table:table-cell office:value-type="float" office:value="27.740736" calcext:value-type="float">
            <text:p>27.740736</text:p>
          </table:table-cell>
          <table:table-cell office:value-type="string" calcext:value-type="string">
            <text:p>https://www.gbif.org/occurrence/919531251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98.66582" calcext:value-type="float">
            <text:p>98.66582</text:p>
          </table:table-cell>
          <table:table-cell office:value-type="float" office:value="27.740736" calcext:value-type="float">
            <text:p>27.740736</text:p>
          </table:table-cell>
          <table:table-cell office:value-type="string" calcext:value-type="string">
            <text:p>https://www.gbif.org/occurrence/919531261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98.66582" calcext:value-type="float">
            <text:p>98.66582</text:p>
          </table:table-cell>
          <table:table-cell office:value-type="float" office:value="27.740736" calcext:value-type="float">
            <text:p>27.740736</text:p>
          </table:table-cell>
          <table:table-cell office:value-type="string" calcext:value-type="string">
            <text:p>https://www.gbif.org/occurrence/919531313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98.911543" calcext:value-type="float">
            <text:p>98.911543</text:p>
          </table:table-cell>
          <table:table-cell office:value-type="float" office:value="28.48611" calcext:value-type="float">
            <text:p>28.48611</text:p>
          </table:table-cell>
          <table:table-cell office:value-type="string" calcext:value-type="string">
            <text:p>https://www.gbif.org/occurrence/919531322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98.911543" calcext:value-type="float">
            <text:p>98.911543</text:p>
          </table:table-cell>
          <table:table-cell office:value-type="float" office:value="28.48611" calcext:value-type="float">
            <text:p>28.48611</text:p>
          </table:table-cell>
          <table:table-cell office:value-type="string" calcext:value-type="string">
            <text:p>https://www.gbif.org/occurrence/919588794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98.66582" calcext:value-type="float">
            <text:p>98.66582</text:p>
          </table:table-cell>
          <table:table-cell office:value-type="float" office:value="27.740736" calcext:value-type="float">
            <text:p>27.740736</text:p>
          </table:table-cell>
          <table:table-cell office:value-type="string" calcext:value-type="string">
            <text:p>https://www.gbif.org/occurrence/1304026756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03.891767" calcext:value-type="float">
            <text:p>103.891767</text:p>
          </table:table-cell>
          <table:table-cell office:value-type="float" office:value="36.519977" calcext:value-type="float">
            <text:p>36.519977</text:p>
          </table:table-cell>
          <table:table-cell office:value-type="string" calcext:value-type="string">
            <text:p>https://www.gbif.org/occurrence/1055801870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97.67" calcext:value-type="float">
            <text:p>97.67</text:p>
          </table:table-cell>
          <table:table-cell office:value-type="float" office:value="28.33" calcext:value-type="float">
            <text:p>28.33</text:p>
          </table:table-cell>
          <table:table-cell office:value-type="string" calcext:value-type="string">
            <text:p>https://www.gbif.org/occurrence/1056367875</text:p>
          </table:table-cell>
          <table:table-cell office:value-type="string" calcext:value-type="string">
            <text:p>Ypsilandra yunnanens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5.352" calcext:value-type="float">
            <text:p>35.352</text:p>
          </table:table-cell>
          <table:table-cell office:value-type="float" office:value="127.5351" calcext:value-type="float">
            <text:p>127.5351</text:p>
          </table:table-cell>
          <table:table-cell office:value-type="string" calcext:value-type="string">
            <text:p>https://www.naturing.net/o/359138</text:p>
          </table:table-cell>
          <table:table-cell office:value-type="string" calcext:value-type="string">
            <text:p>Heloniopsis tubiflor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5.29662" calcext:value-type="float">
            <text:p>35.29662</text:p>
          </table:table-cell>
          <table:table-cell office:value-type="float" office:value="127.53005" calcext:value-type="float">
            <text:p>127.53005</text:p>
          </table:table-cell>
          <table:table-cell office:value-type="string" calcext:value-type="string">
            <text:p>https://www.naturing.net/o/323839</text:p>
          </table:table-cell>
          <table:table-cell office:value-type="string" calcext:value-type="string">
            <text:p>Heloniopsis tubiflor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5.29599" calcext:value-type="float">
            <text:p>35.29599</text:p>
          </table:table-cell>
          <table:table-cell office:value-type="float" office:value="127.53" calcext:value-type="float">
            <text:p>127.53</text:p>
          </table:table-cell>
          <table:table-cell office:value-type="string" calcext:value-type="string">
            <text:p>https://www.naturing.net/o/471003</text:p>
          </table:table-cell>
          <table:table-cell office:value-type="string" calcext:value-type="string">
            <text:p>Heloniopsis tubiflor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5.84853" calcext:value-type="float">
            <text:p>35.84853</text:p>
          </table:table-cell>
          <table:table-cell office:value-type="float" office:value="127.74556" calcext:value-type="float">
            <text:p>127.74556</text:p>
          </table:table-cell>
          <table:table-cell office:value-type="string" calcext:value-type="string">
            <text:p>https://www.naturing.net/o/326509</text:p>
          </table:table-cell>
          <table:table-cell office:value-type="string" calcext:value-type="string">
            <text:p>Heloniopsis tubiflor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5.85802" calcext:value-type="float">
            <text:p>35.85802</text:p>
          </table:table-cell>
          <table:table-cell office:value-type="float" office:value="127.7464" calcext:value-type="float">
            <text:p>127.7464</text:p>
          </table:table-cell>
          <table:table-cell office:value-type="string" calcext:value-type="string">
            <text:p>https://www.naturing.net/o/8670</text:p>
          </table:table-cell>
          <table:table-cell office:value-type="string" calcext:value-type="string">
            <text:p>Heloniopsis tubiflora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5.85802" calcext:value-type="float">
            <text:p>35.85802</text:p>
          </table:table-cell>
          <table:table-cell office:value-type="float" office:value="127.74661" calcext:value-type="float">
            <text:p>127.74661</text:p>
          </table:table-cell>
          <table:table-cell office:value-type="string" calcext:value-type="string">
            <text:p>https://www.naturing.net/o/297506</text:p>
          </table:table-cell>
          <table:table-cell office:value-type="string" calcext:value-type="string">
            <text:p>Heloniopsis tubiflora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7.11262" calcext:value-type="float">
            <text:p>37.11262</text:p>
          </table:table-cell>
          <table:table-cell office:value-type="float" office:value="128.92667" calcext:value-type="float">
            <text:p>128.92667</text:p>
          </table:table-cell>
          <table:table-cell office:value-type="string" calcext:value-type="string">
            <text:p>https://www.naturing.net/o/79487</text:p>
          </table:table-cell>
          <table:table-cell office:value-type="string" calcext:value-type="string">
            <text:p>Heloniopsis tubiflora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5.54118" calcext:value-type="float">
            <text:p>35.54118</text:p>
          </table:table-cell>
          <table:table-cell office:value-type="float" office:value="129.05865" calcext:value-type="float">
            <text:p>129.05865</text:p>
          </table:table-cell>
          <table:table-cell office:value-type="string" calcext:value-type="string">
            <text:p>https://www.naturing.net/o/98475</text:p>
          </table:table-cell>
          <table:table-cell office:value-type="string" calcext:value-type="string">
            <text:p>Heloniopsis tubiflora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5.81327" calcext:value-type="float">
            <text:p>35.81327</text:p>
          </table:table-cell>
          <table:table-cell office:value-type="float" office:value="127.72972" calcext:value-type="float">
            <text:p>127.72972</text:p>
          </table:table-cell>
          <table:table-cell office:value-type="string" calcext:value-type="string">
            <text:p>https://www.naturing.net/o/81929</text:p>
          </table:table-cell>
          <table:table-cell office:value-type="string" calcext:value-type="string">
            <text:p>Heloniopsis tubiflor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8.14663" calcext:value-type="float">
            <text:p>38.14663</text:p>
          </table:table-cell>
          <table:table-cell office:value-type="float" office:value="127.48105" calcext:value-type="float">
            <text:p>127.48105</text:p>
          </table:table-cell>
          <table:table-cell table:style-name="ce1" office:value-type="string" calcext:value-type="string">
            <text:p><text:a xlink:href="https://terms.naer.edu.tw/detail/494943/" xlink:type="simple">herbarium specimen</text:a> </text:p>
          </table:table-cell>
          <table:table-cell office:value-type="string" calcext:value-type="string">
            <text:p>Heloniopsis tubiflor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5.309549" calcext:value-type="float">
            <text:p>35.309549</text:p>
          </table:table-cell>
          <table:table-cell office:value-type="float" office:value="127.579089" calcext:value-type="float">
            <text:p>127.579089</text:p>
          </table:table-cell>
          <table:table-cell office:value-type="string" calcext:value-type="string">
            <text:p><text:a xlink:href="https://www.gbif.org/occurrence/2609423503" xlink:type="simple">https://www.gbif.org/occurrence/2609423503</text:a></text:p>
          </table:table-cell>
          <table:table-cell office:value-type="string" calcext:value-type="string">
            <text:p>Heloniopsis tubiflor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8.17" calcext:value-type="float">
            <text:p>38.17</text:p>
          </table:table-cell>
          <table:table-cell office:value-type="float" office:value="128.493465" calcext:value-type="float">
            <text:p>128.493465</text:p>
          </table:table-cell>
          <table:table-cell office:value-type="string" calcext:value-type="string">
            <text:p><text:a xlink:href="https://www.gbif.org/occurrence/2609423797" xlink:type="simple">https://www.gbif.org/occurrence/2609423797</text:a></text:p>
          </table:table-cell>
          <table:table-cell office:value-type="string" calcext:value-type="string">
            <text:p>Heloniopsis tubiflor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5.341342" calcext:value-type="float">
            <text:p>35.341342</text:p>
          </table:table-cell>
          <table:table-cell office:value-type="float" office:value="127.734417" calcext:value-type="float">
            <text:p>127.734417</text:p>
          </table:table-cell>
          <table:table-cell office:value-type="string" calcext:value-type="string">
            <text:p><text:a xlink:href="https://www.gbif.org/occurrence/2609424475" xlink:type="simple">https://www.gbif.org/occurrence/2609424475</text:a></text:p>
          </table:table-cell>
          <table:table-cell office:value-type="string" calcext:value-type="string">
            <text:p>Heloniopsis tubiflora</text:p>
          </table:table-cell>
          <table:table-cell table:number-columns-repeated="5"/>
        </table:table-row>
      </table:table>
      <table:table table:name="樞紐分析表_DataBase_1" table:style-name="ta1">
        <table:table-column table:style-name="co11" table:default-cell-style-name="ce4"/>
        <table:table-column table:style-name="co10" table:default-cell-style-name="ce8"/>
        <table:table-row table:style-name="ro1">
          <table:table-cell table:style-name="ce2" office:value-type="string" calcext:value-type="string">
            <text:p>scientificName</text:p>
          </table:table-cell>
          <table:table-cell table:style-name="ce6" office:value-type="string" calcext:value-type="string">
            <text:p>(空缺)</text:p>
          </table:table-cell>
        </table:table-row>
        <table:table-row table:style-name="ro1">
          <table:table-cell table:style-name="ce3" office:value-type="string" calcext:value-type="string">
            <text:p>Helonias bullata</text:p>
          </table:table-cell>
          <table:table-cell table:style-name="ce7"/>
        </table:table-row>
        <table:table-row table:style-name="ro1">
          <table:table-cell office:value-type="string" calcext:value-type="string">
            <text:p>Heloniopsis koreana</text:p>
          </table:table-cell>
          <table:table-cell/>
        </table:table-row>
        <table:table-row table:style-name="ro1">
          <table:table-cell office:value-type="string" calcext:value-type="string">
            <text:p>Heloniopsis orientalis var. breviscapa</text:p>
          </table:table-cell>
          <table:table-cell/>
        </table:table-row>
        <table:table-row table:style-name="ro1">
          <table:table-cell office:value-type="string" calcext:value-type="string">
            <text:p>Heloniopsis orientalis var. flavida</text:p>
          </table:table-cell>
          <table:table-cell/>
        </table:table-row>
        <table:table-row table:style-name="ro1">
          <table:table-cell office:value-type="string" calcext:value-type="string">
            <text:p>Heloniopsis orientalis var. orientalis</text:p>
          </table:table-cell>
          <table:table-cell/>
        </table:table-row>
        <table:table-row table:style-name="ro1">
          <table:table-cell office:value-type="string" calcext:value-type="string">
            <text:p>Heloniopsis tubiflora</text:p>
          </table:table-cell>
          <table:table-cell/>
        </table:table-row>
        <table:table-row table:style-name="ro1">
          <table:table-cell office:value-type="string" calcext:value-type="string">
            <text:p>Ypsilandra thibetica</text:p>
          </table:table-cell>
          <table:table-cell/>
        </table:table-row>
        <table:table-row table:style-name="ro1">
          <table:table-cell office:value-type="string" calcext:value-type="string">
            <text:p>Ypsilandra yunnanensis</text:p>
          </table:table-cell>
          <table:table-cell/>
        </table:table-row>
        <table:table-row table:style-name="ro1">
          <table:table-cell office:value-type="string" calcext:value-type="string">
            <text:p>(空缺)</text:p>
          </table:table-cell>
          <table:table-cell table:style-name="ce9"/>
        </table:table-row>
        <table:table-row table:style-name="ro1">
          <table:table-cell table:style-name="ce5" office:value-type="string" calcext:value-type="string">
            <text:p>總計 結果</text:p>
          </table:table-cell>
          <table:table-cell table:style-name="ce10"/>
        </table:table-row>
      </table:table>
      <table:table table:name="工作表3" table:style-name="ta1">
        <table:table-column table:style-name="co10" table:default-cell-style-name="ce11"/>
        <table:table-column table:style-name="co10" table:default-cell-style-name="Default"/>
        <table:table-row table:style-name="ro1">
          <table:table-cell table:style-name="Default"/>
          <table:table-cell office:value-type="string" calcext:value-type="string">
            <text:p>key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596154211" calcext:value-type="float">
            <text:p>259615421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603386398" calcext:value-type="float">
            <text:p>260338639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603413056" calcext:value-type="float">
            <text:p>260341305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609197697" calcext:value-type="float">
            <text:p>260919769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626190240" calcext:value-type="float">
            <text:p>262619024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626498137" calcext:value-type="float">
            <text:p>262649813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236914862" calcext:value-type="float">
            <text:p>223691486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237508174" calcext:value-type="float">
            <text:p>223750817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451714610" calcext:value-type="float">
            <text:p>245171461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265892402" calcext:value-type="float">
            <text:p>226589240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447919428" calcext:value-type="float">
            <text:p>244791942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38317735" calcext:value-type="float">
            <text:p>183831773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47492290" calcext:value-type="float">
            <text:p>184749229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80496744" calcext:value-type="float">
            <text:p>188049674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350448640" calcext:value-type="float">
            <text:p>235044864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573782936" calcext:value-type="float">
            <text:p>257378293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596439164" calcext:value-type="float">
            <text:p>259643916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251825448" calcext:value-type="float">
            <text:p>225182544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500335168" calcext:value-type="float">
            <text:p>150033516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05376412" calcext:value-type="float">
            <text:p>180537641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05384029" calcext:value-type="float">
            <text:p>180538402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609281212" calcext:value-type="float">
            <text:p>260928121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90443678" calcext:value-type="float">
            <text:p>199044367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573794301" calcext:value-type="float">
            <text:p>257379430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571062316" calcext:value-type="float">
            <text:p>157106231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891146344" calcext:value-type="float">
            <text:p>89114634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93746125" calcext:value-type="float">
            <text:p>199374612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251846927" calcext:value-type="float">
            <text:p>225184692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93746047" calcext:value-type="float">
            <text:p>199374604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50955325" calcext:value-type="float">
            <text:p>185095532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460143220" calcext:value-type="float">
            <text:p>246014322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460151376" calcext:value-type="float">
            <text:p>246015137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258603728" calcext:value-type="float">
            <text:p>125860372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258630424" calcext:value-type="float">
            <text:p>125863042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29153150" calcext:value-type="float">
            <text:p>192915315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29907452" calcext:value-type="float">
            <text:p>192990745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28296907" calcext:value-type="float">
            <text:p>192829690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29027524" calcext:value-type="float">
            <text:p>192902752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28525663" calcext:value-type="float">
            <text:p>192852566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29220194" calcext:value-type="float">
            <text:p>192922019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415933286" calcext:value-type="float">
            <text:p>41593328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28770497" calcext:value-type="float">
            <text:p>192877049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29045563" calcext:value-type="float">
            <text:p>192904556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29062247" calcext:value-type="float">
            <text:p>192906224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29407669" calcext:value-type="float">
            <text:p>192940766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0856616" calcext:value-type="float">
            <text:p>193085661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606653044" calcext:value-type="float">
            <text:p>60665304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606650968" calcext:value-type="float">
            <text:p>60665096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0718120" calcext:value-type="float">
            <text:p>193071812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056514445" calcext:value-type="float">
            <text:p>105651444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606650967" calcext:value-type="float">
            <text:p>60665096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606650964" calcext:value-type="float">
            <text:p>60665096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606650966" calcext:value-type="float">
            <text:p>60665096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228275077" calcext:value-type="float">
            <text:p>122827507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29933754" calcext:value-type="float">
            <text:p>192993375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228292400" calcext:value-type="float">
            <text:p>122829240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28285002" calcext:value-type="float">
            <text:p>192828500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28400642" calcext:value-type="float">
            <text:p>192840064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596203019" calcext:value-type="float">
            <text:p>259620301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597707139" calcext:value-type="float">
            <text:p>259770713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236840853" calcext:value-type="float">
            <text:p>223684085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236917598" calcext:value-type="float">
            <text:p>223691759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609424257" calcext:value-type="float">
            <text:p>260942425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02636710" calcext:value-type="float">
            <text:p>180263671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668792499" calcext:value-type="float">
            <text:p>166879249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609423970" calcext:value-type="float">
            <text:p>260942397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609423374" calcext:value-type="float">
            <text:p>260942337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609424729" calcext:value-type="float">
            <text:p>260942472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609422875" calcext:value-type="float">
            <text:p>260942287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609426183" calcext:value-type="float">
            <text:p>260942618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609426289" calcext:value-type="float">
            <text:p>260942628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609423209" calcext:value-type="float">
            <text:p>260942320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609421264" calcext:value-type="float">
            <text:p>260942126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609423378" calcext:value-type="float">
            <text:p>260942337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609426167" calcext:value-type="float">
            <text:p>260942616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609422527" calcext:value-type="float">
            <text:p>260942252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609424051" calcext:value-type="float">
            <text:p>260942405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609422717" calcext:value-type="float">
            <text:p>260942271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609424119" calcext:value-type="float">
            <text:p>260942411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609424391" calcext:value-type="float">
            <text:p>260942439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609423915" calcext:value-type="float">
            <text:p>260942391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609424296" calcext:value-type="float">
            <text:p>260942429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609423299" calcext:value-type="float">
            <text:p>260942329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609422554" calcext:value-type="float">
            <text:p>260942255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609426992" calcext:value-type="float">
            <text:p>260942699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609423481" calcext:value-type="float">
            <text:p>260942348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609423109" calcext:value-type="float">
            <text:p>260942310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609423367" calcext:value-type="float">
            <text:p>260942336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609423077" calcext:value-type="float">
            <text:p>260942307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443058329" calcext:value-type="float">
            <text:p>244305832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29942864" calcext:value-type="float">
            <text:p>182994286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29929140" calcext:value-type="float">
            <text:p>182992914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29917534" calcext:value-type="float">
            <text:p>182991753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29919426" calcext:value-type="float">
            <text:p>182991942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244425743" calcext:value-type="float">
            <text:p>224442574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30519592" calcext:value-type="float">
            <text:p>183051959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29852569" calcext:value-type="float">
            <text:p>182985256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388830938" calcext:value-type="float">
            <text:p>38883093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29868229" calcext:value-type="float">
            <text:p>182986822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29908391" calcext:value-type="float">
            <text:p>182990839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29942864" calcext:value-type="float">
            <text:p>182994286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29929140" calcext:value-type="float">
            <text:p>182992914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243101756" calcext:value-type="float">
            <text:p>224310175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29917534" calcext:value-type="float">
            <text:p>182991753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29919426" calcext:value-type="float">
            <text:p>182991942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244425743" calcext:value-type="float">
            <text:p>224442574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1746128" calcext:value-type="float">
            <text:p>193174612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30519592" calcext:value-type="float">
            <text:p>183051959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29852569" calcext:value-type="float">
            <text:p>182985256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897215" calcext:value-type="float">
            <text:p>193389721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388830938" calcext:value-type="float">
            <text:p>38883093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30525004" calcext:value-type="float">
            <text:p>183052500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30671522" calcext:value-type="float">
            <text:p>183067152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30671525" calcext:value-type="float">
            <text:p>183067152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30671582" calcext:value-type="float">
            <text:p>183067158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30672902" calcext:value-type="float">
            <text:p>183067290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29868229" calcext:value-type="float">
            <text:p>182986822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30671545" calcext:value-type="float">
            <text:p>183067154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30624396" calcext:value-type="float">
            <text:p>183062439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30631861" calcext:value-type="float">
            <text:p>183063186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244521481" calcext:value-type="float">
            <text:p>224452148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244522934" calcext:value-type="float">
            <text:p>224452293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244523047" calcext:value-type="float">
            <text:p>224452304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30631502" calcext:value-type="float">
            <text:p>183063150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30643510" calcext:value-type="float">
            <text:p>183064351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31030" calcext:value-type="float">
            <text:p>193393103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29908391" calcext:value-type="float">
            <text:p>182990839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31022" calcext:value-type="float">
            <text:p>193393102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31072" calcext:value-type="float">
            <text:p>193393107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31089" calcext:value-type="float">
            <text:p>193393108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31102" calcext:value-type="float">
            <text:p>193393110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31039" calcext:value-type="float">
            <text:p>193393103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31046" calcext:value-type="float">
            <text:p>193393104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31101" calcext:value-type="float">
            <text:p>193393110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31015" calcext:value-type="float">
            <text:p>193393101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826878" calcext:value-type="float">
            <text:p>193382687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826879" calcext:value-type="float">
            <text:p>193382687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826872" calcext:value-type="float">
            <text:p>193382687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826897" calcext:value-type="float">
            <text:p>193382689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826954" calcext:value-type="float">
            <text:p>193382695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873121" calcext:value-type="float">
            <text:p>193387312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30901" calcext:value-type="float">
            <text:p>193393090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30621099" calcext:value-type="float">
            <text:p>183062109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30641635" calcext:value-type="float">
            <text:p>183064163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10174" calcext:value-type="float">
            <text:p>193391017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10188" calcext:value-type="float">
            <text:p>193391018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30968" calcext:value-type="float">
            <text:p>193393096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873042" calcext:value-type="float">
            <text:p>193387304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76971" calcext:value-type="float">
            <text:p>193397697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77023" calcext:value-type="float">
            <text:p>193397702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873182" calcext:value-type="float">
            <text:p>193387318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873204" calcext:value-type="float">
            <text:p>193387320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30934" calcext:value-type="float">
            <text:p>193393093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30215552" calcext:value-type="float">
            <text:p>183021555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872804" calcext:value-type="float">
            <text:p>193387280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31061" calcext:value-type="float">
            <text:p>193393106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92290" calcext:value-type="float">
            <text:p>193399229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31070" calcext:value-type="float">
            <text:p>193393107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31082" calcext:value-type="float">
            <text:p>193393108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31055" calcext:value-type="float">
            <text:p>193393105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31071" calcext:value-type="float">
            <text:p>193393107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77059" calcext:value-type="float">
            <text:p>193397705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4164694" calcext:value-type="float">
            <text:p>193416469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92286" calcext:value-type="float">
            <text:p>193399228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30914" calcext:value-type="float">
            <text:p>193393091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30860" calcext:value-type="float">
            <text:p>193393086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30923" calcext:value-type="float">
            <text:p>193393092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30947" calcext:value-type="float">
            <text:p>193393094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26168" calcext:value-type="float">
            <text:p>193392616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30906" calcext:value-type="float">
            <text:p>193393090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26178" calcext:value-type="float">
            <text:p>193392617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30907" calcext:value-type="float">
            <text:p>193393090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4003239" calcext:value-type="float">
            <text:p>193400323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41656" calcext:value-type="float">
            <text:p>193394165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05009" calcext:value-type="float">
            <text:p>193390500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29943363" calcext:value-type="float">
            <text:p>182994336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29937518" calcext:value-type="float">
            <text:p>182993751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29942052" calcext:value-type="float">
            <text:p>182994205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244511992" calcext:value-type="float">
            <text:p>224451199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30537301" calcext:value-type="float">
            <text:p>183053730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29866993" calcext:value-type="float">
            <text:p>182986699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04379789" calcext:value-type="float">
            <text:p>20437978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04379790" calcext:value-type="float">
            <text:p>20437979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04379782" calcext:value-type="float">
            <text:p>20437978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04379783" calcext:value-type="float">
            <text:p>20437978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04379784" calcext:value-type="float">
            <text:p>20437978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30678444" calcext:value-type="float">
            <text:p>183067844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30680903" calcext:value-type="float">
            <text:p>183068090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30520013" calcext:value-type="float">
            <text:p>183052001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30678265" calcext:value-type="float">
            <text:p>183067826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30680369" calcext:value-type="float">
            <text:p>183068036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30680377" calcext:value-type="float">
            <text:p>183068037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30680918" calcext:value-type="float">
            <text:p>183068091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4052265" calcext:value-type="float">
            <text:p>193405226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388830889" calcext:value-type="float">
            <text:p>38883088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30686145" calcext:value-type="float">
            <text:p>183068614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30686186" calcext:value-type="float">
            <text:p>183068618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30686307" calcext:value-type="float">
            <text:p>183068630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04379779" calcext:value-type="float">
            <text:p>20437977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838527" calcext:value-type="float">
            <text:p>193383852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388830851" calcext:value-type="float">
            <text:p>38883085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388830853" calcext:value-type="float">
            <text:p>38883085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04379791" calcext:value-type="float">
            <text:p>20437979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04379788" calcext:value-type="float">
            <text:p>20437978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395767211" calcext:value-type="float">
            <text:p>39576721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388830845" calcext:value-type="float">
            <text:p>38883084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388830813" calcext:value-type="float">
            <text:p>38883081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388830814" calcext:value-type="float">
            <text:p>38883081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388830829" calcext:value-type="float">
            <text:p>38883082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04379785" calcext:value-type="float">
            <text:p>20437978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388830816" calcext:value-type="float">
            <text:p>38883081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97334" calcext:value-type="float">
            <text:p>72929733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04379780" calcext:value-type="float">
            <text:p>20437978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04379781" calcext:value-type="float">
            <text:p>20437978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78954" calcext:value-type="float">
            <text:p>72927895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316242" calcext:value-type="float">
            <text:p>72931624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76281" calcext:value-type="float">
            <text:p>72927628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30926" calcext:value-type="float">
            <text:p>193393092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04379775" calcext:value-type="float">
            <text:p>20437977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04379776" calcext:value-type="float">
            <text:p>20437977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95907970" calcext:value-type="float">
            <text:p>29590797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76235" calcext:value-type="float">
            <text:p>72927623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75798" calcext:value-type="float">
            <text:p>72927579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77797" calcext:value-type="float">
            <text:p>72927779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78996" calcext:value-type="float">
            <text:p>72927899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94502" calcext:value-type="float">
            <text:p>72929450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95549" calcext:value-type="float">
            <text:p>72929554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76140" calcext:value-type="float">
            <text:p>72927614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79048" calcext:value-type="float">
            <text:p>72927904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77017" calcext:value-type="float">
            <text:p>72927701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04379777" calcext:value-type="float">
            <text:p>20437977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04379792" calcext:value-type="float">
            <text:p>20437979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77224" calcext:value-type="float">
            <text:p>72927722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78789" calcext:value-type="float">
            <text:p>72927878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78814" calcext:value-type="float">
            <text:p>72927881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79030" calcext:value-type="float">
            <text:p>72927903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95907749" calcext:value-type="float">
            <text:p>29590774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95907746" calcext:value-type="float">
            <text:p>29590774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576017009" calcext:value-type="float">
            <text:p>257601700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624040623" calcext:value-type="float">
            <text:p>62404062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77447" calcext:value-type="float">
            <text:p>72927744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04379778" calcext:value-type="float">
            <text:p>20437977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316689" calcext:value-type="float">
            <text:p>72931668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95907657" calcext:value-type="float">
            <text:p>29590765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95907116" calcext:value-type="float">
            <text:p>29590711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95907117" calcext:value-type="float">
            <text:p>29590711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576018991" calcext:value-type="float">
            <text:p>257601899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73109" calcext:value-type="float">
            <text:p>72927310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73110" calcext:value-type="float">
            <text:p>72927311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31088" calcext:value-type="float">
            <text:p>193393108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94121" calcext:value-type="float">
            <text:p>72929412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95907112" calcext:value-type="float">
            <text:p>29590711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95907115" calcext:value-type="float">
            <text:p>29590711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30878" calcext:value-type="float">
            <text:p>193393087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95907114" calcext:value-type="float">
            <text:p>29590711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43212330" calcext:value-type="float">
            <text:p>4321233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95907113" calcext:value-type="float">
            <text:p>29590711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30663634" calcext:value-type="float">
            <text:p>183066363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43212328" calcext:value-type="float">
            <text:p>4321232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30663176" calcext:value-type="float">
            <text:p>183066317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43212258" calcext:value-type="float">
            <text:p>4321225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29859235" calcext:value-type="float">
            <text:p>182985923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29859954" calcext:value-type="float">
            <text:p>182985995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29859958" calcext:value-type="float">
            <text:p>182985995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826737" calcext:value-type="float">
            <text:p>193382673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54471" calcext:value-type="float">
            <text:p>193395447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30897" calcext:value-type="float">
            <text:p>193393089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30902" calcext:value-type="float">
            <text:p>193393090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30912" calcext:value-type="float">
            <text:p>193393091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30925" calcext:value-type="float">
            <text:p>193393092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4045931" calcext:value-type="float">
            <text:p>193404593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43211857" calcext:value-type="float">
            <text:p>4321185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31104" calcext:value-type="float">
            <text:p>193393110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30881" calcext:value-type="float">
            <text:p>193393088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43211855" calcext:value-type="float">
            <text:p>4321185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43212305" calcext:value-type="float">
            <text:p>4321230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30920" calcext:value-type="float">
            <text:p>193393092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30949" calcext:value-type="float">
            <text:p>193393094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43212310" calcext:value-type="float">
            <text:p>4321231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43212312" calcext:value-type="float">
            <text:p>4321231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43212334" calcext:value-type="float">
            <text:p>4321233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43212331" calcext:value-type="float">
            <text:p>4321233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77040" calcext:value-type="float">
            <text:p>193397704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43212343" calcext:value-type="float">
            <text:p>4321234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43212306" calcext:value-type="float">
            <text:p>4321230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30856" calcext:value-type="float">
            <text:p>193393085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30916" calcext:value-type="float">
            <text:p>193393091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43212307" calcext:value-type="float">
            <text:p>4321230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76987" calcext:value-type="float">
            <text:p>193397698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77029" calcext:value-type="float">
            <text:p>193397702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92282" calcext:value-type="float">
            <text:p>193399228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92381" calcext:value-type="float">
            <text:p>193399238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04379787" calcext:value-type="float">
            <text:p>20437978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43212309" calcext:value-type="float">
            <text:p>4321230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66138" calcext:value-type="float">
            <text:p>193396613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66122" calcext:value-type="float">
            <text:p>193396612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43212320" calcext:value-type="float">
            <text:p>4321232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95907834" calcext:value-type="float">
            <text:p>29590783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43212308" calcext:value-type="float">
            <text:p>4321230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04379786" calcext:value-type="float">
            <text:p>20437978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43212316" calcext:value-type="float">
            <text:p>4321231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43212315" calcext:value-type="float">
            <text:p>4321231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43212318" calcext:value-type="float">
            <text:p>4321231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43212319" calcext:value-type="float">
            <text:p>4321231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43212314" calcext:value-type="float">
            <text:p>4321231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4144131" calcext:value-type="float">
            <text:p>193414413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43212325" calcext:value-type="float">
            <text:p>4321232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43212326" calcext:value-type="float">
            <text:p>4321232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43212336" calcext:value-type="float">
            <text:p>4321233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43212338" calcext:value-type="float">
            <text:p>4321233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43212340" calcext:value-type="float">
            <text:p>4321234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43212322" calcext:value-type="float">
            <text:p>4321232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30945" calcext:value-type="float">
            <text:p>193393094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43212302" calcext:value-type="float">
            <text:p>4321230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43212303" calcext:value-type="float">
            <text:p>4321230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4003219" calcext:value-type="float">
            <text:p>193400321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4003243" calcext:value-type="float">
            <text:p>193400324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4096640" calcext:value-type="float">
            <text:p>193409664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92281" calcext:value-type="float">
            <text:p>193399228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576089507" calcext:value-type="float">
            <text:p>257608950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30530813" calcext:value-type="float">
            <text:p>183053081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30532002" calcext:value-type="float">
            <text:p>183053200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4033275" calcext:value-type="float">
            <text:p>193403327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4033477" calcext:value-type="float">
            <text:p>193403347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82372" calcext:value-type="float">
            <text:p>193398237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4004866" calcext:value-type="float">
            <text:p>193400486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897837" calcext:value-type="float">
            <text:p>193389783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82420" calcext:value-type="float">
            <text:p>193398242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4032808" calcext:value-type="float">
            <text:p>193403280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897303" calcext:value-type="float">
            <text:p>193389730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863715" calcext:value-type="float">
            <text:p>193386371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30685148" calcext:value-type="float">
            <text:p>183068514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30685168" calcext:value-type="float">
            <text:p>183068516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30685195" calcext:value-type="float">
            <text:p>183068519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30686192" calcext:value-type="float">
            <text:p>183068619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30686361" calcext:value-type="float">
            <text:p>183068636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838524" calcext:value-type="float">
            <text:p>193383852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30686306" calcext:value-type="float">
            <text:p>183068630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896030" calcext:value-type="float">
            <text:p>193389603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30691778" calcext:value-type="float">
            <text:p>183069177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29851024" calcext:value-type="float">
            <text:p>182985102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93524" calcext:value-type="float">
            <text:p>72929352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29850184" calcext:value-type="float">
            <text:p>182985018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314974" calcext:value-type="float">
            <text:p>72931497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90420" calcext:value-type="float">
            <text:p>72929042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95860" calcext:value-type="float">
            <text:p>72929586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388830815" calcext:value-type="float">
            <text:p>38883081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99854" calcext:value-type="float">
            <text:p>72929985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315165" calcext:value-type="float">
            <text:p>72931516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318307" calcext:value-type="float">
            <text:p>72931830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87148" calcext:value-type="float">
            <text:p>72928714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79161" calcext:value-type="float">
            <text:p>72927916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82238" calcext:value-type="float">
            <text:p>72928223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82721" calcext:value-type="float">
            <text:p>72928272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76823" calcext:value-type="float">
            <text:p>72927682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95761" calcext:value-type="float">
            <text:p>72929576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73036" calcext:value-type="float">
            <text:p>72927303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82137" calcext:value-type="float">
            <text:p>72928213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94519" calcext:value-type="float">
            <text:p>72929451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73037" calcext:value-type="float">
            <text:p>72927303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82532" calcext:value-type="float">
            <text:p>72928253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97561" calcext:value-type="float">
            <text:p>72929756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97984" calcext:value-type="float">
            <text:p>72929798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97989" calcext:value-type="float">
            <text:p>72929798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78165" calcext:value-type="float">
            <text:p>72927816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77941" calcext:value-type="float">
            <text:p>72927794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77446" calcext:value-type="float">
            <text:p>72927744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92295" calcext:value-type="float">
            <text:p>72929229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310769" calcext:value-type="float">
            <text:p>72931076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315116" calcext:value-type="float">
            <text:p>72931511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84376" calcext:value-type="float">
            <text:p>72928437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69881" calcext:value-type="float">
            <text:p>72926988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98211" calcext:value-type="float">
            <text:p>72929821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81095" calcext:value-type="float">
            <text:p>72928109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97118" calcext:value-type="float">
            <text:p>72929711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99747" calcext:value-type="float">
            <text:p>72929974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311521" calcext:value-type="float">
            <text:p>72931152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319257" calcext:value-type="float">
            <text:p>72931925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325683" calcext:value-type="float">
            <text:p>72932568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74852" calcext:value-type="float">
            <text:p>72927485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273118" calcext:value-type="float">
            <text:p>72927311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301429" calcext:value-type="float">
            <text:p>72930142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29858349" calcext:value-type="float">
            <text:p>182985834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4155414" calcext:value-type="float">
            <text:p>193415541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826892" calcext:value-type="float">
            <text:p>193382689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06377" calcext:value-type="float">
            <text:p>193390637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06411" calcext:value-type="float">
            <text:p>193390641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4097880" calcext:value-type="float">
            <text:p>193409788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325816" calcext:value-type="float">
            <text:p>72932581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826923" calcext:value-type="float">
            <text:p>193382692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826964" calcext:value-type="float">
            <text:p>193382696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826989" calcext:value-type="float">
            <text:p>193382698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388830737" calcext:value-type="float">
            <text:p>38883073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388830716" calcext:value-type="float">
            <text:p>38883071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318151" calcext:value-type="float">
            <text:p>72931815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29888159" calcext:value-type="float">
            <text:p>182988815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29888394" calcext:value-type="float">
            <text:p>182988839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29888407" calcext:value-type="float">
            <text:p>182988840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29888744" calcext:value-type="float">
            <text:p>182988874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311641" calcext:value-type="float">
            <text:p>72931164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29870318" calcext:value-type="float">
            <text:p>182987031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877850" calcext:value-type="float">
            <text:p>193387785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329523" calcext:value-type="float">
            <text:p>72932952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892006" calcext:value-type="float">
            <text:p>193389200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327882" calcext:value-type="float">
            <text:p>72932788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328811" calcext:value-type="float">
            <text:p>72932881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329610" calcext:value-type="float">
            <text:p>72932961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9328634" calcext:value-type="float">
            <text:p>72932863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877870" calcext:value-type="float">
            <text:p>193387787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877875" calcext:value-type="float">
            <text:p>193387787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388830582" calcext:value-type="float">
            <text:p>38883058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29902183" calcext:value-type="float">
            <text:p>182990218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29892923" calcext:value-type="float">
            <text:p>182989292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29901462" calcext:value-type="float">
            <text:p>182990146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29901499" calcext:value-type="float">
            <text:p>182990149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29890634" calcext:value-type="float">
            <text:p>182989063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388830566" calcext:value-type="float">
            <text:p>38883056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388830703" calcext:value-type="float">
            <text:p>38883070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29824191" calcext:value-type="float">
            <text:p>182982419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29818123" calcext:value-type="float">
            <text:p>182981812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29899738" calcext:value-type="float">
            <text:p>182989973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4061691" calcext:value-type="float">
            <text:p>193406169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29896111" calcext:value-type="float">
            <text:p>182989611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388830587" calcext:value-type="float">
            <text:p>38883058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29825264" calcext:value-type="float">
            <text:p>182982526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29823866" calcext:value-type="float">
            <text:p>182982386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29824351" calcext:value-type="float">
            <text:p>182982435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29824184" calcext:value-type="float">
            <text:p>182982418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29824158" calcext:value-type="float">
            <text:p>182982415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29824175" calcext:value-type="float">
            <text:p>182982417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29824376" calcext:value-type="float">
            <text:p>182982437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829825266" calcext:value-type="float">
            <text:p>182982526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826886" calcext:value-type="float">
            <text:p>193382688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873370" calcext:value-type="float">
            <text:p>193387337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4153508" calcext:value-type="float">
            <text:p>193415350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4153512" calcext:value-type="float">
            <text:p>193415351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4061698" calcext:value-type="float">
            <text:p>193406169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4061716" calcext:value-type="float">
            <text:p>193406171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4061726" calcext:value-type="float">
            <text:p>193406172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933977001" calcext:value-type="float">
            <text:p>193397700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030871249" calcext:value-type="float">
            <text:p>103087124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417614381" calcext:value-type="float">
            <text:p>241761438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030898355" calcext:value-type="float">
            <text:p>103089835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030898380" calcext:value-type="float">
            <text:p>103089838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030871210" calcext:value-type="float">
            <text:p>103087121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030871229" calcext:value-type="float">
            <text:p>103087122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030871230" calcext:value-type="float">
            <text:p>103087123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030923728" calcext:value-type="float">
            <text:p>103092372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030923733" calcext:value-type="float">
            <text:p>103092373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030923749" calcext:value-type="float">
            <text:p>103092374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030923764" calcext:value-type="float">
            <text:p>103092376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030870998" calcext:value-type="float">
            <text:p>103087099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030898353" calcext:value-type="float">
            <text:p>103089835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030898365" calcext:value-type="float">
            <text:p>103089836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030898372" calcext:value-type="float">
            <text:p>103089837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417519251" calcext:value-type="float">
            <text:p>241751925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417520984" calcext:value-type="float">
            <text:p>241752098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030898397" calcext:value-type="float">
            <text:p>103089839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417517659" calcext:value-type="float">
            <text:p>241751765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417525168" calcext:value-type="float">
            <text:p>241752516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417517470" calcext:value-type="float">
            <text:p>241751747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417518242" calcext:value-type="float">
            <text:p>241751824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030951317" calcext:value-type="float">
            <text:p>103095131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030951303" calcext:value-type="float">
            <text:p>103095130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030870952" calcext:value-type="float">
            <text:p>103087095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030898317" calcext:value-type="float">
            <text:p>103089831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030898345" calcext:value-type="float">
            <text:p>103089834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030898347" calcext:value-type="float">
            <text:p>103089834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030898352" calcext:value-type="float">
            <text:p>103089835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030898367" calcext:value-type="float">
            <text:p>103089836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030898374" calcext:value-type="float">
            <text:p>103089837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030898376" calcext:value-type="float">
            <text:p>103089837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030898377" calcext:value-type="float">
            <text:p>103089837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030951283" calcext:value-type="float">
            <text:p>103095128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417341998" calcext:value-type="float">
            <text:p>241734199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417346086" calcext:value-type="float">
            <text:p>241734608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417441556" calcext:value-type="float">
            <text:p>241744155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417487624" calcext:value-type="float">
            <text:p>241748762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417519887" calcext:value-type="float">
            <text:p>241751988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417519975" calcext:value-type="float">
            <text:p>241751997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417526537" calcext:value-type="float">
            <text:p>241752653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417520516" calcext:value-type="float">
            <text:p>241752051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417521206" calcext:value-type="float">
            <text:p>241752120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030951323" calcext:value-type="float">
            <text:p>103095132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417518784" calcext:value-type="float">
            <text:p>241751878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417519133" calcext:value-type="float">
            <text:p>241751913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417521630" calcext:value-type="float">
            <text:p>241752163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417711465" calcext:value-type="float">
            <text:p>241771146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030951261" calcext:value-type="float">
            <text:p>103095126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030951281" calcext:value-type="float">
            <text:p>103095128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030951294" calcext:value-type="float">
            <text:p>103095129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030951297" calcext:value-type="float">
            <text:p>103095129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030951305" calcext:value-type="float">
            <text:p>103095130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417280201" calcext:value-type="float">
            <text:p>241728020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417341103" calcext:value-type="float">
            <text:p>241734110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417440195" calcext:value-type="float">
            <text:p>241744019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417441755" calcext:value-type="float">
            <text:p>241744175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417442085" calcext:value-type="float">
            <text:p>241744208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417442557" calcext:value-type="float">
            <text:p>241744255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417445188" calcext:value-type="float">
            <text:p>241744518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030951265" calcext:value-type="float">
            <text:p>103095126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030951313" calcext:value-type="float">
            <text:p>103095131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417518529" calcext:value-type="float">
            <text:p>241751852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417518579" calcext:value-type="float">
            <text:p>241751857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417518590" calcext:value-type="float">
            <text:p>241751859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417519324" calcext:value-type="float">
            <text:p>241751932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417523280" calcext:value-type="float">
            <text:p>241752328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417736736" calcext:value-type="float">
            <text:p>241773673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417475368" calcext:value-type="float">
            <text:p>241747536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030951285" calcext:value-type="float">
            <text:p>103095128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3703889" calcext:value-type="float">
            <text:p>130370388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3703900" calcext:value-type="float">
            <text:p>130370390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3965973" calcext:value-type="float">
            <text:p>130396597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3965991" calcext:value-type="float">
            <text:p>130396599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3966034" calcext:value-type="float">
            <text:p>130396603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3703906" calcext:value-type="float">
            <text:p>130370390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3965957" calcext:value-type="float">
            <text:p>130396595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3966540" calcext:value-type="float">
            <text:p>130396654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3703843" calcext:value-type="float">
            <text:p>130370384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3703886" calcext:value-type="float">
            <text:p>130370388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4026760" calcext:value-type="float">
            <text:p>130402676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4026773" calcext:value-type="float">
            <text:p>130402677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4026796" calcext:value-type="float">
            <text:p>130402679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3703818" calcext:value-type="float">
            <text:p>130370381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3703836" calcext:value-type="float">
            <text:p>130370383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3703845" calcext:value-type="float">
            <text:p>130370384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3703871" calcext:value-type="float">
            <text:p>130370387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030951295" calcext:value-type="float">
            <text:p>103095129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3703870" calcext:value-type="float">
            <text:p>130370387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057119797" calcext:value-type="float">
            <text:p>105711979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030951316" calcext:value-type="float">
            <text:p>103095131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3703819" calcext:value-type="float">
            <text:p>130370381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3703833" calcext:value-type="float">
            <text:p>130370383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3703841" calcext:value-type="float">
            <text:p>130370384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3703862" calcext:value-type="float">
            <text:p>130370386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3703864" calcext:value-type="float">
            <text:p>130370386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3703876" calcext:value-type="float">
            <text:p>130370387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3703881" calcext:value-type="float">
            <text:p>130370388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3703902" calcext:value-type="float">
            <text:p>130370390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3703924" calcext:value-type="float">
            <text:p>130370392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3965908" calcext:value-type="float">
            <text:p>130396590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3965974" calcext:value-type="float">
            <text:p>130396597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3965976" calcext:value-type="float">
            <text:p>130396597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3965984" calcext:value-type="float">
            <text:p>130396598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3965988" calcext:value-type="float">
            <text:p>130396598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3703812" calcext:value-type="float">
            <text:p>130370381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3703913" calcext:value-type="float">
            <text:p>130370391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3703877" calcext:value-type="float">
            <text:p>130370387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3703861" calcext:value-type="float">
            <text:p>130370386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3703863" calcext:value-type="float">
            <text:p>130370386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3703873" calcext:value-type="float">
            <text:p>130370387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3703887" calcext:value-type="float">
            <text:p>130370388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3703909" calcext:value-type="float">
            <text:p>130370390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3703934" calcext:value-type="float">
            <text:p>130370393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3966544" calcext:value-type="float">
            <text:p>130396654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426119922" calcext:value-type="float">
            <text:p>142611992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686866892" calcext:value-type="float">
            <text:p>68686689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723808433" calcext:value-type="float">
            <text:p>72380843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426073456" calcext:value-type="float">
            <text:p>142607345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426099879" calcext:value-type="float">
            <text:p>142609987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426118453" calcext:value-type="float">
            <text:p>142611845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426120200" calcext:value-type="float">
            <text:p>142612020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426219333" calcext:value-type="float">
            <text:p>142621933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426069215" calcext:value-type="float">
            <text:p>142606921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426119771" calcext:value-type="float">
            <text:p>142611977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575203234" calcext:value-type="float">
            <text:p>57520323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426107943" calcext:value-type="float">
            <text:p>142610794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890157378" calcext:value-type="float">
            <text:p>89015737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426055606" calcext:value-type="float">
            <text:p>142605560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426213133" calcext:value-type="float">
            <text:p>142621313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47060139" calcext:value-type="float">
            <text:p>14706013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47060142" calcext:value-type="float">
            <text:p>14706014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575151234" calcext:value-type="float">
            <text:p>57515123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056740185" calcext:value-type="float">
            <text:p>105674018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919464584" calcext:value-type="float">
            <text:p>91946458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919464591" calcext:value-type="float">
            <text:p>91946459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417697019" calcext:value-type="float">
            <text:p>241769701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417697405" calcext:value-type="float">
            <text:p>241769740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417699046" calcext:value-type="float">
            <text:p>241769904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417699435" calcext:value-type="float">
            <text:p>241769943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2417699456" calcext:value-type="float">
            <text:p>241769945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919531270" calcext:value-type="float">
            <text:p>91953127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919531280" calcext:value-type="float">
            <text:p>91953128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919531291" calcext:value-type="float">
            <text:p>91953129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057508184" calcext:value-type="float">
            <text:p>105750818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057083648" calcext:value-type="float">
            <text:p>105708364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4026789" calcext:value-type="float">
            <text:p>130402678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4026790" calcext:value-type="float">
            <text:p>130402679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4026802" calcext:value-type="float">
            <text:p>130402680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4026803" calcext:value-type="float">
            <text:p>130402680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4026812" calcext:value-type="float">
            <text:p>130402681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4026828" calcext:value-type="float">
            <text:p>130402682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4026929" calcext:value-type="float">
            <text:p>130402692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919531268" calcext:value-type="float">
            <text:p>91953126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919531273" calcext:value-type="float">
            <text:p>91953127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919531283" calcext:value-type="float">
            <text:p>91953128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919531290" calcext:value-type="float">
            <text:p>91953129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919531294" calcext:value-type="float">
            <text:p>91953129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919531307" calcext:value-type="float">
            <text:p>919531307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919588795" calcext:value-type="float">
            <text:p>91958879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4026758" calcext:value-type="float">
            <text:p>1304026758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4026779" calcext:value-type="float">
            <text:p>1304026779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4026795" calcext:value-type="float">
            <text:p>1304026795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4026944" calcext:value-type="float">
            <text:p>130402694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919531251" calcext:value-type="float">
            <text:p>91953125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919531261" calcext:value-type="float">
            <text:p>919531261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919531313" calcext:value-type="float">
            <text:p>919531313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919531322" calcext:value-type="float">
            <text:p>919531322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919588794" calcext:value-type="float">
            <text:p>919588794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304026756" calcext:value-type="float">
            <text:p>1304026756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055801870" calcext:value-type="float">
            <text:p>1055801870</text:p>
          </table:table-cell>
        </table:table-row>
        <table:table-row table:style-name="ro2">
          <table:table-cell office:value-type="string" calcext:value-type="string">
            <text:p>https://www.gbif.org/occurrence/ </text:p>
          </table:table-cell>
          <table:table-cell office:value-type="float" office:value="1056367875" calcext:value-type="float">
            <text:p>1056367875</text:p>
          </table:table-cell>
        </table:table-row>
      </table:table>
      <table:named-expressions/>
      <table:data-pilot-tables>
        <table:data-pilot-table table:name="DataPilot1" table:application-data="" table:target-range-address="樞紐分析表_DataBase_1.A1:樞紐分析表_DataBase_1.B11" table:buttons="樞紐分析表_DataBase_1.A1" table:show-filter-button="false" table:drill-down-on-double-click="false">
          <table:source-cell-range table:cell-range-address="DataBase.B1:DataBase.F64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ientificName" table:orientation="row" table:used-hierarchy="0" table:function="auto">
            <table:data-pilot-level table:show-empty="false" calcext:repeat-item-labels="false">
              <table:data-pilot-members>
                <table:data-pilot-member table:name="Heloniopsis koreana" table:display="true" table:show-details="true"/>
                <table:data-pilot-member table:name="Heloniopsis orientalis var. orientalis" table:display="true" table:show-details="true"/>
                <table:data-pilot-member table:name="Ypsilandra thibetica" table:display="true" table:show-details="true"/>
                <table:data-pilot-member table:name="Ypsilandra yunnanensi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year" table:orientation="data" table:used-hierarchy="0" table:function="sum">
            <table:data-pilot-level table:show-empty="false" calcext:repeat-item-labels="false">
              <table:data-pilot-members>
                <table:data-pilot-member table:name="1875" table:display="true" table:show-details="true"/>
                <table:data-pilot-member table:name="1888" table:display="true" table:show-details="true"/>
                <table:data-pilot-member table:name="1889" table:display="true" table:show-details="true"/>
                <table:data-pilot-member table:name="1890" table:display="true" table:show-details="true"/>
                <table:data-pilot-member table:name="1892" table:display="true" table:show-details="true"/>
                <table:data-pilot-member table:name="1896" table:display="true" table:show-details="true"/>
                <table:data-pilot-member table:name="1900" table:display="true" table:show-details="true"/>
                <table:data-pilot-member table:name="1903" table:display="true" table:show-details="true"/>
                <table:data-pilot-member table:name="1904" table:display="true" table:show-details="true"/>
                <table:data-pilot-member table:name="1905" table:display="true" table:show-details="true"/>
                <table:data-pilot-member table:name="1906" table:display="true" table:show-details="true"/>
                <table:data-pilot-member table:name="1909" table:display="true" table:show-details="true"/>
                <table:data-pilot-member table:name="1913" table:display="true" table:show-details="true"/>
                <table:data-pilot-member table:name="1915" table:display="true" table:show-details="true"/>
                <table:data-pilot-member table:name="1921" table:display="true" table:show-details="true"/>
                <table:data-pilot-member table:name="1924" table:display="true" table:show-details="true"/>
                <table:data-pilot-member table:name="1928" table:display="true" table:show-details="true"/>
                <table:data-pilot-member table:name="1929" table:display="true" table:show-details="true"/>
                <table:data-pilot-member table:name="1930" table:display="true" table:show-details="true"/>
                <table:data-pilot-member table:name="1931" table:display="true" table:show-details="true"/>
                <table:data-pilot-member table:name="1932" table:display="true" table:show-details="true"/>
                <table:data-pilot-member table:name="1934" table:display="true" table:show-details="true"/>
                <table:data-pilot-member table:name="1935" table:display="true" table:show-details="true"/>
                <table:data-pilot-member table:name="1936" table:display="true" table:show-details="true"/>
                <table:data-pilot-member table:name="1937" table:display="true" table:show-details="true"/>
                <table:data-pilot-member table:name="1938" table:display="true" table:show-details="true"/>
                <table:data-pilot-member table:name="1939" table:display="true" table:show-details="true"/>
                <table:data-pilot-member table:name="1940" table:display="true" table:show-details="true"/>
                <table:data-pilot-member table:name="1941" table:display="true" table:show-details="true"/>
                <table:data-pilot-member table:name="1942" table:display="true" table:show-details="true"/>
                <table:data-pilot-member table:name="1945" table:display="true" table:show-details="true"/>
                <table:data-pilot-member table:name="1946" table:display="true" table:show-details="true"/>
                <table:data-pilot-member table:name="1947" table:display="true" table:show-details="true"/>
                <table:data-pilot-member table:name="1948" table:display="true" table:show-details="true"/>
                <table:data-pilot-member table:name="1949" table:display="true" table:show-details="true"/>
                <table:data-pilot-member table:name="1950" table:display="true" table:show-details="true"/>
                <table:data-pilot-member table:name="1951" table:display="true" table:show-details="true"/>
                <table:data-pilot-member table:name="1952" table:display="true" table:show-details="true"/>
                <table:data-pilot-member table:name="1953" table:display="true" table:show-details="true"/>
                <table:data-pilot-member table:name="1954" table:display="true" table:show-details="true"/>
                <table:data-pilot-member table:name="1955" table:display="true" table:show-details="true"/>
                <table:data-pilot-member table:name="1956" table:display="true" table:show-details="true"/>
                <table:data-pilot-member table:name="1957" table:display="true" table:show-details="true"/>
                <table:data-pilot-member table:name="1958" table:display="true" table:show-details="true"/>
                <table:data-pilot-member table:name="1959" table:display="true" table:show-details="true"/>
                <table:data-pilot-member table:name="1960" table:display="true" table:show-details="true"/>
                <table:data-pilot-member table:name="1961" table:display="true" table:show-details="true"/>
                <table:data-pilot-member table:name="1962" table:display="true" table:show-details="true"/>
                <table:data-pilot-member table:name="1963" table:display="true" table:show-details="true"/>
                <table:data-pilot-member table:name="1964" table:display="true" table:show-details="true"/>
                <table:data-pilot-member table:name="1965" table:display="true" table:show-details="true"/>
                <table:data-pilot-member table:name="1966" table:display="true" table:show-details="true"/>
                <table:data-pilot-member table:name="1967" table:display="true" table:show-details="true"/>
                <table:data-pilot-member table:name="1968" table:display="true" table:show-details="true"/>
                <table:data-pilot-member table:name="1969" table:display="true" table:show-details="true"/>
                <table:data-pilot-member table:name="1970" table:display="true" table:show-details="true"/>
                <table:data-pilot-member table:name="1971" table:display="true" table:show-details="true"/>
                <table:data-pilot-member table:name="1972" table:display="true" table:show-details="true"/>
                <table:data-pilot-member table:name="1973" table:display="true" table:show-details="true"/>
                <table:data-pilot-member table:name="1974" table:display="true" table:show-details="true"/>
                <table:data-pilot-member table:name="1975" table:display="true" table:show-details="true"/>
                <table:data-pilot-member table:name="1976" table:display="true" table:show-details="true"/>
                <table:data-pilot-member table:name="1977" table:display="true" table:show-details="true"/>
                <table:data-pilot-member table:name="1978" table:display="true" table:show-details="true"/>
                <table:data-pilot-member table:name="1979" table:display="true" table:show-details="true"/>
                <table:data-pilot-member table:name="1980" table:display="true" table:show-details="true"/>
                <table:data-pilot-member table:name="1981" table:display="true" table:show-details="true"/>
                <table:data-pilot-member table:name="1982" table:display="true" table:show-details="true"/>
                <table:data-pilot-member table:name="1983" table:display="true" table:show-details="true"/>
                <table:data-pilot-member table:name="1984" table:display="true" table:show-details="true"/>
                <table:data-pilot-member table:name="1985" table:display="true" table:show-details="true"/>
                <table:data-pilot-member table:name="1986" table:display="true" table:show-details="true"/>
                <table:data-pilot-member table:name="1987" table:display="true" table:show-details="true"/>
                <table:data-pilot-member table:name="1988" table:display="true" table:show-details="true"/>
                <table:data-pilot-member table:name="1989" table:display="true" table:show-details="true"/>
                <table:data-pilot-member table:name="1990" table:display="true" table:show-details="true"/>
                <table:data-pilot-member table:name="1991" table:display="true" table:show-details="true"/>
                <table:data-pilot-member table:name="1992" table:display="true" table:show-details="true"/>
                <table:data-pilot-member table:name="1993" table:display="true" table:show-details="true"/>
                <table:data-pilot-member table:name="1994" table:display="true" table:show-details="true"/>
                <table:data-pilot-member table:name="1995" table:display="true" table:show-details="true"/>
                <table:data-pilot-member table:name="1996" table:display="true" table:show-details="true"/>
                <table:data-pilot-member table:name="1997" table:display="true" table:show-details="true"/>
                <table:data-pilot-member table:name="1998" table:display="true" table:show-details="true"/>
                <table:data-pilot-member table:name="1999" table:display="true" table:show-details="true"/>
                <table:data-pilot-member table:name="2000" table:display="true" table:show-details="true"/>
                <table:data-pilot-member table:name="2001" table:display="true" table:show-details="true"/>
                <table:data-pilot-member table:name="2002" table:display="true" table:show-details="true"/>
                <table:data-pilot-member table:name="2003" table:display="true" table:show-details="true"/>
                <table:data-pilot-member table:name="2004" table:display="true" table:show-details="true"/>
                <table:data-pilot-member table:name="2005" table:display="true" table:show-details="true"/>
                <table:data-pilot-member table:name="2006" table:display="true" table:show-details="true"/>
                <table:data-pilot-member table:name="2007" table:display="true" table:show-details="true"/>
                <table:data-pilot-member table:name="2008" table:display="true" table:show-details="true"/>
                <table:data-pilot-member table:name="2009" table:display="true" table:show-details="true"/>
                <table:data-pilot-member table:name="2010" table:display="true" table:show-details="true"/>
                <table:data-pilot-member table:name="2011" table:display="true" table:show-details="true"/>
                <table:data-pilot-member table:name="2012" table:display="true" table:show-details="true"/>
                <table:data-pilot-member table:name="2013" table:display="true" table:show-details="true"/>
                <table:data-pilot-member table:name="2014" table:display="true" table:show-details="true"/>
                <table:data-pilot-member table:name="2015" table:display="true" table:show-details="true"/>
                <table:data-pilot-member table:name="2016" table:display="true" table:show-details="true"/>
                <table:data-pilot-member table:name="2017" table:display="true" table:show-details="true"/>
                <table:data-pilot-member table:name="2018" table:display="true" table:show-details="true"/>
                <table:data-pilot-member table:name="2019" table:display="true" table:show-details="true"/>
                <table:data-pilot-member table:name="2020" table:display="true" table:show-details="true"/>
                <table:data-pilot-member table:name="N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01T21:47:25.332000000</dc:date>
    <meta:editing-duration>PT1H4M48S</meta:editing-duration>
    <meta:editing-cycles>3</meta:editing-cycles>
    <meta:generator>LibreOffice/7.1.1.2$Windows_X86_64 LibreOffice_project/fe0b08f4af1bacafe4c7ecc87ce55bb426164676</meta:generator>
    <meta:document-statistic meta:table-count="3" meta:cell-count="4366" meta:object-count="0"/>
  </office:meta>
</office:document-meta>
</file>